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, 'Palatino Linotype'" svg:font-family="Cambria, 'Palatino Linotype'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I">
        <style:list-level-properties fo:text-align="end"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3437in" text:min-label-width="0.125in" text:list-level-position-and-space-mode="label-alignment">
          <style:list-level-label-alignment text:label-followed-by="listtab" fo:margin-left="3.4687in" fo:text-indent="-0.125in"/>
        </style:list-level-properties>
      </text:list-level-style-number>
      <text:list-level-style-number text:level="4" style:num-suffix="." style:num-format="1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4.2187in" text:min-label-width="0.25in" text:list-level-position-and-space-mode="label-alignment">
          <style:list-level-label-alignment text:label-followed-by="listtab" fo:margin-left="4.4687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8437in" text:min-label-width="0.125in" text:list-level-position-and-space-mode="label-alignment">
          <style:list-level-label-alignment text:label-followed-by="listtab" fo:margin-left="4.9687in" fo:text-indent="-0.125in"/>
        </style:list-level-properties>
      </text:list-level-style-number>
      <text:list-level-style-number text:level="7" style:num-suffix="." style:num-format="1">
        <style:list-level-properties text:space-before="5.2187in" text:min-label-width="0.25in" text:list-level-position-and-space-mode="label-alignment">
          <style:list-level-label-alignment text:label-followed-by="listtab" fo:margin-left="5.468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7187in" text:min-label-width="0.25in" text:list-level-position-and-space-mode="label-alignment">
          <style:list-level-label-alignment text:label-followed-by="listtab" fo:margin-left="5.9687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3437in" text:min-label-width="0.125in" text:list-level-position-and-space-mode="label-alignment">
          <style:list-level-label-alignment text:label-followed-by="listtab" fo:margin-left="6.4687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</style:style>
    <style:style style:name="P4" style:parent-style-name="Standard" style:family="paragraph">
      <style:paragraph-properties fo:text-align="center" fo:line-height="150%"/>
    </style:style>
    <style:style style:name="P5" style:parent-style-name="Standard" style:family="paragraph">
      <style:paragraph-properties fo:text-align="center" fo:line-height="150%"/>
    </style:style>
    <style:style style:name="P6" style:parent-style-name="Standard" style:family="paragraph">
      <style:paragraph-properties fo:text-align="center" fo:line-height="150%"/>
    </style:style>
    <style:style style:name="P7" style:parent-style-name="Standard" style:family="paragraph">
      <style:paragraph-properties fo:text-align="center" fo:line-height="150%"/>
    </style:style>
    <style:style style:name="P8" style:parent-style-name="Standard" style:family="paragraph">
      <style:paragraph-properties fo:text-align="center" fo:line-height="150%"/>
    </style:style>
    <style:style style:name="P9" style:parent-style-name="Standard" style:family="paragraph">
      <style:paragraph-properties fo:text-align="center" fo:line-height="150%"/>
    </style:style>
    <style:style style:name="P10" style:parent-style-name="Standard" style:family="paragraph">
      <style:paragraph-properties fo:text-align="center" fo:line-height="150%"/>
    </style:style>
    <style:style style:name="P11" style:parent-style-name="Standard" style:family="paragraph">
      <style:paragraph-properties fo:text-align="center" fo:line-height="150%"/>
    </style:style>
    <style:style style:name="P12" style:parent-style-name="Standard" style:family="paragraph">
      <style:paragraph-properties fo:text-align="center" fo:line-height="150%"/>
    </style:style>
    <style:style style:name="P13" style:parent-style-name="Standard" style:family="paragraph">
      <style:paragraph-properties fo:text-align="center" fo:line-height="150%"/>
    </style:style>
    <style:style style:name="P14" style:parent-style-name="Standard" style:family="paragraph">
      <style:paragraph-properties fo:text-align="center" fo:line-height="150%"/>
    </style:style>
    <style:style style:name="P15" style:parent-style-name="Corpodetexto3" style:family="paragraph">
      <style:paragraph-properties fo:text-align="center" fo:line-height="150%"/>
      <style:text-properties fo:font-weight="bold" style:font-weight-asian="bold" style:font-weight-complex="bold" fo:font-size="14pt" style:font-size-asian="14pt"/>
    </style:style>
    <style:style style:name="P16" style:parent-style-name="Cabeçalho" style:family="paragraph">
      <style:paragraph-properties fo:text-align="center" fo:line-height="150%">
        <style:tab-stops/>
      </style:paragraph-properties>
      <style:text-properties fo:font-weight="bold" style:font-weight-asian="bold" style:font-weight-complex="bold" fo:font-size="14pt" style:font-size-asian="14pt"/>
    </style:style>
    <style:style style:name="P17" style:parent-style-name="Cabeçalho" style:family="paragraph">
      <style:paragraph-properties fo:text-align="center" fo:line-height="150%">
        <style:tab-stops/>
      </style:paragraph-properties>
      <style:text-properties fo:font-weight="bold" style:font-weight-asian="bold" style:font-weight-complex="bold" fo:font-size="14pt" style:font-size-asian="14pt"/>
    </style:style>
    <style:style style:name="P18" style:parent-style-name="Cabeçalho" style:family="paragraph">
      <style:paragraph-properties fo:text-align="center" fo:line-height="150%">
        <style:tab-stops/>
      </style:paragraph-properties>
      <style:text-properties fo:font-weight="bold" style:font-weight-asian="bold" style:font-weight-complex="bold" fo:font-size="14pt" style:font-size-asian="14pt"/>
    </style:style>
    <style:style style:name="P19" style:parent-style-name="Título4" style:family="paragraph">
      <style:paragraph-properties fo:text-align="center" fo:margin-top="0in" fo:margin-bottom="0in" fo:line-height="150%"/>
      <style:text-properties fo:font-size="12pt" style:font-size-asian="12pt" style:font-size-complex="12pt"/>
    </style:style>
    <style:style style:name="P20" style:parent-style-name="Título4" style:family="paragraph">
      <style:paragraph-properties fo:text-align="center" fo:margin-top="0in" fo:margin-bottom="0in" fo:line-height="150%"/>
      <style:text-properties fo:font-size="12pt" style:font-size-asian="12pt" style:font-size-complex="12pt"/>
    </style:style>
    <style:style style:name="P21" style:parent-style-name="Standard" style:family="paragraph">
      <style:paragraph-properties fo:text-align="center" fo:line-height="150%"/>
      <style:text-properties fo:font-weight="bold" style:font-weight-asian="bold" style:font-weight-complex="bold"/>
    </style:style>
    <style:style style:name="P22" style:parent-style-name="Standard" style:family="paragraph">
      <style:paragraph-properties fo:text-align="center" fo:line-height="150%"/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center" fo:line-height="150%"/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center" fo:line-height="150%"/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center" fo:line-height="150%"/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center" fo:line-height="150%"/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center" fo:line-height="150%">
        <style:tab-stops>
          <style:tab-stop style:type="left" style:position="0.2951in"/>
          <style:tab-stop style:type="left" style:position="0.6895in"/>
          <style:tab-stop style:type="left" style:position="1.6736in"/>
        </style:tab-stops>
      </style:paragraph-properties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 fo:line-height="150%">
        <style:tab-stops>
          <style:tab-stop style:type="left" style:position="0.2951in"/>
          <style:tab-stop style:type="left" style:position="0.6895in"/>
          <style:tab-stop style:type="left" style:position="1.6736in"/>
        </style:tab-stops>
      </style:paragraph-properties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Corpodetexto3" style:family="paragraph">
      <style:paragraph-properties fo:text-align="center" fo:margin-bottom="0in" fo:line-height="150%"/>
      <style:text-properties fo:font-size="12pt" style:font-size-asian="12pt" style:font-size-complex="12pt"/>
    </style:style>
    <style:style style:name="P45" style:parent-style-name="Corpodetexto3" style:family="paragraph">
      <style:paragraph-properties fo:text-align="center" fo:margin-bottom="0in" fo:line-height="150%"/>
      <style:text-properties fo:font-size="12pt" style:font-size-asian="12pt" style:font-size-complex="12pt"/>
    </style:style>
    <style:style style:name="P46" style:parent-style-name="Corpodetexto3" style:family="paragraph">
      <style:paragraph-properties fo:text-align="center" fo:margin-bottom="0in" fo:line-height="150%"/>
      <style:text-properties fo:font-size="12pt" style:font-size-asian="12pt" style:font-size-complex="12pt"/>
    </style:style>
    <style:style style:name="P47" style:parent-style-name="Corpodetexto3" style:family="paragraph">
      <style:paragraph-properties fo:text-align="center" fo:margin-bottom="0in" fo:line-height="150%"/>
      <style:text-properties fo:font-size="12pt" style:font-size-asian="12pt" style:font-size-complex="12pt"/>
    </style:style>
    <style:style style:name="P48" style:parent-style-name="Corpodetexto3" style:family="paragraph">
      <style:paragraph-properties fo:text-align="center" fo:margin-bottom="0in" fo:line-height="150%"/>
      <style:text-properties fo:font-size="12pt" style:font-size-asian="12pt" style:font-size-complex="12pt"/>
    </style:style>
    <style:style style:name="P49" style:parent-style-name="Corpodetexto3" style:family="paragraph">
      <style:paragraph-properties fo:text-align="center" fo:margin-bottom="0in" fo:line-height="150%"/>
      <style:text-properties fo:font-size="12pt" style:font-size-asian="12pt" style:font-size-complex="12pt"/>
    </style:style>
    <style:style style:name="P50" style:parent-style-name="Corpodetexto3" style:family="paragraph">
      <style:paragraph-properties fo:text-align="center" fo:margin-bottom="0in" fo:line-height="150%"/>
      <style:text-properties fo:font-size="12pt" style:font-size-asian="12pt" style:font-size-complex="12pt"/>
    </style:style>
    <style:style style:name="P51" style:parent-style-name="Corpodetexto3" style:family="paragraph">
      <style:paragraph-properties fo:text-align="center" fo:margin-bottom="0in" fo:line-height="150%"/>
      <style:text-properties fo:font-size="12pt" style:font-size-asian="12pt" style:font-size-complex="12pt"/>
    </style:style>
    <style:style style:name="P52" style:parent-style-name="Corpodetexto3" style:family="paragraph">
      <style:paragraph-properties fo:text-align="center" fo:margin-bottom="0in" fo:line-height="150%"/>
      <style:text-properties fo:font-size="12pt" style:font-size-asian="12pt" style:font-size-complex="12pt"/>
    </style:style>
    <style:style style:name="P53" style:parent-style-name="Corpodetexto3" style:family="paragraph">
      <style:paragraph-properties fo:text-align="center" fo:margin-bottom="0in" fo:line-height="150%"/>
      <style:text-properties fo:font-size="12pt" style:font-size-asian="12pt" style:font-size-complex="12pt"/>
    </style:style>
    <style:style style:name="P54" style:parent-style-name="Corpodetexto3" style:family="paragraph">
      <style:paragraph-properties fo:text-align="center" fo:margin-bottom="0in" fo:line-height="150%"/>
      <style:text-properties fo:font-size="12pt" style:font-size-asian="12pt" style:font-size-complex="12pt"/>
    </style:style>
    <style:style style:name="P55" style:parent-style-name="Corpodetexto3" style:family="paragraph">
      <style:paragraph-properties fo:text-align="center" fo:margin-bottom="0in" fo:line-height="150%"/>
      <style:text-properties fo:font-size="12pt" style:font-size-asian="12pt" style:font-size-complex="12pt"/>
    </style:style>
    <style:style style:name="P56" style:parent-style-name="Corpodetexto3" style:family="paragraph">
      <style:paragraph-properties fo:text-align="center" fo:margin-bottom="0in" fo:line-height="150%"/>
      <style:text-properties fo:font-size="12pt" style:font-size-asian="12pt" style:font-size-complex="12pt"/>
    </style:style>
    <style:style style:name="P57" style:parent-style-name="Corpodetexto3" style:family="paragraph">
      <style:paragraph-properties fo:text-align="center" fo:margin-bottom="0in" fo:line-height="150%"/>
      <style:text-properties fo:font-size="12pt" style:font-size-asian="12pt" style:font-size-complex="12pt"/>
    </style:style>
    <style:style style:name="P58" style:parent-style-name="Título1" style:family="paragraph">
      <style:paragraph-properties fo:text-align="center" fo:margin-top="0in" fo:margin-bottom="0in" fo:line-height="150%"/>
      <style:text-properties fo:color="#000000" fo:font-size="12pt" style:font-size-asian="12pt" style:font-size-complex="12pt"/>
    </style:style>
    <style:style style:name="P59" style:parent-style-name="Standard" style:family="paragraph">
      <style:paragraph-properties fo:text-align="center" fo:line-height="150%"/>
    </style:style>
    <style:style style:name="P60" style:parent-style-name="Standard" style:family="paragraph">
      <style:paragraph-properties fo:text-align="center" fo:line-height="150%"/>
    </style:style>
    <style:style style:name="P61" style:parent-style-name="Standard" style:family="paragraph">
      <style:paragraph-properties fo:text-align="center" fo:line-height="150%"/>
    </style:style>
    <style:style style:name="P62" style:parent-style-name="Standard" style:family="paragraph">
      <style:paragraph-properties fo:text-align="center" fo:line-height="150%"/>
    </style:style>
    <style:style style:name="P63" style:parent-style-name="Standard" style:family="paragraph">
      <style:paragraph-properties fo:text-align="center" fo:line-height="150%"/>
    </style:style>
    <style:style style:name="P64" style:parent-style-name="Standard" style:family="paragraph">
      <style:paragraph-properties fo:text-align="center" fo:line-height="150%"/>
    </style:style>
    <style:style style:name="P65" style:parent-style-name="Standard" style:family="paragraph">
      <style:paragraph-properties fo:text-align="center" fo:line-height="150%"/>
    </style:style>
    <style:style style:name="P66" style:parent-style-name="Standard" style:family="paragraph">
      <style:paragraph-properties fo:text-align="center" fo:line-height="150%"/>
    </style:style>
    <style:style style:name="P67" style:parent-style-name="Standard" style:family="paragraph">
      <style:paragraph-properties fo:text-align="center" fo:line-height="150%"/>
    </style:style>
    <style:style style:name="P68" style:parent-style-name="Standard" style:family="paragraph">
      <style:paragraph-properties fo:text-align="center" fo:line-height="150%"/>
    </style:style>
    <style:style style:name="P69" style:parent-style-name="Standard" style:family="paragraph">
      <style:paragraph-properties fo:text-align="center" fo:line-height="150%"/>
    </style:style>
    <style:style style:name="P70" style:parent-style-name="Standard" style:family="paragraph">
      <style:paragraph-properties fo:line-height="150%" fo:text-indent="1.9687in"/>
    </style:style>
    <style:style style:name="P71" style:parent-style-name="Corpodetexto3" style:family="paragraph">
      <style:paragraph-properties fo:margin-bottom="0in" fo:line-height="150%" fo:text-indent="1.9687in"/>
    </style:style>
    <style:style style:name="P72" style:parent-style-name="Standard" style:family="paragraph">
      <style:paragraph-properties fo:text-indent="1.9687in"/>
      <style:text-properties fo:font-size="8pt" style:font-size-asian="8pt" style:font-size-complex="8pt"/>
    </style:style>
    <style:style style:name="P73" style:parent-style-name="Título7" style:family="paragraph">
      <style:paragraph-properties fo:margin-top="0in" fo:margin-bottom="0in" fo:line-height="150%" fo:text-indent="1.9687in"/>
    </style:style>
    <style:style style:name="T7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7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76" style:parent-style-name="Standard" style:master-page-name="MP1" style:family="paragraph">
      <style:paragraph-properties fo:break-before="page" fo:text-align="center" fo:line-height="150%"/>
      <style:text-properties fo:font-weight="bold" style:font-weight-asian="bold"/>
    </style:style>
    <style:style style:name="P80" style:parent-style-name="Standard" style:family="paragraph">
      <style:paragraph-properties fo:text-align="justify" fo:line-height="150%"/>
      <style:text-properties fo:font-weight="bold" style:font-weight-asian="bold"/>
    </style:style>
    <style:style style:name="P81" style:parent-style-name="Standard" style:family="paragraph">
      <style:paragraph-properties fo:text-align="justify" fo:line-height="150%"/>
      <style:text-properties fo:font-weight="bold" style:font-weight-asian="bold"/>
    </style:style>
    <style:style style:name="P82" style:parent-style-name="Standard" style:family="paragraph">
      <style:paragraph-properties fo:text-align="justify" fo:line-height="150%"/>
      <style:text-properties fo:font-weight="bold" style:font-weight-asian="bold"/>
    </style:style>
    <style:style style:name="P83" style:parent-style-name="Standard" style:family="paragraph">
      <style:paragraph-properties fo:text-align="justify" fo:line-height="150%">
        <style:tab-stops>
          <style:tab-stop style:type="left" style:leader-style="dotted" style:leader-text="." style:position="4.5in"/>
          <style:tab-stop style:type="right" style:position="4.75in"/>
        </style:tab-stops>
      </style:paragraph-properties>
      <style:text-properties fo:font-weight="bold" style:font-weight-asian="bold" style:font-weight-complex="bold"/>
    </style:style>
    <style:style style:name="P84" style:parent-style-name="Standard" style:family="paragraph">
      <style:paragraph-properties fo:text-align="justify" fo:line-height="150%">
        <style:tab-stops>
          <style:tab-stop style:type="left" style:leader-style="dotted" style:leader-text="." style:position="4.5in"/>
          <style:tab-stop style:type="right" style:position="4.75in"/>
        </style:tab-stops>
      </style:paragraph-properties>
      <style:text-properties fo:font-weight="bold" style:font-weight-asian="bold" style:font-weight-complex="bold"/>
    </style:style>
    <style:style style:name="P85" style:parent-style-name="Standard" style:family="paragraph">
      <style:paragraph-properties fo:text-align="justify" fo:line-height="150%">
        <style:tab-stops>
          <style:tab-stop style:type="left" style:leader-style="dotted" style:leader-text="." style:position="4.5in"/>
          <style:tab-stop style:type="right" style:position="4.75in"/>
        </style:tab-stops>
      </style:paragraph-properties>
      <style:text-properties fo:font-weight="bold" style:font-weight-asian="bold" style:font-weight-complex="bold"/>
    </style:style>
    <style:style style:name="P86" style:parent-style-name="Standard" style:family="paragraph">
      <style:paragraph-properties fo:text-align="justify" fo:line-height="150%">
        <style:tab-stops>
          <style:tab-stop style:type="left" style:leader-style="dotted" style:leader-text="." style:position="4.5in"/>
          <style:tab-stop style:type="right" style:position="4.75in"/>
        </style:tab-stops>
      </style:paragraph-properties>
      <style:text-properties fo:font-weight="bold" style:font-weight-asian="bold" style:font-weight-complex="bold"/>
    </style:style>
    <style:style style:name="P87" style:parent-style-name="Standard" style:family="paragraph">
      <style:paragraph-properties fo:text-align="justify" fo:line-height="150%">
        <style:tab-stops>
          <style:tab-stop style:type="left" style:leader-style="dotted" style:leader-text="." style:position="4.5in"/>
          <style:tab-stop style:type="right" style:position="4.75in"/>
        </style:tab-stops>
      </style:paragraph-properties>
      <style:text-properties fo:font-weight="bold" style:font-weight-asian="bold" style:font-weight-complex="bold"/>
    </style:style>
    <style:style style:name="P88" style:parent-style-name="Standard" style:family="paragraph">
      <style:paragraph-properties fo:text-align="justify" fo:line-height="150%">
        <style:tab-stops>
          <style:tab-stop style:type="left" style:leader-style="dotted" style:leader-text="." style:position="4.5in"/>
          <style:tab-stop style:type="right" style:position="4.75in"/>
        </style:tab-stops>
      </style:paragraph-properties>
      <style:text-properties fo:font-weight="bold" style:font-weight-asian="bold" style:font-weight-complex="bold"/>
    </style:style>
    <style:style style:name="P89" style:parent-style-name="Standard" style:family="paragraph">
      <style:paragraph-properties fo:text-align="justify" fo:line-height="150%">
        <style:tab-stops>
          <style:tab-stop style:type="left" style:leader-style="dotted" style:leader-text="." style:position="4.5in"/>
          <style:tab-stop style:type="right" style:position="4.75in"/>
        </style:tab-stops>
      </style:paragraph-properties>
      <style:text-properties fo:font-weight="bold" style:font-weight-asian="bold" style:font-weight-complex="bold"/>
    </style:style>
    <style:style style:name="P90" style:parent-style-name="Standard" style:family="paragraph">
      <style:paragraph-properties fo:text-align="justify" fo:line-height="150%">
        <style:tab-stops>
          <style:tab-stop style:type="left" style:leader-style="dotted" style:leader-text="." style:position="4.5in"/>
          <style:tab-stop style:type="right" style:position="4.75in"/>
        </style:tab-stops>
      </style:paragraph-properties>
      <style:text-properties fo:font-weight="bold" style:font-weight-asian="bold" style:font-weight-complex="bold"/>
    </style:style>
    <style:style style:name="P91" style:parent-style-name="Standard" style:family="paragraph">
      <style:paragraph-properties fo:text-align="justify" fo:line-height="150%">
        <style:tab-stops>
          <style:tab-stop style:type="left" style:leader-style="dotted" style:leader-text="." style:position="4.5in"/>
          <style:tab-stop style:type="right" style:position="4.75in"/>
        </style:tab-stops>
      </style:paragraph-properties>
      <style:text-properties fo:font-weight="bold" style:font-weight-asian="bold" style:font-weight-complex="bold"/>
    </style:style>
    <style:style style:name="P92" style:parent-style-name="Standard" style:master-page-name="MP2" style:family="paragraph">
      <style:paragraph-properties fo:break-before="page" fo:text-align="justify" fo:line-height="150%"/>
    </style:style>
    <style:style style:name="T102" style:parent-style-name="Fonteparág.padrão" style:family="text">
      <style:text-properties fo:font-weight="bold" style:font-weight-asian="bold"/>
    </style:style>
    <style:style style:name="T103" style:parent-style-name="Fonteparág.padrão" style:family="text">
      <style:text-properties fo:font-weight="bold" style:font-weight-asian="bold" style:font-weight-complex="bold"/>
    </style:style>
    <style:style style:name="P104" style:parent-style-name="Standard" style:family="paragraph">
      <style:paragraph-properties fo:text-align="justify" fo:line-height="150%" fo:text-indent="1.9687in"/>
      <style:text-properties fo:font-weight="bold" style:font-weight-asian="bold"/>
    </style:style>
    <style:style style:name="P105" style:parent-style-name="FARGS_CORPODETEXTO" style:family="paragraph">
      <style:paragraph-properties fo:text-indent="1.9687in"/>
    </style:style>
    <style:style style:name="P106" style:parent-style-name="FARGS_CORPODETEXTO" style:family="paragraph">
      <style:paragraph-properties fo:text-indent="1.9687in"/>
    </style:style>
    <style:style style:name="P107" style:parent-style-name="FARGS_CORPODETEXTO" style:family="paragraph"/>
    <style:style style:name="P108" style:parent-style-name="FARGS_CORPODETEXTO" style:family="paragraph"/>
    <style:style style:name="P109" style:parent-style-name="FARGS_CORPODETEXTO" style:family="paragraph">
      <style:paragraph-properties fo:text-indent="1.9687in"/>
    </style:style>
    <style:style style:name="P110" style:parent-style-name="FARGS_CORPODETEXTO" style:family="paragraph">
      <style:paragraph-properties fo:text-indent="1.9687in"/>
    </style:style>
    <style:style style:name="P111" style:parent-style-name="FARGS_CORPODETEXTO" style:family="paragraph">
      <style:paragraph-properties fo:text-indent="1.9687in"/>
    </style:style>
    <style:style style:name="P112" style:parent-style-name="Standard" style:master-page-name="MP3" style:family="paragraph">
      <style:paragraph-properties fo:break-before="page" fo:text-align="justify" fo:line-height="150%"/>
    </style:style>
    <style:style style:name="T121" style:parent-style-name="Fonteparág.padrão" style:family="text">
      <style:text-properties fo:font-weight="bold" style:font-weight-asian="bold" style:font-weight-complex="bold"/>
    </style:style>
    <style:style style:name="P122" style:parent-style-name="Standard" style:family="paragraph">
      <style:paragraph-properties fo:text-align="justify" fo:line-height="150%"/>
    </style:style>
    <style:style style:name="P123" style:parent-style-name="Standard" style:family="paragraph">
      <style:paragraph-properties fo:text-align="justify" fo:line-height="150%" fo:text-indent="0.9847in"/>
    </style:style>
    <style:style style:name="P124" style:parent-style-name="Standard" style:family="paragraph">
      <style:paragraph-properties fo:text-align="justify" fo:line-height="150%" fo:text-indent="0.9847in"/>
    </style:style>
    <style:style style:name="P125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26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27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28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29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30" style:parent-style-name="Standard" style:family="paragraph">
      <style:paragraph-properties fo:text-align="justify" fo:line-height="150%" fo:text-indent="0.9847in"/>
    </style:style>
    <style:style style:name="T131" style:parent-style-name="Fonteparág.padrão" style:family="text">
      <style:text-properties fo:language="en" fo:country="US"/>
    </style:style>
    <style:style style:name="T132" style:parent-style-name="Fonteparág.padrão" style:family="text">
      <style:text-properties fo:language="en" fo:country="US"/>
    </style:style>
    <style:style style:name="T133" style:parent-style-name="Fonteparág.padrão" style:family="text">
      <style:text-properties fo:language="en" fo:country="US"/>
    </style:style>
    <style:style style:name="P134" style:parent-style-name="Standard" style:family="paragraph">
      <style:paragraph-properties fo:text-align="justify" fo:line-height="150%" fo:text-indent="0.9847in"/>
    </style:style>
    <style:style style:name="T135" style:parent-style-name="Fonteparág.padrão" style:family="text">
      <style:text-properties fo:language="en" fo:country="US"/>
    </style:style>
    <style:style style:name="P136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37" style:parent-style-name="Standard" style:family="paragraph">
      <style:paragraph-properties fo:text-align="justify" fo:line-height="150%" fo:text-indent="0.9847in"/>
    </style:style>
    <style:style style:name="T138" style:parent-style-name="Fonteparág.padrão" style:family="text">
      <style:text-properties fo:language="en" fo:country="US"/>
    </style:style>
    <style:style style:name="T139" style:parent-style-name="Fonteparág.padrão" style:family="text">
      <style:text-properties fo:language="en" fo:country="US"/>
    </style:style>
    <style:style style:name="T140" style:parent-style-name="Fonteparág.padrão" style:family="text">
      <style:text-properties fo:language="en" fo:country="US"/>
    </style:style>
    <style:style style:name="P141" style:parent-style-name="Standard" style:family="paragraph">
      <style:paragraph-properties fo:text-align="justify" fo:line-height="150%" fo:text-indent="0.9847in"/>
    </style:style>
    <style:style style:name="P142" style:parent-style-name="Standard" style:family="paragraph">
      <style:paragraph-properties fo:text-align="justify" fo:line-height="150%" fo:text-indent="0.9847in"/>
    </style:style>
    <style:style style:name="T143" style:parent-style-name="Fonteparág.padrão" style:family="text">
      <style:text-properties fo:language="en" fo:country="US"/>
    </style:style>
    <style:style style:name="P144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45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46" style:parent-style-name="Standard" style:family="paragraph">
      <style:paragraph-properties fo:text-align="justify" fo:line-height="150%" fo:text-indent="0.9847in"/>
    </style:style>
    <style:style style:name="T147" style:parent-style-name="Fonteparág.padrão" style:family="text">
      <style:text-properties fo:language="en" fo:country="US"/>
    </style:style>
    <style:style style:name="T148" style:parent-style-name="Fonteparág.padrão" style:family="text">
      <style:text-properties fo:language="en" fo:country="US"/>
    </style:style>
    <style:style style:name="P149" style:parent-style-name="Standard" style:family="paragraph">
      <style:paragraph-properties fo:text-align="justify" fo:line-height="150%" fo:text-indent="0.9847in"/>
    </style:style>
    <style:style style:name="T150" style:parent-style-name="Fonteparág.padrão" style:family="text">
      <style:text-properties fo:language="en" fo:country="US"/>
    </style:style>
    <style:style style:name="P151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52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53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54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55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56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57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58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59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60" style:parent-style-name="Standard" style:family="paragraph">
      <style:paragraph-properties fo:text-align="justify" fo:line-height="150%" fo:text-indent="0.9847in"/>
    </style:style>
    <style:style style:name="T161" style:parent-style-name="Fonteparág.padrão" style:family="text">
      <style:text-properties fo:language="en" fo:country="US"/>
    </style:style>
    <style:style style:name="T162" style:parent-style-name="Fonteparág.padrão" style:family="text">
      <style:text-properties fo:language="en" fo:country="US"/>
    </style:style>
    <style:style style:name="P163" style:parent-style-name="Standard" style:family="paragraph">
      <style:paragraph-properties fo:text-align="justify" fo:line-height="150%" fo:text-indent="0.9847in"/>
    </style:style>
    <style:style style:name="P164" style:parent-style-name="Standard" style:family="paragraph">
      <style:paragraph-properties fo:text-align="justify" fo:line-height="150%" fo:text-indent="0.9847in"/>
    </style:style>
    <style:style style:name="T165" style:parent-style-name="Fonteparág.padrão" style:family="text">
      <style:text-properties fo:language="en" fo:country="US"/>
    </style:style>
    <style:style style:name="P166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67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68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69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70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71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72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73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74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75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76" style:parent-style-name="Standard" style:family="paragraph">
      <style:paragraph-properties fo:text-align="justify" fo:line-height="150%" fo:text-indent="0.9847in"/>
    </style:style>
    <style:style style:name="T177" style:parent-style-name="Fonteparág.padrão" style:family="text">
      <style:text-properties fo:language="en" fo:country="US"/>
    </style:style>
    <style:style style:name="P178" style:parent-style-name="Standard" style:family="paragraph">
      <style:paragraph-properties fo:text-align="justify" fo:line-height="150%" fo:text-indent="0.9847in"/>
    </style:style>
    <style:style style:name="T179" style:parent-style-name="Fonteparág.padrão" style:family="text">
      <style:text-properties fo:language="en" fo:country="US"/>
    </style:style>
    <style:style style:name="P180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81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82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83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84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85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86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87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88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89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90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91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92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193" style:parent-style-name="Standard" style:family="paragraph">
      <style:paragraph-properties fo:text-align="justify" fo:line-height="150%" fo:text-indent="0.9847in"/>
    </style:style>
    <style:style style:name="T194" style:parent-style-name="Fonteparág.padrão" style:family="text">
      <style:text-properties fo:language="en" fo:country="US"/>
    </style:style>
    <style:style style:name="T195" style:parent-style-name="Fonteparág.padrão" style:family="text">
      <style:text-properties fo:language="en" fo:country="US"/>
    </style:style>
    <style:style style:name="T196" style:parent-style-name="Fonteparág.padrão" style:family="text">
      <style:text-properties fo:language="en" fo:country="US"/>
    </style:style>
    <style:style style:name="T197" style:parent-style-name="Fonteparág.padrão" style:family="text">
      <style:text-properties fo:language="en" fo:country="US"/>
    </style:style>
    <style:style style:name="P198" style:parent-style-name="Standard" style:family="paragraph">
      <style:paragraph-properties fo:text-align="justify" fo:line-height="150%" fo:text-indent="0.9847in"/>
    </style:style>
    <style:style style:name="P199" style:parent-style-name="Standard" style:family="paragraph">
      <style:paragraph-properties fo:text-align="justify" fo:line-height="150%" fo:text-indent="0.9847in"/>
    </style:style>
    <style:style style:name="P200" style:parent-style-name="Standard" style:family="paragraph">
      <style:paragraph-properties fo:text-align="justify" fo:line-height="150%" fo:text-indent="0.9847in"/>
    </style:style>
    <style:style style:name="T201" style:parent-style-name="Fonteparág.padrão" style:family="text">
      <style:text-properties fo:language="en" fo:country="US"/>
    </style:style>
    <style:style style:name="P202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03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04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05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06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07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08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09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10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11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12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13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14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15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16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17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18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19" style:parent-style-name="Standard" style:family="paragraph">
      <style:paragraph-properties fo:text-align="justify" fo:line-height="150%" fo:text-indent="0.9847in"/>
    </style:style>
    <style:style style:name="T220" style:parent-style-name="Fonteparág.padrão" style:family="text">
      <style:text-properties fo:language="en" fo:country="US"/>
    </style:style>
    <style:style style:name="P221" style:parent-style-name="Standard" style:family="paragraph">
      <style:paragraph-properties fo:text-align="justify" fo:line-height="150%" fo:text-indent="0.9847in"/>
    </style:style>
    <style:style style:name="T222" style:parent-style-name="Fonteparág.padrão" style:family="text">
      <style:text-properties fo:language="en" fo:country="US"/>
    </style:style>
    <style:style style:name="P223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24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25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26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27" style:parent-style-name="Standard" style:family="paragraph">
      <style:paragraph-properties fo:text-align="justify" fo:line-height="150%" fo:text-indent="0.9847in"/>
    </style:style>
    <style:style style:name="T228" style:parent-style-name="Fonteparág.padrão" style:family="text">
      <style:text-properties fo:language="en" fo:country="US"/>
    </style:style>
    <style:style style:name="T229" style:parent-style-name="Fonteparág.padrão" style:family="text">
      <style:text-properties fo:language="en" fo:country="US"/>
    </style:style>
    <style:style style:name="T230" style:parent-style-name="Fonteparág.padrão" style:family="text">
      <style:text-properties fo:language="en" fo:country="US"/>
    </style:style>
    <style:style style:name="P231" style:parent-style-name="Standard" style:family="paragraph">
      <style:paragraph-properties fo:text-align="justify" fo:line-height="150%" fo:text-indent="0.9847in"/>
    </style:style>
    <style:style style:name="P232" style:parent-style-name="Standard" style:family="paragraph">
      <style:paragraph-properties fo:text-align="justify" fo:line-height="150%" fo:text-indent="0.9847in"/>
    </style:style>
    <style:style style:name="P233" style:parent-style-name="Standard" style:family="paragraph">
      <style:paragraph-properties fo:text-align="justify" fo:line-height="150%" fo:text-indent="0.9847in"/>
    </style:style>
    <style:style style:name="T234" style:parent-style-name="Fonteparág.padrão" style:family="text">
      <style:text-properties fo:language="en" fo:country="US"/>
    </style:style>
    <style:style style:name="P235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36" style:parent-style-name="Standard" style:family="paragraph">
      <style:paragraph-properties fo:text-align="justify" fo:line-height="150%" fo:text-indent="0.9847in"/>
      <style:text-properties fo:language="en" fo:country="US"/>
    </style:style>
    <style:style style:name="P237" style:parent-style-name="Standard" style:family="paragraph">
      <style:paragraph-properties fo:text-align="justify" fo:line-height="150%" fo:text-indent="0.9847in"/>
    </style:style>
    <style:style style:name="T238" style:parent-style-name="Fonteparág.padrão" style:family="text">
      <style:text-properties fo:language="en" fo:country="US"/>
    </style:style>
    <style:style style:name="T239" style:parent-style-name="Fonteparág.padrão" style:family="text">
      <style:text-properties fo:language="en" fo:country="US"/>
    </style:style>
    <style:style style:name="P240" style:parent-style-name="Standard" style:family="paragraph">
      <style:paragraph-properties fo:text-align="justify" fo:line-height="150%" fo:text-indent="0.9847in"/>
    </style:style>
    <style:style style:name="P241" style:parent-style-name="Standard" style:family="paragraph">
      <style:paragraph-properties fo:text-align="justify" fo:line-height="150%" fo:text-indent="0.9847in"/>
    </style:style>
    <style:style style:name="P242" style:parent-style-name="Standard" style:family="paragraph">
      <style:paragraph-properties fo:text-align="justify" fo:line-height="150%" fo:text-indent="0.9847in"/>
    </style:style>
    <style:style style:name="P243" style:parent-style-name="Standard" style:family="paragraph">
      <style:paragraph-properties fo:text-align="justify" fo:line-height="150%"/>
    </style:style>
    <style:style style:name="P244" style:parent-style-name="Standard" style:family="paragraph">
      <style:paragraph-properties fo:text-align="justify" fo:line-height="150%"/>
    </style:style>
    <style:style style:name="P245" style:parent-style-name="Standard" style:family="paragraph">
      <style:paragraph-properties fo:text-align="justify" fo:line-height="150%"/>
    </style:style>
    <style:style style:name="T246" style:parent-style-name="Fonteparág.padrão" style:family="text">
      <style:text-properties fo:font-weight="bold" style:font-weight-asian="bold" style:font-weight-complex="bold"/>
    </style:style>
    <style:style style:name="P247" style:parent-style-name="FARGS_CORPODETEXTO" style:family="paragraph">
      <style:paragraph-properties fo:text-indent="1.9687in"/>
      <style:text-properties fo:color="#000000"/>
    </style:style>
    <style:style style:name="P248" style:parent-style-name="FARGS_CORPODETEXTO" style:family="paragraph">
      <style:paragraph-properties fo:text-indent="1.9687in"/>
      <style:text-properties fo:color="#000000"/>
    </style:style>
    <style:style style:name="P249" style:parent-style-name="FARGS_CORPODETEXTO" style:family="paragraph">
      <style:paragraph-properties fo:text-indent="1.9687in"/>
    </style:style>
    <style:style style:name="P250" style:parent-style-name="FARGS_CORPODETEXTO" style:family="paragraph">
      <style:paragraph-properties fo:text-indent="1.9687in"/>
      <style:text-properties fo:language="en" fo:country="US"/>
    </style:style>
    <style:style style:name="P251" style:parent-style-name="FARGS_CORPODETEXTO" style:family="paragraph">
      <style:paragraph-properties fo:text-indent="1.9687in"/>
      <style:text-properties fo:language="en" fo:country="US"/>
    </style:style>
    <style:style style:name="P252" style:parent-style-name="FARGS_CORPODETEXTO" style:family="paragraph">
      <style:paragraph-properties fo:text-indent="1.9687in"/>
      <style:text-properties fo:language="en" fo:country="US"/>
    </style:style>
    <style:style style:name="P253" style:parent-style-name="FARGS_CORPODETEXTO" style:family="paragraph">
      <style:paragraph-properties fo:text-indent="1.9687in"/>
      <style:text-properties fo:language="en" fo:country="US"/>
    </style:style>
    <style:style style:name="P254" style:parent-style-name="FARGS_CORPODETEXTO" style:family="paragraph">
      <style:paragraph-properties fo:text-indent="1.9687in"/>
      <style:text-properties fo:language="en" fo:country="US"/>
    </style:style>
    <style:style style:name="P255" style:parent-style-name="FARGS_CORPODETEXTO" style:family="paragraph">
      <style:paragraph-properties fo:text-indent="1.9687in"/>
      <style:text-properties fo:language="en" fo:country="US"/>
    </style:style>
    <style:style style:name="P256" style:parent-style-name="FARGS_CORPODETEXTO" style:family="paragraph">
      <style:paragraph-properties fo:text-indent="1.9687in"/>
      <style:text-properties fo:language="en" fo:country="US"/>
    </style:style>
    <style:style style:name="P257" style:parent-style-name="FARGS_CORPODETEXTO" style:family="paragraph">
      <style:paragraph-properties fo:text-indent="1.9687in"/>
      <style:text-properties fo:language="en" fo:country="US"/>
    </style:style>
    <style:style style:name="P258" style:parent-style-name="FARGS_CORPODETEXTO" style:family="paragraph">
      <style:paragraph-properties fo:text-indent="1.9687in"/>
      <style:text-properties fo:language="en" fo:country="US"/>
    </style:style>
    <style:style style:name="P259" style:parent-style-name="FARGS_CORPODETEXTO" style:family="paragraph">
      <style:paragraph-properties fo:text-indent="1.9687in"/>
      <style:text-properties fo:language="en" fo:country="US"/>
    </style:style>
    <style:style style:name="P260" style:parent-style-name="FARGS_CORPODETEXTO" style:family="paragraph">
      <style:paragraph-properties fo:text-indent="1.9687in"/>
      <style:text-properties fo:language="en" fo:country="US"/>
    </style:style>
    <style:style style:name="P261" style:parent-style-name="FARGS_CORPODETEXTO" style:family="paragraph">
      <style:paragraph-properties fo:text-indent="1.9687in"/>
      <style:text-properties fo:language="en" fo:country="US"/>
    </style:style>
    <style:style style:name="P262" style:parent-style-name="FARGS_CORPODETEXTO" style:family="paragraph">
      <style:paragraph-properties fo:text-indent="1.9687in"/>
      <style:text-properties fo:language="en" fo:country="US"/>
    </style:style>
    <style:style style:name="P263" style:parent-style-name="FARGS_CORPODETEXTO" style:family="paragraph">
      <style:paragraph-properties fo:text-indent="1.9687in"/>
    </style:style>
    <style:style style:name="T264" style:parent-style-name="Fonteparág.padrão" style:family="text">
      <style:text-properties fo:language="en" fo:country="US"/>
    </style:style>
    <style:style style:name="T265" style:parent-style-name="Fonteparág.padrão" style:family="text">
      <style:text-properties fo:language="en" fo:country="US"/>
    </style:style>
    <style:style style:name="T266" style:parent-style-name="Fonteparág.padrão" style:family="text">
      <style:text-properties fo:language="en" fo:country="US"/>
    </style:style>
    <style:style style:name="P267" style:parent-style-name="FARGS_CORPODETEXTO" style:family="paragraph">
      <style:paragraph-properties fo:text-indent="1.9687in"/>
    </style:style>
    <style:style style:name="T268" style:parent-style-name="Fonteparág.padrão" style:family="text">
      <style:text-properties fo:language="en" fo:country="US"/>
    </style:style>
    <style:style style:name="P269" style:parent-style-name="FARGS_CORPODETEXTO" style:family="paragraph">
      <style:paragraph-properties fo:text-indent="1.9687in"/>
      <style:text-properties fo:language="en" fo:country="US"/>
    </style:style>
    <style:style style:name="P270" style:parent-style-name="FARGS_CORPODETEXTO" style:family="paragraph">
      <style:paragraph-properties fo:text-indent="1.9687in"/>
      <style:text-properties fo:language="en" fo:country="US"/>
    </style:style>
    <style:style style:name="P271" style:parent-style-name="FARGS_CORPODETEXTO" style:family="paragraph">
      <style:paragraph-properties fo:text-indent="1.9687in"/>
      <style:text-properties fo:language="en" fo:country="US"/>
    </style:style>
    <style:style style:name="P272" style:parent-style-name="FARGS_CORPODETEXTO" style:family="paragraph">
      <style:paragraph-properties fo:text-indent="1.9687in"/>
      <style:text-properties fo:language="en" fo:country="US"/>
    </style:style>
    <style:style style:name="P273" style:parent-style-name="FARGS_CORPODETEXTO" style:family="paragraph">
      <style:paragraph-properties fo:text-indent="1.9687in"/>
      <style:text-properties fo:language="en" fo:country="US"/>
    </style:style>
    <style:style style:name="P274" style:parent-style-name="FARGS_CORPODETEXTO" style:family="paragraph">
      <style:paragraph-properties fo:text-indent="1.9687in"/>
    </style:style>
    <style:style style:name="P275" style:parent-style-name="FARGS_CORPODETEXTO" style:family="paragraph">
      <style:paragraph-properties fo:text-indent="1.9687in"/>
    </style:style>
    <style:style style:name="T276" style:parent-style-name="Fonteparág.padrão" style:family="text">
      <style:text-properties fo:language="en" fo:country="US"/>
    </style:style>
    <style:style style:name="P277" style:parent-style-name="FARGS_CORPODETEXTO" style:family="paragraph">
      <style:paragraph-properties fo:text-indent="1.9687in"/>
      <style:text-properties fo:language="en" fo:country="US"/>
    </style:style>
    <style:style style:name="P278" style:parent-style-name="FARGS_CORPODETEXTO" style:family="paragraph">
      <style:paragraph-properties fo:text-indent="1.9687in"/>
      <style:text-properties fo:language="en" fo:country="US"/>
    </style:style>
    <style:style style:name="P279" style:parent-style-name="FARGS_CORPODETEXTO" style:family="paragraph">
      <style:paragraph-properties fo:text-indent="1.9687in"/>
      <style:text-properties fo:language="en" fo:country="US"/>
    </style:style>
    <style:style style:name="P280" style:parent-style-name="FARGS_CORPODETEXTO" style:family="paragraph">
      <style:paragraph-properties fo:text-indent="1.9687in"/>
      <style:text-properties fo:language="en" fo:country="US"/>
    </style:style>
    <style:style style:name="P281" style:parent-style-name="FARGS_CORPODETEXTO" style:family="paragraph">
      <style:paragraph-properties fo:text-indent="1.9687in"/>
      <style:text-properties fo:language="en" fo:country="US"/>
    </style:style>
    <style:style style:name="P282" style:parent-style-name="FARGS_CORPODETEXTO" style:family="paragraph">
      <style:paragraph-properties fo:text-indent="1.9687in"/>
      <style:text-properties fo:language="en" fo:country="US"/>
    </style:style>
    <style:style style:name="P283" style:parent-style-name="FARGS_CORPODETEXTO" style:family="paragraph">
      <style:paragraph-properties fo:text-indent="1.9687in"/>
      <style:text-properties fo:language="en" fo:country="US"/>
    </style:style>
    <style:style style:name="P284" style:parent-style-name="FARGS_CORPODETEXTO" style:family="paragraph">
      <style:paragraph-properties fo:text-indent="1.9687in"/>
      <style:text-properties fo:language="en" fo:country="US"/>
    </style:style>
    <style:style style:name="P285" style:parent-style-name="FARGS_CORPODETEXTO" style:family="paragraph">
      <style:paragraph-properties fo:text-indent="1.9687in"/>
      <style:text-properties fo:language="en" fo:country="US"/>
    </style:style>
    <style:style style:name="P286" style:parent-style-name="FARGS_CORPODETEXTO" style:family="paragraph">
      <style:paragraph-properties fo:text-indent="1.9687in"/>
      <style:text-properties fo:language="en" fo:country="US"/>
    </style:style>
    <style:style style:name="P287" style:parent-style-name="FARGS_CORPODETEXTO" style:family="paragraph">
      <style:paragraph-properties fo:text-indent="1.9687in"/>
      <style:text-properties fo:language="en" fo:country="US"/>
    </style:style>
    <style:style style:name="P288" style:parent-style-name="FARGS_CORPODETEXTO" style:family="paragraph">
      <style:paragraph-properties fo:text-indent="1.9687in"/>
      <style:text-properties fo:language="en" fo:country="US"/>
    </style:style>
    <style:style style:name="P289" style:parent-style-name="FARGS_CORPODETEXTO" style:family="paragraph">
      <style:paragraph-properties fo:text-indent="1.9687in"/>
      <style:text-properties fo:language="en" fo:country="US"/>
    </style:style>
    <style:style style:name="P290" style:parent-style-name="FARGS_CORPODETEXTO" style:family="paragraph">
      <style:paragraph-properties fo:text-indent="1.9687in"/>
      <style:text-properties fo:language="en" fo:country="US"/>
    </style:style>
    <style:style style:name="P291" style:parent-style-name="FARGS_CORPODETEXTO" style:family="paragraph">
      <style:paragraph-properties fo:text-indent="1.9687in"/>
      <style:text-properties fo:language="en" fo:country="US"/>
    </style:style>
    <style:style style:name="P292" style:parent-style-name="FARGS_CORPODETEXTO" style:family="paragraph">
      <style:paragraph-properties fo:text-indent="1.9687in"/>
    </style:style>
    <style:style style:name="T293" style:parent-style-name="Fonteparág.padrão" style:family="text">
      <style:text-properties fo:language="en" fo:country="US"/>
    </style:style>
    <style:style style:name="T294" style:parent-style-name="Fonteparág.padrão" style:family="text">
      <style:text-properties fo:language="en" fo:country="US"/>
    </style:style>
    <style:style style:name="T295" style:parent-style-name="Fonteparág.padrão" style:family="text">
      <style:text-properties fo:language="en" fo:country="US"/>
    </style:style>
    <style:style style:name="T296" style:parent-style-name="Fonteparág.padrão" style:family="text">
      <style:text-properties fo:language="en" fo:country="US"/>
    </style:style>
    <style:style style:name="P297" style:parent-style-name="FARGS_CORPODETEXTO" style:family="paragraph">
      <style:paragraph-properties fo:text-indent="1.9687in"/>
    </style:style>
    <style:style style:name="P298" style:parent-style-name="FARGS_CORPODETEXTO" style:family="paragraph">
      <style:paragraph-properties fo:text-indent="1.9687in"/>
    </style:style>
    <style:style style:name="P299" style:parent-style-name="FARGS_CORPODETEXTO" style:family="paragraph">
      <style:paragraph-properties fo:text-indent="1.9687in"/>
    </style:style>
    <style:style style:name="P300" style:parent-style-name="FARGS_CORPODETEXTO" style:family="paragraph">
      <style:paragraph-properties fo:text-indent="1.9687in"/>
    </style:style>
    <style:style style:name="P301" style:parent-style-name="Standard" style:family="paragraph">
      <style:paragraph-properties fo:text-align="justify" fo:line-height="150%"/>
    </style:style>
    <style:style style:name="T302" style:parent-style-name="Fonteparág.padrão" style:family="text">
      <style:text-properties fo:font-weight="bold" style:font-weight-asian="bold" style:font-weight-complex="bold"/>
    </style:style>
    <style:style style:name="P303" style:parent-style-name="FARGS_CORPODETEXTO" style:family="paragraph">
      <style:paragraph-properties fo:text-indent="1.9687in"/>
    </style:style>
    <style:style style:name="P304" style:parent-style-name="FARGS_CORPODETEXTO" style:family="paragraph">
      <style:paragraph-properties fo:text-indent="1.9687in"/>
    </style:style>
    <style:style style:name="P305" style:parent-style-name="FARGS_CORPODETEXTO" style:family="paragraph">
      <style:paragraph-properties fo:text-indent="1.9687in"/>
    </style:style>
    <style:style style:name="P306" style:parent-style-name="FARGS_CORPODETEXTO" style:family="paragraph">
      <style:paragraph-properties fo:text-indent="1.9687in"/>
      <style:text-properties fo:language="en" fo:country="US"/>
    </style:style>
    <style:style style:name="P307" style:parent-style-name="FARGS_CORPODETEXTO" style:family="paragraph">
      <style:paragraph-properties fo:text-indent="1.9687in"/>
      <style:text-properties fo:language="en" fo:country="US"/>
    </style:style>
    <style:style style:name="P308" style:parent-style-name="FARGS_CORPODETEXTO" style:family="paragraph">
      <style:paragraph-properties fo:text-indent="1.9687in"/>
      <style:text-properties fo:language="en" fo:country="US"/>
    </style:style>
    <style:style style:name="P309" style:parent-style-name="FARGS_CORPODETEXTO" style:family="paragraph">
      <style:paragraph-properties fo:text-indent="1.9687in"/>
      <style:text-properties fo:language="en" fo:country="US"/>
    </style:style>
    <style:style style:name="P310" style:parent-style-name="FARGS_CORPODETEXTO" style:family="paragraph">
      <style:paragraph-properties fo:text-indent="1.9687in"/>
      <style:text-properties fo:language="en" fo:country="US"/>
    </style:style>
    <style:style style:name="P311" style:parent-style-name="FARGS_CORPODETEXTO" style:family="paragraph">
      <style:paragraph-properties fo:text-indent="1.9687in"/>
      <style:text-properties fo:language="en" fo:country="US"/>
    </style:style>
    <style:style style:name="P312" style:parent-style-name="FARGS_CORPODETEXTO" style:family="paragraph">
      <style:paragraph-properties fo:text-indent="1.9687in"/>
      <style:text-properties fo:language="en" fo:country="US"/>
    </style:style>
    <style:style style:name="P313" style:parent-style-name="FARGS_CORPODETEXTO" style:family="paragraph">
      <style:paragraph-properties fo:text-indent="1.9687in"/>
      <style:text-properties fo:language="en" fo:country="US"/>
    </style:style>
    <style:style style:name="P314" style:parent-style-name="FARGS_CORPODETEXTO" style:family="paragraph">
      <style:paragraph-properties fo:text-indent="1.9687in"/>
      <style:text-properties fo:language="en" fo:country="US"/>
    </style:style>
    <style:style style:name="P315" style:parent-style-name="FARGS_CORPODETEXTO" style:family="paragraph">
      <style:paragraph-properties fo:text-indent="1.9687in"/>
      <style:text-properties fo:language="en" fo:country="US"/>
    </style:style>
    <style:style style:name="P316" style:parent-style-name="FARGS_CORPODETEXTO" style:family="paragraph">
      <style:paragraph-properties fo:text-indent="1.9687in"/>
      <style:text-properties fo:language="en" fo:country="US"/>
    </style:style>
    <style:style style:name="P317" style:parent-style-name="FARGS_CORPODETEXTO" style:family="paragraph">
      <style:paragraph-properties fo:text-indent="1.9687in"/>
      <style:text-properties fo:language="en" fo:country="US"/>
    </style:style>
    <style:style style:name="P318" style:parent-style-name="FARGS_CORPODETEXTO" style:family="paragraph">
      <style:paragraph-properties fo:text-indent="1.9687in"/>
      <style:text-properties fo:language="en" fo:country="US"/>
    </style:style>
    <style:style style:name="P319" style:parent-style-name="FARGS_CORPODETEXTO" style:family="paragraph">
      <style:paragraph-properties fo:text-indent="1.9687in"/>
    </style:style>
    <style:style style:name="T320" style:parent-style-name="Fonteparág.padrão" style:family="text">
      <style:text-properties fo:language="en" fo:country="US"/>
    </style:style>
    <style:style style:name="T321" style:parent-style-name="Fonteparág.padrão" style:family="text">
      <style:text-properties fo:language="en" fo:country="US"/>
    </style:style>
    <style:style style:name="T322" style:parent-style-name="Fonteparág.padrão" style:family="text">
      <style:text-properties fo:language="en" fo:country="US"/>
    </style:style>
    <style:style style:name="P323" style:parent-style-name="FARGS_CORPODETEXTO" style:family="paragraph">
      <style:paragraph-properties fo:text-indent="1.9687in"/>
    </style:style>
    <style:style style:name="T324" style:parent-style-name="Fonteparág.padrão" style:family="text">
      <style:text-properties fo:language="en" fo:country="US"/>
    </style:style>
    <style:style style:name="P325" style:parent-style-name="FARGS_CORPODETEXTO" style:family="paragraph">
      <style:paragraph-properties fo:text-indent="1.9687in"/>
      <style:text-properties fo:language="en" fo:country="US"/>
    </style:style>
    <style:style style:name="P326" style:parent-style-name="FARGS_CORPODETEXTO" style:family="paragraph">
      <style:paragraph-properties fo:text-indent="1.9687in"/>
      <style:text-properties fo:language="en" fo:country="US"/>
    </style:style>
    <style:style style:name="P327" style:parent-style-name="FARGS_CORPODETEXTO" style:family="paragraph">
      <style:paragraph-properties fo:text-indent="1.9687in"/>
      <style:text-properties fo:language="en" fo:country="US"/>
    </style:style>
    <style:style style:name="P328" style:parent-style-name="FARGS_CORPODETEXTO" style:family="paragraph">
      <style:paragraph-properties fo:text-indent="1.9687in"/>
      <style:text-properties fo:language="en" fo:country="US"/>
    </style:style>
    <style:style style:name="P329" style:parent-style-name="FARGS_CORPODETEXTO" style:family="paragraph">
      <style:paragraph-properties fo:text-indent="1.9687in"/>
      <style:text-properties fo:language="en" fo:country="US"/>
    </style:style>
    <style:style style:name="P330" style:parent-style-name="FARGS_CORPODETEXTO" style:family="paragraph">
      <style:paragraph-properties fo:text-indent="1.9687in"/>
    </style:style>
    <style:style style:name="P331" style:parent-style-name="FARGS_CORPODETEXTO" style:family="paragraph">
      <style:paragraph-properties fo:text-indent="1.9687in"/>
    </style:style>
    <style:style style:name="T332" style:parent-style-name="Fonteparág.padrão" style:family="text">
      <style:text-properties fo:language="en" fo:country="US"/>
    </style:style>
    <style:style style:name="P333" style:parent-style-name="FARGS_CORPODETEXTO" style:family="paragraph">
      <style:paragraph-properties fo:text-indent="1.9687in"/>
      <style:text-properties fo:language="en" fo:country="US"/>
    </style:style>
    <style:style style:name="P334" style:parent-style-name="FARGS_CORPODETEXTO" style:family="paragraph">
      <style:paragraph-properties fo:text-indent="1.9687in"/>
      <style:text-properties fo:language="en" fo:country="US"/>
    </style:style>
    <style:style style:name="P335" style:parent-style-name="FARGS_CORPODETEXTO" style:family="paragraph">
      <style:paragraph-properties fo:text-indent="1.9687in"/>
      <style:text-properties fo:language="en" fo:country="US"/>
    </style:style>
    <style:style style:name="P336" style:parent-style-name="FARGS_CORPODETEXTO" style:family="paragraph">
      <style:paragraph-properties fo:text-indent="1.9687in"/>
      <style:text-properties fo:language="en" fo:country="US"/>
    </style:style>
    <style:style style:name="P337" style:parent-style-name="FARGS_CORPODETEXTO" style:family="paragraph">
      <style:paragraph-properties fo:text-indent="1.9687in"/>
      <style:text-properties fo:language="en" fo:country="US"/>
    </style:style>
    <style:style style:name="P338" style:parent-style-name="FARGS_CORPODETEXTO" style:family="paragraph">
      <style:paragraph-properties fo:text-indent="1.9687in"/>
      <style:text-properties fo:language="en" fo:country="US"/>
    </style:style>
    <style:style style:name="P339" style:parent-style-name="FARGS_CORPODETEXTO" style:family="paragraph">
      <style:paragraph-properties fo:text-indent="1.9687in"/>
      <style:text-properties fo:language="en" fo:country="US"/>
    </style:style>
    <style:style style:name="P340" style:parent-style-name="FARGS_CORPODETEXTO" style:family="paragraph">
      <style:paragraph-properties fo:text-indent="1.9687in"/>
      <style:text-properties fo:language="en" fo:country="US"/>
    </style:style>
    <style:style style:name="P341" style:parent-style-name="FARGS_CORPODETEXTO" style:family="paragraph">
      <style:paragraph-properties fo:text-indent="1.9687in"/>
      <style:text-properties fo:language="en" fo:country="US"/>
    </style:style>
    <style:style style:name="P342" style:parent-style-name="FARGS_CORPODETEXTO" style:family="paragraph">
      <style:paragraph-properties fo:text-indent="1.9687in"/>
      <style:text-properties fo:language="en" fo:country="US"/>
    </style:style>
    <style:style style:name="P343" style:parent-style-name="FARGS_CORPODETEXTO" style:family="paragraph">
      <style:paragraph-properties fo:text-indent="1.9687in"/>
      <style:text-properties fo:language="en" fo:country="US"/>
    </style:style>
    <style:style style:name="P344" style:parent-style-name="FARGS_CORPODETEXTO" style:family="paragraph">
      <style:paragraph-properties fo:text-indent="1.9687in"/>
      <style:text-properties fo:language="en" fo:country="US"/>
    </style:style>
    <style:style style:name="P345" style:parent-style-name="FARGS_CORPODETEXTO" style:family="paragraph">
      <style:paragraph-properties fo:text-indent="1.9687in"/>
      <style:text-properties fo:language="en" fo:country="US"/>
    </style:style>
    <style:style style:name="P346" style:parent-style-name="FARGS_CORPODETEXTO" style:family="paragraph">
      <style:paragraph-properties fo:text-indent="1.9687in"/>
      <style:text-properties fo:language="en" fo:country="US"/>
    </style:style>
    <style:style style:name="P347" style:parent-style-name="FARGS_CORPODETEXTO" style:family="paragraph">
      <style:paragraph-properties fo:text-indent="1.9687in"/>
      <style:text-properties fo:language="en" fo:country="US"/>
    </style:style>
    <style:style style:name="P348" style:parent-style-name="FARGS_CORPODETEXTO" style:family="paragraph">
      <style:paragraph-properties fo:text-indent="1.9687in"/>
      <style:text-properties fo:language="en" fo:country="US"/>
    </style:style>
    <style:style style:name="P349" style:parent-style-name="FARGS_CORPODETEXTO" style:family="paragraph">
      <style:paragraph-properties fo:text-indent="1.9687in"/>
    </style:style>
    <style:style style:name="P350" style:parent-style-name="FARGS_CORPODETEXTO" style:family="paragraph">
      <style:paragraph-properties fo:text-indent="1.9687in"/>
    </style:style>
    <style:style style:name="P351" style:parent-style-name="FARGS_CORPODETEXTO" style:family="paragraph">
      <style:paragraph-properties fo:text-indent="1.9687in"/>
    </style:style>
    <style:style style:name="P352" style:parent-style-name="Standard" style:family="paragraph">
      <style:paragraph-properties fo:text-align="justify" fo:line-height="150%"/>
    </style:style>
    <style:style style:name="T353" style:parent-style-name="Fonteparág.padrão" style:family="text">
      <style:text-properties fo:font-weight="bold" style:font-weight-asian="bold" style:font-weight-complex="bold"/>
    </style:style>
    <style:style style:name="P354" style:parent-style-name="FARGS_CORPODETEXTO" style:family="paragraph">
      <style:paragraph-properties fo:text-indent="1.9687in"/>
    </style:style>
    <style:style style:name="P355" style:parent-style-name="FARGS_CORPODETEXTO" style:family="paragraph">
      <style:paragraph-properties fo:text-indent="1.9687in"/>
    </style:style>
    <style:style style:name="P356" style:parent-style-name="FARGS_CORPODETEXTO" style:family="paragraph">
      <style:paragraph-properties fo:text-indent="1.9687in"/>
    </style:style>
    <style:style style:name="P357" style:parent-style-name="FARGS_CORPODETEXTO" style:family="paragraph">
      <style:paragraph-properties fo:text-indent="1.9687in"/>
      <style:text-properties fo:language="en" fo:country="US"/>
    </style:style>
    <style:style style:name="P358" style:parent-style-name="FARGS_CORPODETEXTO" style:family="paragraph">
      <style:paragraph-properties fo:text-indent="1.9687in"/>
      <style:text-properties fo:language="en" fo:country="US"/>
    </style:style>
    <style:style style:name="P359" style:parent-style-name="FARGS_CORPODETEXTO" style:family="paragraph">
      <style:paragraph-properties fo:text-indent="1.9687in"/>
      <style:text-properties fo:language="en" fo:country="US"/>
    </style:style>
    <style:style style:name="P360" style:parent-style-name="FARGS_CORPODETEXTO" style:family="paragraph">
      <style:paragraph-properties fo:text-indent="1.9687in"/>
      <style:text-properties fo:language="en" fo:country="US"/>
    </style:style>
    <style:style style:name="P361" style:parent-style-name="FARGS_CORPODETEXTO" style:family="paragraph">
      <style:paragraph-properties fo:text-indent="1.9687in"/>
      <style:text-properties fo:language="en" fo:country="US"/>
    </style:style>
    <style:style style:name="P362" style:parent-style-name="FARGS_CORPODETEXTO" style:family="paragraph">
      <style:paragraph-properties fo:text-indent="1.9687in"/>
      <style:text-properties fo:language="en" fo:country="US"/>
    </style:style>
    <style:style style:name="P363" style:parent-style-name="FARGS_CORPODETEXTO" style:family="paragraph">
      <style:paragraph-properties fo:text-indent="1.9687in"/>
      <style:text-properties fo:language="en" fo:country="US"/>
    </style:style>
    <style:style style:name="P364" style:parent-style-name="FARGS_CORPODETEXTO" style:family="paragraph">
      <style:paragraph-properties fo:text-indent="1.9687in"/>
      <style:text-properties fo:language="en" fo:country="US"/>
    </style:style>
    <style:style style:name="P365" style:parent-style-name="FARGS_CORPODETEXTO" style:family="paragraph">
      <style:paragraph-properties fo:text-indent="1.9687in"/>
      <style:text-properties fo:language="en" fo:country="US"/>
    </style:style>
    <style:style style:name="P366" style:parent-style-name="FARGS_CORPODETEXTO" style:family="paragraph">
      <style:paragraph-properties fo:text-indent="1.9687in"/>
      <style:text-properties fo:language="en" fo:country="US"/>
    </style:style>
    <style:style style:name="P367" style:parent-style-name="FARGS_CORPODETEXTO" style:family="paragraph">
      <style:paragraph-properties fo:text-indent="1.9687in"/>
      <style:text-properties fo:language="en" fo:country="US"/>
    </style:style>
    <style:style style:name="P368" style:parent-style-name="FARGS_CORPODETEXTO" style:family="paragraph">
      <style:paragraph-properties fo:text-indent="1.9687in"/>
      <style:text-properties fo:language="en" fo:country="US"/>
    </style:style>
    <style:style style:name="P369" style:parent-style-name="FARGS_CORPODETEXTO" style:family="paragraph">
      <style:paragraph-properties fo:text-indent="1.9687in"/>
      <style:text-properties fo:language="en" fo:country="US"/>
    </style:style>
    <style:style style:name="P370" style:parent-style-name="FARGS_CORPODETEXTO" style:family="paragraph">
      <style:paragraph-properties fo:text-indent="1.9687in"/>
    </style:style>
    <style:style style:name="T371" style:parent-style-name="Fonteparág.padrão" style:family="text">
      <style:text-properties fo:language="en" fo:country="US"/>
    </style:style>
    <style:style style:name="T372" style:parent-style-name="Fonteparág.padrão" style:family="text">
      <style:text-properties fo:language="en" fo:country="US"/>
    </style:style>
    <style:style style:name="T373" style:parent-style-name="Fonteparág.padrão" style:family="text">
      <style:text-properties fo:language="en" fo:country="US"/>
    </style:style>
    <style:style style:name="P374" style:parent-style-name="FARGS_CORPODETEXTO" style:family="paragraph">
      <style:paragraph-properties fo:text-indent="1.9687in"/>
    </style:style>
    <style:style style:name="T375" style:parent-style-name="Fonteparág.padrão" style:family="text">
      <style:text-properties fo:language="en" fo:country="US"/>
    </style:style>
    <style:style style:name="P376" style:parent-style-name="FARGS_CORPODETEXTO" style:family="paragraph">
      <style:paragraph-properties fo:text-indent="1.9687in"/>
      <style:text-properties fo:language="en" fo:country="US"/>
    </style:style>
    <style:style style:name="P377" style:parent-style-name="FARGS_CORPODETEXTO" style:family="paragraph">
      <style:paragraph-properties fo:text-indent="1.9687in"/>
      <style:text-properties fo:language="en" fo:country="US"/>
    </style:style>
    <style:style style:name="P378" style:parent-style-name="FARGS_CORPODETEXTO" style:family="paragraph">
      <style:paragraph-properties fo:text-indent="1.9687in"/>
      <style:text-properties fo:language="en" fo:country="US"/>
    </style:style>
    <style:style style:name="P379" style:parent-style-name="FARGS_CORPODETEXTO" style:family="paragraph">
      <style:paragraph-properties fo:text-indent="1.9687in"/>
      <style:text-properties fo:language="en" fo:country="US"/>
    </style:style>
    <style:style style:name="P380" style:parent-style-name="FARGS_CORPODETEXTO" style:family="paragraph">
      <style:paragraph-properties fo:text-indent="1.9687in"/>
      <style:text-properties fo:language="en" fo:country="US"/>
    </style:style>
    <style:style style:name="P381" style:parent-style-name="FARGS_CORPODETEXTO" style:family="paragraph">
      <style:paragraph-properties fo:text-indent="1.9687in"/>
      <style:text-properties fo:language="en" fo:country="US"/>
    </style:style>
    <style:style style:name="P382" style:parent-style-name="FARGS_CORPODETEXTO" style:family="paragraph">
      <style:paragraph-properties fo:text-indent="1.9687in"/>
      <style:text-properties fo:language="en" fo:country="US"/>
    </style:style>
    <style:style style:name="P383" style:parent-style-name="FARGS_CORPODETEXTO" style:family="paragraph">
      <style:paragraph-properties fo:text-indent="1.9687in"/>
      <style:text-properties fo:language="en" fo:country="US"/>
    </style:style>
    <style:style style:name="P384" style:parent-style-name="FARGS_CORPODETEXTO" style:family="paragraph">
      <style:paragraph-properties fo:text-indent="1.9687in"/>
      <style:text-properties fo:language="en" fo:country="US"/>
    </style:style>
    <style:style style:name="P385" style:parent-style-name="FARGS_CORPODETEXTO" style:family="paragraph">
      <style:paragraph-properties fo:text-indent="1.9687in"/>
      <style:text-properties fo:language="en" fo:country="US"/>
    </style:style>
    <style:style style:name="P386" style:parent-style-name="FARGS_CORPODETEXTO" style:family="paragraph">
      <style:paragraph-properties fo:text-indent="1.9687in"/>
      <style:text-properties fo:language="en" fo:country="US"/>
    </style:style>
    <style:style style:name="P387" style:parent-style-name="FARGS_CORPODETEXTO" style:family="paragraph">
      <style:paragraph-properties fo:text-indent="1.9687in"/>
      <style:text-properties fo:language="en" fo:country="US"/>
    </style:style>
    <style:style style:name="P388" style:parent-style-name="FARGS_CORPODETEXTO" style:family="paragraph">
      <style:paragraph-properties fo:text-indent="1.9687in"/>
      <style:text-properties fo:language="en" fo:country="US"/>
    </style:style>
    <style:style style:name="P389" style:parent-style-name="FARGS_CORPODETEXTO" style:family="paragraph">
      <style:paragraph-properties fo:text-indent="1.9687in"/>
      <style:text-properties fo:language="en" fo:country="US"/>
    </style:style>
    <style:style style:name="P390" style:parent-style-name="FARGS_CORPODETEXTO" style:family="paragraph">
      <style:paragraph-properties fo:text-indent="1.9687in"/>
      <style:text-properties fo:language="en" fo:country="US"/>
    </style:style>
    <style:style style:name="P391" style:parent-style-name="FARGS_CORPODETEXTO" style:family="paragraph">
      <style:paragraph-properties fo:text-indent="1.9687in"/>
      <style:text-properties fo:language="en" fo:country="US"/>
    </style:style>
    <style:style style:name="P392" style:parent-style-name="FARGS_CORPODETEXTO" style:family="paragraph">
      <style:paragraph-properties fo:text-indent="1.9687in"/>
      <style:text-properties fo:language="en" fo:country="US"/>
    </style:style>
    <style:style style:name="P393" style:parent-style-name="FARGS_CORPODETEXTO" style:family="paragraph">
      <style:paragraph-properties fo:text-indent="1.9687in"/>
      <style:text-properties fo:language="en" fo:country="US"/>
    </style:style>
    <style:style style:name="P394" style:parent-style-name="FARGS_CORPODETEXTO" style:family="paragraph">
      <style:paragraph-properties fo:text-indent="1.9687in"/>
      <style:text-properties fo:language="en" fo:country="US"/>
    </style:style>
    <style:style style:name="P395" style:parent-style-name="FARGS_CORPODETEXTO" style:family="paragraph">
      <style:paragraph-properties fo:text-indent="1.9687in"/>
      <style:text-properties fo:language="en" fo:country="US"/>
    </style:style>
    <style:style style:name="P396" style:parent-style-name="FARGS_CORPODETEXTO" style:family="paragraph">
      <style:paragraph-properties fo:text-indent="1.9687in"/>
      <style:text-properties fo:language="en" fo:country="US"/>
    </style:style>
    <style:style style:name="P397" style:parent-style-name="FARGS_CORPODETEXTO" style:family="paragraph">
      <style:paragraph-properties fo:text-indent="1.9687in"/>
      <style:text-properties fo:language="en" fo:country="US"/>
    </style:style>
    <style:style style:name="P398" style:parent-style-name="FARGS_CORPODETEXTO" style:family="paragraph">
      <style:paragraph-properties fo:text-indent="1.9687in"/>
      <style:text-properties fo:language="en" fo:country="US"/>
    </style:style>
    <style:style style:name="P399" style:parent-style-name="FARGS_CORPODETEXTO" style:family="paragraph">
      <style:paragraph-properties fo:text-indent="1.9687in"/>
      <style:text-properties fo:language="en" fo:country="US"/>
    </style:style>
    <style:style style:name="P400" style:parent-style-name="FARGS_CORPODETEXTO" style:family="paragraph">
      <style:paragraph-properties fo:text-indent="1.9687in"/>
    </style:style>
    <style:style style:name="P401" style:parent-style-name="FARGS_CORPODETEXTO" style:family="paragraph">
      <style:paragraph-properties fo:text-indent="1.9687in"/>
    </style:style>
    <style:style style:name="P402" style:parent-style-name="FARGS_CORPODETEXTO" style:family="paragraph">
      <style:paragraph-properties fo:text-indent="1.9687in"/>
    </style:style>
    <style:style style:name="P403" style:parent-style-name="Standard" style:family="paragraph">
      <style:paragraph-properties fo:text-align="justify" fo:line-height="150%"/>
    </style:style>
    <style:style style:name="T404" style:parent-style-name="Fonteparág.padrão" style:family="text">
      <style:text-properties fo:font-weight="bold" style:font-weight-asian="bold" style:font-weight-complex="bold"/>
    </style:style>
    <style:style style:name="P405" style:parent-style-name="FARGS_CORPODETEXTO" style:family="paragraph">
      <style:paragraph-properties fo:text-indent="1.9687in"/>
    </style:style>
    <style:style style:name="P406" style:parent-style-name="FARGS_CORPODETEXTO" style:family="paragraph">
      <style:paragraph-properties fo:text-indent="1.9687in"/>
    </style:style>
    <style:style style:name="P407" style:parent-style-name="FARGS_CORPODETEXTO" style:family="paragraph">
      <style:paragraph-properties fo:text-indent="1.9687in"/>
    </style:style>
    <style:style style:name="P408" style:parent-style-name="FARGS_CORPODETEXTO" style:family="paragraph">
      <style:paragraph-properties fo:text-indent="1.9687in"/>
      <style:text-properties fo:language="en" fo:country="US"/>
    </style:style>
    <style:style style:name="P409" style:parent-style-name="FARGS_CORPODETEXTO" style:family="paragraph">
      <style:paragraph-properties fo:text-indent="1.9687in"/>
      <style:text-properties fo:language="en" fo:country="US"/>
    </style:style>
    <style:style style:name="P410" style:parent-style-name="FARGS_CORPODETEXTO" style:family="paragraph">
      <style:paragraph-properties fo:text-indent="1.9687in"/>
      <style:text-properties fo:language="en" fo:country="US"/>
    </style:style>
    <style:style style:name="P411" style:parent-style-name="FARGS_CORPODETEXTO" style:family="paragraph">
      <style:paragraph-properties fo:text-indent="1.9687in"/>
      <style:text-properties fo:language="en" fo:country="US"/>
    </style:style>
    <style:style style:name="P412" style:parent-style-name="FARGS_CORPODETEXTO" style:family="paragraph">
      <style:paragraph-properties fo:text-indent="1.9687in"/>
      <style:text-properties fo:language="en" fo:country="US"/>
    </style:style>
    <style:style style:name="P413" style:parent-style-name="FARGS_CORPODETEXTO" style:family="paragraph">
      <style:paragraph-properties fo:text-indent="1.9687in"/>
      <style:text-properties fo:language="en" fo:country="US"/>
    </style:style>
    <style:style style:name="P414" style:parent-style-name="FARGS_CORPODETEXTO" style:family="paragraph">
      <style:paragraph-properties fo:text-indent="1.9687in"/>
      <style:text-properties fo:language="en" fo:country="US"/>
    </style:style>
    <style:style style:name="P415" style:parent-style-name="FARGS_CORPODETEXTO" style:family="paragraph">
      <style:paragraph-properties fo:text-indent="1.9687in"/>
      <style:text-properties fo:language="en" fo:country="US"/>
    </style:style>
    <style:style style:name="P416" style:parent-style-name="FARGS_CORPODETEXTO" style:family="paragraph">
      <style:paragraph-properties fo:text-indent="1.9687in"/>
      <style:text-properties fo:language="en" fo:country="US"/>
    </style:style>
    <style:style style:name="P417" style:parent-style-name="FARGS_CORPODETEXTO" style:family="paragraph">
      <style:paragraph-properties fo:text-indent="1.9687in"/>
      <style:text-properties fo:language="en" fo:country="US"/>
    </style:style>
    <style:style style:name="P418" style:parent-style-name="FARGS_CORPODETEXTO" style:family="paragraph">
      <style:paragraph-properties fo:text-indent="1.9687in"/>
      <style:text-properties fo:language="en" fo:country="US"/>
    </style:style>
    <style:style style:name="P419" style:parent-style-name="FARGS_CORPODETEXTO" style:family="paragraph">
      <style:paragraph-properties fo:text-indent="1.9687in"/>
      <style:text-properties fo:language="en" fo:country="US"/>
    </style:style>
    <style:style style:name="P420" style:parent-style-name="FARGS_CORPODETEXTO" style:family="paragraph">
      <style:paragraph-properties fo:text-indent="1.9687in"/>
      <style:text-properties fo:language="en" fo:country="US"/>
    </style:style>
    <style:style style:name="P421" style:parent-style-name="FARGS_CORPODETEXTO" style:family="paragraph">
      <style:paragraph-properties fo:text-indent="1.9687in"/>
    </style:style>
    <style:style style:name="T422" style:parent-style-name="Fonteparág.padrão" style:family="text">
      <style:text-properties fo:language="en" fo:country="US"/>
    </style:style>
    <style:style style:name="T423" style:parent-style-name="Fonteparág.padrão" style:family="text">
      <style:text-properties fo:language="en" fo:country="US"/>
    </style:style>
    <style:style style:name="T424" style:parent-style-name="Fonteparág.padrão" style:family="text">
      <style:text-properties fo:language="en" fo:country="US"/>
    </style:style>
    <style:style style:name="P425" style:parent-style-name="FARGS_CORPODETEXTO" style:family="paragraph">
      <style:paragraph-properties fo:text-indent="1.9687in"/>
    </style:style>
    <style:style style:name="T426" style:parent-style-name="Fonteparág.padrão" style:family="text">
      <style:text-properties fo:language="en" fo:country="US"/>
    </style:style>
    <style:style style:name="P427" style:parent-style-name="FARGS_CORPODETEXTO" style:family="paragraph">
      <style:paragraph-properties fo:text-indent="1.9687in"/>
      <style:text-properties fo:language="en" fo:country="US"/>
    </style:style>
    <style:style style:name="P428" style:parent-style-name="FARGS_CORPODETEXTO" style:family="paragraph">
      <style:paragraph-properties fo:text-indent="1.9687in"/>
      <style:text-properties fo:language="en" fo:country="US"/>
    </style:style>
    <style:style style:name="P429" style:parent-style-name="FARGS_CORPODETEXTO" style:family="paragraph">
      <style:paragraph-properties fo:text-indent="1.9687in"/>
      <style:text-properties fo:language="en" fo:country="US"/>
    </style:style>
    <style:style style:name="P430" style:parent-style-name="FARGS_CORPODETEXTO" style:family="paragraph">
      <style:paragraph-properties fo:text-indent="1.9687in"/>
      <style:text-properties fo:language="en" fo:country="US"/>
    </style:style>
    <style:style style:name="P431" style:parent-style-name="FARGS_CORPODETEXTO" style:family="paragraph">
      <style:paragraph-properties fo:text-indent="1.9687in"/>
      <style:text-properties fo:language="en" fo:country="US"/>
    </style:style>
    <style:style style:name="P432" style:parent-style-name="FARGS_CORPODETEXTO" style:family="paragraph">
      <style:paragraph-properties fo:text-indent="1.9687in"/>
    </style:style>
    <style:style style:name="P433" style:parent-style-name="FARGS_CORPODETEXTO" style:family="paragraph">
      <style:paragraph-properties fo:text-indent="1.9687in"/>
    </style:style>
    <style:style style:name="T434" style:parent-style-name="Fonteparág.padrão" style:family="text">
      <style:text-properties fo:language="en" fo:country="US"/>
    </style:style>
    <style:style style:name="P435" style:parent-style-name="FARGS_CORPODETEXTO" style:family="paragraph">
      <style:paragraph-properties fo:text-indent="1.9687in"/>
      <style:text-properties fo:language="en" fo:country="US"/>
    </style:style>
    <style:style style:name="P436" style:parent-style-name="FARGS_CORPODETEXTO" style:family="paragraph">
      <style:paragraph-properties fo:text-indent="1.9687in"/>
      <style:text-properties fo:language="en" fo:country="US"/>
    </style:style>
    <style:style style:name="P437" style:parent-style-name="FARGS_CORPODETEXTO" style:family="paragraph">
      <style:paragraph-properties fo:text-indent="1.9687in"/>
      <style:text-properties fo:language="en" fo:country="US"/>
    </style:style>
    <style:style style:name="P438" style:parent-style-name="FARGS_CORPODETEXTO" style:family="paragraph">
      <style:paragraph-properties fo:text-indent="1.9687in"/>
      <style:text-properties fo:language="en" fo:country="US"/>
    </style:style>
    <style:style style:name="P439" style:parent-style-name="FARGS_CORPODETEXTO" style:family="paragraph">
      <style:paragraph-properties fo:text-indent="1.9687in"/>
      <style:text-properties fo:language="en" fo:country="US"/>
    </style:style>
    <style:style style:name="P440" style:parent-style-name="FARGS_CORPODETEXTO" style:family="paragraph">
      <style:paragraph-properties fo:text-indent="1.9687in"/>
      <style:text-properties fo:language="en" fo:country="US"/>
    </style:style>
    <style:style style:name="P441" style:parent-style-name="FARGS_CORPODETEXTO" style:family="paragraph">
      <style:paragraph-properties fo:text-indent="1.9687in"/>
      <style:text-properties fo:language="en" fo:country="US"/>
    </style:style>
    <style:style style:name="P442" style:parent-style-name="FARGS_CORPODETEXTO" style:family="paragraph">
      <style:paragraph-properties fo:text-indent="1.9687in"/>
      <style:text-properties fo:language="en" fo:country="US"/>
    </style:style>
    <style:style style:name="P443" style:parent-style-name="FARGS_CORPODETEXTO" style:family="paragraph">
      <style:paragraph-properties fo:text-indent="1.9687in"/>
      <style:text-properties fo:language="en" fo:country="US"/>
    </style:style>
    <style:style style:name="P444" style:parent-style-name="FARGS_CORPODETEXTO" style:family="paragraph">
      <style:paragraph-properties fo:text-indent="1.9687in"/>
      <style:text-properties fo:language="en" fo:country="US"/>
    </style:style>
    <style:style style:name="P445" style:parent-style-name="FARGS_CORPODETEXTO" style:family="paragraph">
      <style:paragraph-properties fo:text-indent="1.9687in"/>
      <style:text-properties fo:language="en" fo:country="US"/>
    </style:style>
    <style:style style:name="P446" style:parent-style-name="FARGS_CORPODETEXTO" style:family="paragraph">
      <style:paragraph-properties fo:text-indent="1.9687in"/>
      <style:text-properties fo:language="en" fo:country="US"/>
    </style:style>
    <style:style style:name="P447" style:parent-style-name="FARGS_CORPODETEXTO" style:family="paragraph">
      <style:paragraph-properties fo:text-indent="1.9687in"/>
      <style:text-properties fo:language="en" fo:country="US"/>
    </style:style>
    <style:style style:name="P448" style:parent-style-name="FARGS_CORPODETEXTO" style:family="paragraph">
      <style:paragraph-properties fo:text-indent="1.9687in"/>
      <style:text-properties fo:language="en" fo:country="US"/>
    </style:style>
    <style:style style:name="P449" style:parent-style-name="FARGS_CORPODETEXTO" style:family="paragraph">
      <style:paragraph-properties fo:text-indent="1.9687in"/>
    </style:style>
    <style:style style:name="T450" style:parent-style-name="Fonteparág.padrão" style:family="text">
      <style:text-properties fo:language="en" fo:country="US"/>
    </style:style>
    <style:style style:name="T451" style:parent-style-name="Fonteparág.padrão" style:family="text">
      <style:text-properties fo:language="en" fo:country="US"/>
    </style:style>
    <style:style style:name="T452" style:parent-style-name="Fonteparág.padrão" style:family="text">
      <style:text-properties fo:language="en" fo:country="US"/>
    </style:style>
    <style:style style:name="T453" style:parent-style-name="Fonteparág.padrão" style:family="text">
      <style:text-properties fo:language="en" fo:country="US"/>
    </style:style>
    <style:style style:name="P454" style:parent-style-name="FARGS_CORPODETEXTO" style:family="paragraph">
      <style:paragraph-properties fo:text-indent="1.9687in"/>
    </style:style>
    <style:style style:name="P455" style:parent-style-name="FARGS_CORPODETEXTO" style:family="paragraph">
      <style:paragraph-properties fo:text-indent="1.9687in"/>
    </style:style>
    <style:style style:name="P456" style:parent-style-name="FARGS_CORPODETEXTO" style:family="paragraph">
      <style:paragraph-properties fo:text-indent="1.9687in"/>
    </style:style>
    <style:style style:name="P457" style:parent-style-name="FARGS_CORPODETEXTO" style:family="paragraph">
      <style:paragraph-properties fo:text-indent="1.9687in"/>
    </style:style>
    <style:style style:name="P458" style:parent-style-name="FARGS_CORPODETEXTO" style:family="paragraph">
      <style:paragraph-properties fo:text-indent="1.9687in"/>
    </style:style>
    <style:style style:name="P459" style:parent-style-name="FARGS_CORPODETEXTO" style:family="paragraph">
      <style:paragraph-properties fo:text-indent="1.9687in"/>
    </style:style>
    <style:style style:name="P460" style:parent-style-name="FARGS_CORPODETEXTO" style:family="paragraph">
      <style:paragraph-properties fo:text-indent="1.9687in"/>
    </style:style>
    <style:style style:name="P461" style:parent-style-name="FARGS_CORPODETEXTO" style:family="paragraph">
      <style:paragraph-properties fo:text-indent="1.9687in"/>
    </style:style>
    <style:style style:name="P462" style:parent-style-name="Standard" style:family="paragraph">
      <style:paragraph-properties fo:text-align="justify" fo:line-height="150%"/>
    </style:style>
    <style:style style:name="T463" style:parent-style-name="Fonteparág.padrão" style:family="text">
      <style:text-properties fo:font-weight="bold" style:font-weight-asian="bold" style:font-weight-complex="bold"/>
    </style:style>
    <style:style style:name="T464" style:parent-style-name="Fonteparág.padrão" style:family="text">
      <style:text-properties fo:font-weight="bold" style:font-weight-asian="bold" style:font-weight-complex="bold"/>
    </style:style>
    <style:style style:name="P465" style:parent-style-name="FARGS_CORPODETEXTO" style:family="paragraph">
      <style:paragraph-properties fo:text-indent="1.9687in"/>
    </style:style>
    <style:style style:name="P466" style:parent-style-name="FARGS_CORPODETEXTO" style:family="paragraph">
      <style:paragraph-properties fo:text-indent="1.9687in"/>
    </style:style>
    <style:style style:name="P467" style:parent-style-name="FARGS_CORPODETEXTO" style:family="paragraph">
      <style:paragraph-properties fo:text-indent="1.9687in"/>
    </style:style>
    <style:style style:name="P468" style:parent-style-name="FARGS_CORPODETEXTO" style:family="paragraph">
      <style:paragraph-properties fo:text-indent="1.9687in"/>
      <style:text-properties fo:language="en" fo:country="US"/>
    </style:style>
    <style:style style:name="P469" style:parent-style-name="FARGS_CORPODETEXTO" style:family="paragraph">
      <style:paragraph-properties fo:text-indent="1.9687in"/>
      <style:text-properties fo:language="en" fo:country="US"/>
    </style:style>
    <style:style style:name="P470" style:parent-style-name="FARGS_CORPODETEXTO" style:family="paragraph">
      <style:paragraph-properties fo:text-indent="1.9687in"/>
      <style:text-properties fo:language="en" fo:country="US"/>
    </style:style>
    <style:style style:name="P471" style:parent-style-name="FARGS_CORPODETEXTO" style:family="paragraph">
      <style:paragraph-properties fo:text-indent="1.9687in"/>
      <style:text-properties fo:language="en" fo:country="US"/>
    </style:style>
    <style:style style:name="P472" style:parent-style-name="FARGS_CORPODETEXTO" style:family="paragraph">
      <style:paragraph-properties fo:text-indent="1.9687in"/>
      <style:text-properties fo:language="en" fo:country="US"/>
    </style:style>
    <style:style style:name="P473" style:parent-style-name="FARGS_CORPODETEXTO" style:family="paragraph">
      <style:paragraph-properties fo:text-indent="1.9687in"/>
      <style:text-properties fo:language="en" fo:country="US"/>
    </style:style>
    <style:style style:name="P474" style:parent-style-name="FARGS_CORPODETEXTO" style:family="paragraph">
      <style:paragraph-properties fo:text-indent="1.9687in"/>
      <style:text-properties fo:language="en" fo:country="US"/>
    </style:style>
    <style:style style:name="P475" style:parent-style-name="FARGS_CORPODETEXTO" style:family="paragraph">
      <style:paragraph-properties fo:text-indent="1.9687in"/>
      <style:text-properties fo:language="en" fo:country="US"/>
    </style:style>
    <style:style style:name="P476" style:parent-style-name="FARGS_CORPODETEXTO" style:family="paragraph">
      <style:paragraph-properties fo:text-indent="1.9687in"/>
      <style:text-properties fo:language="en" fo:country="US"/>
    </style:style>
    <style:style style:name="P477" style:parent-style-name="FARGS_CORPODETEXTO" style:family="paragraph">
      <style:paragraph-properties fo:text-indent="1.9687in"/>
      <style:text-properties fo:language="en" fo:country="US"/>
    </style:style>
    <style:style style:name="P478" style:parent-style-name="FARGS_CORPODETEXTO" style:family="paragraph">
      <style:paragraph-properties fo:text-indent="1.9687in"/>
      <style:text-properties fo:language="en" fo:country="US"/>
    </style:style>
    <style:style style:name="P479" style:parent-style-name="FARGS_CORPODETEXTO" style:family="paragraph">
      <style:paragraph-properties fo:text-indent="1.9687in"/>
      <style:text-properties fo:language="en" fo:country="US"/>
    </style:style>
    <style:style style:name="P480" style:parent-style-name="FARGS_CORPODETEXTO" style:family="paragraph">
      <style:paragraph-properties fo:text-indent="1.9687in"/>
      <style:text-properties fo:language="en" fo:country="US"/>
    </style:style>
    <style:style style:name="P481" style:parent-style-name="FARGS_CORPODETEXTO" style:family="paragraph">
      <style:paragraph-properties fo:text-indent="1.9687in"/>
    </style:style>
    <style:style style:name="T482" style:parent-style-name="Fonteparág.padrão" style:family="text">
      <style:text-properties fo:language="en" fo:country="US"/>
    </style:style>
    <style:style style:name="T483" style:parent-style-name="Fonteparág.padrão" style:family="text">
      <style:text-properties fo:language="en" fo:country="US"/>
    </style:style>
    <style:style style:name="T484" style:parent-style-name="Fonteparág.padrão" style:family="text">
      <style:text-properties fo:language="en" fo:country="US"/>
    </style:style>
    <style:style style:name="P485" style:parent-style-name="FARGS_CORPODETEXTO" style:family="paragraph">
      <style:paragraph-properties fo:text-indent="1.9687in"/>
    </style:style>
    <style:style style:name="T486" style:parent-style-name="Fonteparág.padrão" style:family="text">
      <style:text-properties fo:language="en" fo:country="US"/>
    </style:style>
    <style:style style:name="P487" style:parent-style-name="FARGS_CORPODETEXTO" style:family="paragraph">
      <style:paragraph-properties fo:text-indent="1.9687in"/>
      <style:text-properties fo:language="en" fo:country="US"/>
    </style:style>
    <style:style style:name="P488" style:parent-style-name="FARGS_CORPODETEXTO" style:family="paragraph">
      <style:paragraph-properties fo:text-indent="1.9687in"/>
      <style:text-properties fo:language="en" fo:country="US"/>
    </style:style>
    <style:style style:name="P489" style:parent-style-name="FARGS_CORPODETEXTO" style:family="paragraph">
      <style:paragraph-properties fo:text-indent="1.9687in"/>
      <style:text-properties fo:language="en" fo:country="US"/>
    </style:style>
    <style:style style:name="P490" style:parent-style-name="FARGS_CORPODETEXTO" style:family="paragraph">
      <style:paragraph-properties fo:text-indent="1.9687in"/>
      <style:text-properties fo:language="en" fo:country="US"/>
    </style:style>
    <style:style style:name="P491" style:parent-style-name="FARGS_CORPODETEXTO" style:family="paragraph">
      <style:paragraph-properties fo:text-indent="1.9687in"/>
      <style:text-properties fo:language="en" fo:country="US"/>
    </style:style>
    <style:style style:name="P492" style:parent-style-name="FARGS_CORPODETEXTO" style:family="paragraph">
      <style:paragraph-properties fo:text-indent="1.9687in"/>
    </style:style>
    <style:style style:name="P493" style:parent-style-name="FARGS_CORPODETEXTO" style:family="paragraph">
      <style:paragraph-properties fo:text-indent="1.9687in"/>
    </style:style>
    <style:style style:name="T494" style:parent-style-name="Fonteparág.padrão" style:family="text">
      <style:text-properties fo:language="en" fo:country="US"/>
    </style:style>
    <style:style style:name="P495" style:parent-style-name="FARGS_CORPODETEXTO" style:family="paragraph">
      <style:paragraph-properties fo:text-indent="1.9687in"/>
      <style:text-properties fo:language="en" fo:country="US"/>
    </style:style>
    <style:style style:name="P496" style:parent-style-name="FARGS_CORPODETEXTO" style:family="paragraph">
      <style:paragraph-properties fo:text-indent="1.9687in"/>
      <style:text-properties fo:language="en" fo:country="US"/>
    </style:style>
    <style:style style:name="P497" style:parent-style-name="FARGS_CORPODETEXTO" style:family="paragraph">
      <style:paragraph-properties fo:text-indent="1.9687in"/>
      <style:text-properties fo:language="en" fo:country="US"/>
    </style:style>
    <style:style style:name="P498" style:parent-style-name="FARGS_CORPODETEXTO" style:family="paragraph">
      <style:paragraph-properties fo:text-indent="1.9687in"/>
      <style:text-properties fo:language="en" fo:country="US"/>
    </style:style>
    <style:style style:name="P499" style:parent-style-name="FARGS_CORPODETEXTO" style:family="paragraph">
      <style:paragraph-properties fo:text-indent="1.9687in"/>
      <style:text-properties fo:language="en" fo:country="US"/>
    </style:style>
    <style:style style:name="P500" style:parent-style-name="FARGS_CORPODETEXTO" style:family="paragraph">
      <style:paragraph-properties fo:text-indent="1.9687in"/>
      <style:text-properties fo:language="en" fo:country="US"/>
    </style:style>
    <style:style style:name="P501" style:parent-style-name="FARGS_CORPODETEXTO" style:family="paragraph">
      <style:paragraph-properties fo:text-indent="1.9687in"/>
      <style:text-properties fo:language="en" fo:country="US"/>
    </style:style>
    <style:style style:name="P502" style:parent-style-name="FARGS_CORPODETEXTO" style:family="paragraph">
      <style:paragraph-properties fo:text-indent="1.9687in"/>
      <style:text-properties fo:language="en" fo:country="US"/>
    </style:style>
    <style:style style:name="P503" style:parent-style-name="FARGS_CORPODETEXTO" style:family="paragraph">
      <style:paragraph-properties fo:text-indent="1.9687in"/>
      <style:text-properties fo:language="en" fo:country="US"/>
    </style:style>
    <style:style style:name="P504" style:parent-style-name="FARGS_CORPODETEXTO" style:family="paragraph">
      <style:paragraph-properties fo:text-indent="1.9687in"/>
      <style:text-properties fo:language="en" fo:country="US"/>
    </style:style>
    <style:style style:name="P505" style:parent-style-name="FARGS_CORPODETEXTO" style:family="paragraph">
      <style:paragraph-properties fo:text-indent="1.9687in"/>
      <style:text-properties fo:language="en" fo:country="US"/>
    </style:style>
    <style:style style:name="P506" style:parent-style-name="FARGS_CORPODETEXTO" style:family="paragraph">
      <style:paragraph-properties fo:text-indent="1.9687in"/>
      <style:text-properties fo:language="en" fo:country="US"/>
    </style:style>
    <style:style style:name="P507" style:parent-style-name="FARGS_CORPODETEXTO" style:family="paragraph">
      <style:paragraph-properties fo:text-indent="1.9687in"/>
      <style:text-properties fo:language="en" fo:country="US"/>
    </style:style>
    <style:style style:name="P508" style:parent-style-name="FARGS_CORPODETEXTO" style:family="paragraph">
      <style:paragraph-properties fo:text-indent="1.9687in"/>
      <style:text-properties fo:language="en" fo:country="US"/>
    </style:style>
    <style:style style:name="P509" style:parent-style-name="FARGS_CORPODETEXTO" style:family="paragraph">
      <style:paragraph-properties fo:text-indent="1.9687in"/>
    </style:style>
    <style:style style:name="T510" style:parent-style-name="Fonteparág.padrão" style:family="text">
      <style:text-properties fo:language="en" fo:country="US"/>
    </style:style>
    <style:style style:name="T511" style:parent-style-name="Fonteparág.padrão" style:family="text">
      <style:text-properties fo:language="en" fo:country="US"/>
    </style:style>
    <style:style style:name="T512" style:parent-style-name="Fonteparág.padrão" style:family="text">
      <style:text-properties fo:language="en" fo:country="US"/>
    </style:style>
    <style:style style:name="T513" style:parent-style-name="Fonteparág.padrão" style:family="text">
      <style:text-properties fo:language="en" fo:country="US"/>
    </style:style>
    <style:style style:name="P514" style:parent-style-name="FARGS_CORPODETEXTO" style:family="paragraph">
      <style:paragraph-properties fo:text-indent="1.9687in"/>
    </style:style>
    <style:style style:name="P515" style:parent-style-name="FARGS_CORPODETEXTO" style:family="paragraph">
      <style:paragraph-properties fo:text-indent="1.9687in"/>
    </style:style>
    <style:style style:name="P516" style:parent-style-name="FARGS_CORPODETEXTO" style:family="paragraph">
      <style:paragraph-properties fo:text-indent="1.9687in"/>
    </style:style>
    <style:style style:name="P517" style:parent-style-name="FARGS_CORPODETEXTO" style:family="paragraph">
      <style:paragraph-properties fo:text-indent="1.9687in"/>
    </style:style>
    <style:style style:name="P518" style:parent-style-name="Standard" style:family="paragraph">
      <style:paragraph-properties fo:text-align="justify" fo:line-height="150%"/>
    </style:style>
    <style:style style:name="T519" style:parent-style-name="Fonteparág.padrão" style:family="text">
      <style:text-properties fo:font-weight="bold" style:font-weight-asian="bold" style:font-weight-complex="bold"/>
    </style:style>
    <style:style style:name="P520" style:parent-style-name="FARGS_CORPODETEXTO" style:family="paragraph">
      <style:paragraph-properties fo:text-indent="1.9687in"/>
    </style:style>
    <style:style style:name="P521" style:parent-style-name="FARGS_CORPODETEXTO" style:family="paragraph">
      <style:paragraph-properties fo:text-indent="1.9687in"/>
    </style:style>
    <style:style style:name="P522" style:parent-style-name="FARGS_CORPODETEXTO" style:family="paragraph">
      <style:paragraph-properties fo:text-indent="1.9687in"/>
    </style:style>
    <style:style style:name="P523" style:parent-style-name="FARGS_CORPODETEXTO" style:family="paragraph">
      <style:paragraph-properties fo:text-indent="1.9687in"/>
    </style:style>
    <style:style style:name="P524" style:parent-style-name="FARGS_CORPODETEXTO" style:family="paragraph">
      <style:paragraph-properties fo:text-indent="1.9687in"/>
    </style:style>
    <style:style style:name="P525" style:parent-style-name="FARGS_CORPODETEXTO" style:family="paragraph">
      <style:paragraph-properties fo:text-indent="1.9687in"/>
    </style:style>
    <style:style style:name="T526" style:parent-style-name="Fonteparág.padrão" style:family="text">
      <style:text-properties fo:language="en" fo:country="US"/>
    </style:style>
    <style:style style:name="P527" style:parent-style-name="FARGS_CORPODETEXTO" style:family="paragraph">
      <style:paragraph-properties fo:text-indent="1.9687in"/>
      <style:text-properties fo:language="en" fo:country="US"/>
    </style:style>
    <style:style style:name="P528" style:parent-style-name="FARGS_CORPODETEXTO" style:family="paragraph">
      <style:paragraph-properties fo:text-indent="1.9687in"/>
      <style:text-properties fo:language="en" fo:country="US"/>
    </style:style>
    <style:style style:name="P529" style:parent-style-name="FARGS_CORPODETEXTO" style:family="paragraph">
      <style:paragraph-properties fo:text-indent="1.9687in"/>
      <style:text-properties fo:language="en" fo:country="US"/>
    </style:style>
    <style:style style:name="P530" style:parent-style-name="FARGS_CORPODETEXTO" style:family="paragraph">
      <style:paragraph-properties fo:text-indent="1.9687in"/>
      <style:text-properties fo:language="en" fo:country="US"/>
    </style:style>
    <style:style style:name="P531" style:parent-style-name="FARGS_CORPODETEXTO" style:family="paragraph">
      <style:paragraph-properties fo:text-indent="1.9687in"/>
      <style:text-properties fo:language="en" fo:country="US"/>
    </style:style>
    <style:style style:name="P532" style:parent-style-name="FARGS_CORPODETEXTO" style:family="paragraph">
      <style:paragraph-properties fo:text-indent="1.9687in"/>
      <style:text-properties fo:language="en" fo:country="US"/>
    </style:style>
    <style:style style:name="P533" style:parent-style-name="FARGS_CORPODETEXTO" style:family="paragraph">
      <style:paragraph-properties fo:text-indent="1.9687in"/>
      <style:text-properties fo:language="en" fo:country="US"/>
    </style:style>
    <style:style style:name="P534" style:parent-style-name="FARGS_CORPODETEXTO" style:family="paragraph">
      <style:paragraph-properties fo:text-indent="1.9687in"/>
      <style:text-properties fo:language="en" fo:country="US"/>
    </style:style>
    <style:style style:name="P535" style:parent-style-name="FARGS_CORPODETEXTO" style:family="paragraph">
      <style:paragraph-properties fo:text-indent="1.9687in"/>
      <style:text-properties fo:language="en" fo:country="US"/>
    </style:style>
    <style:style style:name="P536" style:parent-style-name="FARGS_CORPODETEXTO" style:family="paragraph">
      <style:paragraph-properties fo:text-indent="1.9687in"/>
      <style:text-properties fo:language="en" fo:country="US"/>
    </style:style>
    <style:style style:name="P537" style:parent-style-name="FARGS_CORPODETEXTO" style:family="paragraph">
      <style:paragraph-properties fo:text-indent="1.9687in"/>
      <style:text-properties fo:language="en" fo:country="US"/>
    </style:style>
    <style:style style:name="P538" style:parent-style-name="FARGS_CORPODETEXTO" style:family="paragraph">
      <style:paragraph-properties fo:text-indent="1.9687in"/>
      <style:text-properties fo:language="en" fo:country="US"/>
    </style:style>
    <style:style style:name="P539" style:parent-style-name="FARGS_CORPODETEXTO" style:family="paragraph">
      <style:paragraph-properties fo:text-indent="1.9687in"/>
      <style:text-properties fo:language="en" fo:country="US"/>
    </style:style>
    <style:style style:name="P540" style:parent-style-name="FARGS_CORPODETEXTO" style:family="paragraph">
      <style:paragraph-properties fo:text-indent="1.9687in"/>
      <style:text-properties fo:language="en" fo:country="US"/>
    </style:style>
    <style:style style:name="P541" style:parent-style-name="FARGS_CORPODETEXTO" style:family="paragraph">
      <style:paragraph-properties fo:text-indent="1.9687in"/>
    </style:style>
    <style:style style:name="T542" style:parent-style-name="Fonteparág.padrão" style:family="text">
      <style:text-properties fo:language="en" fo:country="US"/>
    </style:style>
    <style:style style:name="T543" style:parent-style-name="Fonteparág.padrão" style:family="text">
      <style:text-properties fo:language="en" fo:country="US"/>
    </style:style>
    <style:style style:name="P544" style:parent-style-name="FARGS_CORPODETEXTO" style:family="paragraph">
      <style:paragraph-properties fo:text-indent="1.9687in"/>
    </style:style>
    <style:style style:name="P545" style:parent-style-name="FARGS_CORPODETEXTO" style:family="paragraph">
      <style:paragraph-properties fo:text-indent="1.9687in"/>
    </style:style>
    <style:style style:name="T546" style:parent-style-name="Fonteparág.padrão" style:family="text">
      <style:text-properties fo:language="en" fo:country="US"/>
    </style:style>
    <style:style style:name="P547" style:parent-style-name="FARGS_CORPODETEXTO" style:family="paragraph">
      <style:paragraph-properties fo:text-indent="1.9687in"/>
      <style:text-properties fo:language="en" fo:country="US"/>
    </style:style>
    <style:style style:name="P548" style:parent-style-name="FARGS_CORPODETEXTO" style:family="paragraph">
      <style:paragraph-properties fo:text-indent="1.9687in"/>
      <style:text-properties fo:language="en" fo:country="US"/>
    </style:style>
    <style:style style:name="P549" style:parent-style-name="FARGS_CORPODETEXTO" style:family="paragraph">
      <style:paragraph-properties fo:text-indent="1.9687in"/>
      <style:text-properties fo:language="en" fo:country="US"/>
    </style:style>
    <style:style style:name="P550" style:parent-style-name="FARGS_CORPODETEXTO" style:family="paragraph">
      <style:paragraph-properties fo:text-indent="1.9687in"/>
      <style:text-properties fo:language="en" fo:country="US"/>
    </style:style>
    <style:style style:name="P551" style:parent-style-name="FARGS_CORPODETEXTO" style:family="paragraph">
      <style:paragraph-properties fo:text-indent="1.9687in"/>
      <style:text-properties fo:language="en" fo:country="US"/>
    </style:style>
    <style:style style:name="P552" style:parent-style-name="FARGS_CORPODETEXTO" style:family="paragraph">
      <style:paragraph-properties fo:text-indent="1.9687in"/>
      <style:text-properties fo:language="en" fo:country="US"/>
    </style:style>
    <style:style style:name="P553" style:parent-style-name="FARGS_CORPODETEXTO" style:family="paragraph">
      <style:paragraph-properties fo:text-indent="1.9687in"/>
      <style:text-properties fo:language="en" fo:country="US"/>
    </style:style>
    <style:style style:name="P554" style:parent-style-name="FARGS_CORPODETEXTO" style:family="paragraph">
      <style:paragraph-properties fo:text-indent="1.9687in"/>
      <style:text-properties fo:language="en" fo:country="US"/>
    </style:style>
    <style:style style:name="P555" style:parent-style-name="FARGS_CORPODETEXTO" style:family="paragraph">
      <style:paragraph-properties fo:text-indent="1.9687in"/>
      <style:text-properties fo:language="en" fo:country="US"/>
    </style:style>
    <style:style style:name="P556" style:parent-style-name="FARGS_CORPODETEXTO" style:family="paragraph">
      <style:paragraph-properties fo:text-indent="1.9687in"/>
      <style:text-properties fo:language="en" fo:country="US"/>
    </style:style>
    <style:style style:name="P557" style:parent-style-name="FARGS_CORPODETEXTO" style:family="paragraph">
      <style:paragraph-properties fo:text-indent="1.9687in"/>
      <style:text-properties fo:language="en" fo:country="US"/>
    </style:style>
    <style:style style:name="P558" style:parent-style-name="FARGS_CORPODETEXTO" style:family="paragraph">
      <style:paragraph-properties fo:text-indent="1.9687in"/>
      <style:text-properties fo:language="en" fo:country="US"/>
    </style:style>
    <style:style style:name="P559" style:parent-style-name="FARGS_CORPODETEXTO" style:family="paragraph">
      <style:paragraph-properties fo:text-indent="1.9687in"/>
      <style:text-properties fo:language="en" fo:country="US"/>
    </style:style>
    <style:style style:name="P560" style:parent-style-name="FARGS_CORPODETEXTO" style:family="paragraph">
      <style:paragraph-properties fo:text-indent="1.9687in"/>
      <style:text-properties fo:language="en" fo:country="US"/>
    </style:style>
    <style:style style:name="P561" style:parent-style-name="FARGS_CORPODETEXTO" style:family="paragraph">
      <style:paragraph-properties fo:text-indent="1.9687in"/>
      <style:text-properties fo:language="en" fo:country="US"/>
    </style:style>
    <style:style style:name="P562" style:parent-style-name="FARGS_CORPODETEXTO" style:family="paragraph">
      <style:paragraph-properties fo:text-indent="1.9687in"/>
      <style:text-properties fo:language="en" fo:country="US"/>
    </style:style>
    <style:style style:name="P563" style:parent-style-name="FARGS_CORPODETEXTO" style:family="paragraph">
      <style:paragraph-properties fo:text-indent="1.9687in"/>
      <style:text-properties fo:language="en" fo:country="US"/>
    </style:style>
    <style:style style:name="P564" style:parent-style-name="FARGS_CORPODETEXTO" style:family="paragraph">
      <style:paragraph-properties fo:text-indent="1.9687in"/>
      <style:text-properties fo:language="en" fo:country="US"/>
    </style:style>
    <style:style style:name="P565" style:parent-style-name="FARGS_CORPODETEXTO" style:family="paragraph">
      <style:paragraph-properties fo:text-indent="1.9687in"/>
      <style:text-properties fo:language="en" fo:country="US"/>
    </style:style>
    <style:style style:name="P566" style:parent-style-name="FARGS_CORPODETEXTO" style:family="paragraph">
      <style:paragraph-properties fo:text-indent="1.9687in"/>
      <style:text-properties fo:language="en" fo:country="US"/>
    </style:style>
    <style:style style:name="P567" style:parent-style-name="FARGS_CORPODETEXTO" style:family="paragraph">
      <style:paragraph-properties fo:text-indent="1.9687in"/>
      <style:text-properties fo:language="en" fo:country="US"/>
    </style:style>
    <style:style style:name="P568" style:parent-style-name="FARGS_CORPODETEXTO" style:family="paragraph">
      <style:paragraph-properties fo:text-indent="1.9687in"/>
      <style:text-properties fo:language="en" fo:country="US"/>
    </style:style>
    <style:style style:name="P569" style:parent-style-name="FARGS_CORPODETEXTO" style:family="paragraph">
      <style:paragraph-properties fo:text-indent="1.9687in"/>
      <style:text-properties fo:language="en" fo:country="US"/>
    </style:style>
    <style:style style:name="P570" style:parent-style-name="FARGS_CORPODETEXTO" style:family="paragraph">
      <style:paragraph-properties fo:text-indent="1.9687in"/>
      <style:text-properties fo:language="en" fo:country="US"/>
    </style:style>
    <style:style style:name="P571" style:parent-style-name="FARGS_CORPODETEXTO" style:family="paragraph">
      <style:paragraph-properties fo:text-indent="1.9687in"/>
      <style:text-properties fo:language="en" fo:country="US"/>
    </style:style>
    <style:style style:name="P572" style:parent-style-name="FARGS_CORPODETEXTO" style:family="paragraph">
      <style:paragraph-properties fo:text-indent="1.9687in"/>
      <style:text-properties fo:language="en" fo:country="US"/>
    </style:style>
    <style:style style:name="P573" style:parent-style-name="FARGS_CORPODETEXTO" style:family="paragraph">
      <style:paragraph-properties fo:text-indent="1.9687in"/>
      <style:text-properties fo:language="en" fo:country="US"/>
    </style:style>
    <style:style style:name="P574" style:parent-style-name="FARGS_CORPODETEXTO" style:family="paragraph">
      <style:paragraph-properties fo:text-indent="1.9687in"/>
      <style:text-properties fo:language="en" fo:country="US"/>
    </style:style>
    <style:style style:name="P575" style:parent-style-name="FARGS_CORPODETEXTO" style:family="paragraph">
      <style:paragraph-properties fo:text-indent="1.9687in"/>
      <style:text-properties fo:language="en" fo:country="US"/>
    </style:style>
    <style:style style:name="P576" style:parent-style-name="FARGS_CORPODETEXTO" style:family="paragraph">
      <style:paragraph-properties fo:text-indent="1.9687in"/>
      <style:text-properties fo:language="en" fo:country="US"/>
    </style:style>
    <style:style style:name="P577" style:parent-style-name="FARGS_CORPODETEXTO" style:family="paragraph">
      <style:paragraph-properties fo:text-indent="1.9687in"/>
      <style:text-properties fo:language="en" fo:country="US"/>
    </style:style>
    <style:style style:name="P578" style:parent-style-name="FARGS_CORPODETEXTO" style:family="paragraph">
      <style:paragraph-properties fo:text-indent="1.9687in"/>
    </style:style>
    <style:style style:name="T579" style:parent-style-name="Fonteparág.padrão" style:family="text">
      <style:text-properties fo:language="en" fo:country="US"/>
    </style:style>
    <style:style style:name="T580" style:parent-style-name="Fonteparág.padrão" style:family="text">
      <style:text-properties fo:language="en" fo:country="US"/>
    </style:style>
    <style:style style:name="P581" style:parent-style-name="FARGS_CORPODETEXTO" style:family="paragraph">
      <style:paragraph-properties fo:text-indent="1.9687in"/>
    </style:style>
    <style:style style:name="P582" style:parent-style-name="FARGS_CORPODETEXTO" style:family="paragraph">
      <style:paragraph-properties fo:text-indent="1.9687in"/>
    </style:style>
    <style:style style:name="P583" style:parent-style-name="FARGS_CORPODETEXTO" style:family="paragraph">
      <style:paragraph-properties fo:text-indent="1.9687in"/>
    </style:style>
    <style:style style:name="P584" style:parent-style-name="FARGS_CORPODETEXTO" style:family="paragraph">
      <style:paragraph-properties fo:text-indent="1.9687in"/>
    </style:style>
    <style:style style:name="P585" style:parent-style-name="FARGS_CORPODETEXTO" style:family="paragraph">
      <style:paragraph-properties fo:text-indent="1.9687in"/>
    </style:style>
    <style:style style:name="P586" style:parent-style-name="Standard" style:family="paragraph">
      <style:paragraph-properties fo:text-align="justify" fo:line-height="150%"/>
    </style:style>
    <style:style style:name="T587" style:parent-style-name="Fonteparág.padrão" style:family="text">
      <style:text-properties fo:font-weight="bold" style:font-weight-asian="bold" style:font-weight-complex="bold"/>
    </style:style>
    <style:style style:name="P588" style:parent-style-name="FARGS_CORPODETEXTO" style:family="paragraph">
      <style:paragraph-properties fo:text-indent="1.9687in"/>
      <style:text-properties fo:font-weight="bold" style:font-weight-asian="bold" fo:color="#000000"/>
    </style:style>
    <style:style style:name="P589" style:parent-style-name="FARGS_CORPODETEXTO" style:family="paragraph">
      <style:paragraph-properties fo:text-indent="1.9687in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INFORMÁTICA</text:p>
      <text:p text:style-name="P16"/>
      <text:p text:style-name="P17"/>
      <text:p text:style-name="P18"/>
      <text:h text:style-name="P19" text:outline-level="4"><text:bookmark-start text:name="__RefHeading__3437_1401229629"/>PORTO ALEGRE<text:bookmark-end text:name="__RefHeading__3437_1401229629"/></text:h>
      <text:h text:style-name="P20" text:outline-level="4"><text:bookmark-start text:name="__RefHeading__3439_1401229629"/>2016<text:bookmark-end text:name="__RefHeading__3439_1401229629"/></text:h>
      <text:p text:style-name="P21"/>
      <text:p text:style-name="P22"/>
      <text:p text:style-name="P23"/>
      <text:p text:style-name="P24"/>
      <text:p text:style-name="P25"/>
      <text:p text:style-name="P26"/>
      <text:p text:style-name="P27">MICHELE MENEZES LUIZ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h text:style-name="P58" text:outline-level="1">PROGRAMAÇÃO WEB</text:h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>Trabalho de Técnico em Informática para Internet,<text:s/>aula de Programação Web.</text:p>
      <text:p text:style-name="P72"/>
      <text:h text:style-name="P73" text:outline-level="7"><text:bookmark-start text:name="__RefHeading__3443_1401229629"/><text:span text:style-name="T74">Prof:<text:s/></text:span><text:bookmark-end text:name="__RefHeading__3443_1401229629"/><text:span text:style-name="T75">Renan</text:span></text:h>
      <text:soft-page-break/>
      <text:p text:style-name="P76">SUMÁRIO</text:p>
      <text:p text:style-name="P80"/>
      <text:p text:style-name="P81"/>
      <text:p text:style-name="P82"/>
      <text:list text:style-name="LFO23" text:continue-numbering="true">
        <text:list-item>
          <text:p text:style-name="P83">INTRODUÇÃO, DADOS DO PROJETO<text:s/><text:tab/><text:tab/>04</text:p>
        </text:list-item>
        <text:list-item>
          <text:p text:style-name="P84">PÁGINA EM HTML SOBRE OS CONTINENTES<text:s/><text:tab/><text:tab/>05</text:p>
        </text:list-item>
        <text:list-item>
          <text:p text:style-name="P85">PÁGINA EM HTML SOBRE AS AMÉRICAS<text:s/><text:tab/><text:tab/>08</text:p>
        </text:list-item>
        <text:list-item>
          <text:p text:style-name="P86">PÁGINA EM HTML SOBRE A EUROPA<text:s/><text:tab/><text:tab/>10</text:p>
        </text:list-item>
        <text:list-item>
          <text:p text:style-name="P87">PÁGINA EM HTML SOBRE A ÁSIA<text:s/><text:tab/><text:tab/>12</text:p>
        </text:list-item>
        <text:list-item>
          <text:p text:style-name="P88">PÁGINA EM HTML SOBRE A OCEANIA<text:s/><text:tab/><text:tab/>14</text:p>
        </text:list-item>
        <text:list-item>
          <text:p text:style-name="P89">PÁGINA EM HTML SOBRE A ÁFRICA<text:s/><text:tab/><text:tab/>16</text:p>
        </text:list-item>
        <text:list-item>
          <text:p text:style-name="P90">CSS E SEUS CÓDIGOS<text:tab/><text:tab/>18</text:p>
        </text:list-item>
        <text:list-item>
          <text:p text:style-name="P91">CONSIDERAÇÕES FINAIS<text:s/><text:tab/><text:tab/>20</text:p>
        </text:list-item>
      </text:list>
      <text:soft-page-break/>
      <text:list text:style-name="WW8Num3">
        <text:list-item text:start-value="1">
          <text:p text:style-name="P92"><text:span text:style-name="T102">INTRODUÇÃO,<text:s/></text:span><text:span text:style-name="T103">DADOS DO PROJETO.</text:span></text:p>
        </text:list-item>
      </text:list>
      <text:p text:style-name="P104"/>
      <text:p text:style-name="P105">O presente trabalho tem como objetivo fazer uma página na web utilizando as &lt;tags&gt;<text:s/>aprendidas em aula até o presente momento, bem como o seguimento de alguns requisitos específicos, quais sejam:</text:p>
      <text:p text:style-name="P106"/>
      <text:list text:style-name="LFO25" text:continue-numbering="true">
        <text:list-item>
          <text:p text:style-name="P107">Criar uma lista descritiva contendo o nome de 5 (cinco) países de cada continente;</text:p>
        </text:list-item>
        <text:list-item>
          <text:p text:style-name="P108">Criar 5 (cinco) páginas que descrevam sobre um país da América, Ásia, África, Europa e Oceania (páginas individuais).</text:p>
        </text:list-item>
      </text:list>
      <text:p text:style-name="P109"/>
      <text:p text:style-name="P110">Importante salientar que os conteúdos das páginas foram escritos em inglês por escolha desta aluna para que seja introduzida no cotidiano tal língua e assim seja aprimorada a utilização e a compreensão desta linguagem de suma importância na área da informática.</text:p>
      <text:p text:style-name="P111"/>
      <text:soft-page-break/>
      <text:list text:style-name="WW8Num3" text:continue-numbering="true">
        <text:list-item>
          <text:p text:style-name="P112"><text:span text:style-name="T121">PÁGINA EM HTML SOBRE OS CONTINENTES</text:span></text:p>
        </text:list-item>
      </text:list>
      <text:p text:style-name="P122"/>
      <text:p text:style-name="P123">As seguintes tags foram utilizadas para a realização da página principal:</text:p>
      <text:p text:style-name="P124"/>
      <text:p text:style-name="P125">&lt;!DOCTYPE html&gt;</text:p>
      <text:p text:style-name="P126">&lt;html lang="pt-br, en, it, fr"&gt;</text:p>
      <text:p text:style-name="P127">&lt;head&gt;</text:p>
      <text:p text:style-name="P128"><text:tab/>&lt;div align="center"&gt;</text:p>
      <text:p text:style-name="P129"><text:tab/><text:tab/>&lt;nav&gt;</text:p>
      <text:p text:style-name="P130"><text:span text:style-name="T131"><text:tab/></text:span><text:span text:style-name="T132"><text:tab/></text:span><text:span text:style-name="T133"><text:tab/></text:span>&lt;a href="#americas"&gt;AMERICAS&lt;/a&gt;</text:p>
      <text:p text:style-name="P134"><text:tab/><text:tab/><text:tab/><text:span text:style-name="T135">&lt;a href="#europe"&gt;EUROPE&lt;/a&gt;</text:span></text:p>
      <text:p text:style-name="P136"><text:tab/><text:tab/><text:tab/>&lt;a href="#asia"&gt;ASIA&lt;/a&gt;</text:p>
      <text:p text:style-name="P137"><text:span text:style-name="T138"><text:tab/></text:span><text:span text:style-name="T139"><text:tab/></text:span><text:span text:style-name="T140"><text:tab/></text:span>&lt;a href="#oceania"&gt;OCEANIA&lt;/a&gt;</text:p>
      <text:p text:style-name="P141"><text:tab/><text:tab/><text:tab/>&lt;a href="#africa"&gt;AFRICA&lt;/a&gt;</text:p>
      <text:p text:style-name="P142"><text:tab/><text:tab/><text:span text:style-name="T143">&lt;/nav&gt;</text:span></text:p>
      <text:p text:style-name="P144"><text:tab/>&lt;/div&gt;</text:p>
      <text:p text:style-name="P145"><text:tab/>&lt;link type="text/css" rel="stylesheet" href="stylesheet.css"/&gt;</text:p>
      <text:p text:style-name="P146"><text:span text:style-name="T147"><text:tab/></text:span><text:span text:style-name="T148"><text:tab/></text:span>&lt;!--Adicione sua tag de link aqui!--&gt;</text:p>
      <text:p text:style-name="P149"><text:tab/><text:span text:style-name="T150">&lt;title&gt;CONTINENTES&lt;/title&gt;</text:span></text:p>
      <text:p text:style-name="P151"><text:tab/>&lt;meta http-equiv="Content-Type" content="text/html; charset=utf-8"&gt;</text:p>
      <text:p text:style-name="P152">&lt;/head&gt;</text:p>
      <text:p text:style-name="P153">&lt;body style="margin: 0px;" background="http://s3.amazonaws.com/everystockphoto/fspid20/15/62/49/earth-night-lights-156249-o.jpg"; bgproperties="fixed"&gt;<text:s/><text:tab/><text:tab/>&lt;!--background-repeat: no-repeat;--&gt;</text:p>
      <text:p text:style-name="P154"><text:tab/>&lt;font color="white"&gt;</text:p>
      <text:p text:style-name="P155"><text:tab/>&lt;h1&gt;&lt;font color="white" text-align="center"&gt;WELCOME TO THE CONTINENTS!&lt;/font&gt;&lt;/h1&gt;</text:p>
      <text:p text:style-name="P156"><text:tab/>&lt;br&gt;&lt;br&gt;&lt;br&gt;</text:p>
      <text:p text:style-name="P157"><text:tab/><text:tab/>&lt;p&gt;This page it's about the Continents in the World!&lt;/p&gt;</text:p>
      <text:soft-page-break/>
      <text:p text:style-name="P158"><text:tab/><text:tab/>&lt;br&gt;&lt;/br&gt;</text:p>
      <text:p text:style-name="P159"><text:tab/><text:tab/>&lt;p&gt;Let's go to the lists!&lt;/p&gt;</text:p>
      <text:p text:style-name="P160"><text:span text:style-name="T161"><text:tab/></text:span><text:span text:style-name="T162"><text:tab/></text:span>&lt;br&gt;&lt;/br&gt;</text:p>
      <text:p text:style-name="P163"><text:tab/>&lt;h2 id="americas"&gt;&lt;a href="americas.html"&gt;AMERICAS&lt;/a&gt;&lt;/h2&gt;</text:p>
      <text:p text:style-name="P164"><text:tab/><text:tab/><text:span text:style-name="T165">&lt;dl&gt;</text:span></text:p>
      <text:p text:style-name="P166"><text:tab/><text:tab/><text:tab/>&lt;dt&gt;Uruguay&lt;/dt&gt;</text:p>
      <text:p text:style-name="P167"><text:tab/><text:tab/><text:tab/><text:tab/>&lt;br&gt;</text:p>
      <text:p text:style-name="P168"><text:tab/><text:tab/><text:tab/>&lt;dt&gt;Chile&lt;/dt&gt;</text:p>
      <text:p text:style-name="P169"><text:tab/><text:tab/><text:tab/><text:tab/>&lt;br&gt;</text:p>
      <text:p text:style-name="P170"><text:tab/><text:tab/><text:tab/>&lt;dt&gt;Canada&lt;/dt&gt;</text:p>
      <text:p text:style-name="P171"><text:tab/><text:tab/><text:tab/><text:tab/>&lt;br&gt;</text:p>
      <text:p text:style-name="P172"><text:tab/><text:tab/><text:tab/>&lt;dt&gt;Cuba&lt;/dt&gt;</text:p>
      <text:p text:style-name="P173"><text:tab/><text:tab/><text:tab/><text:tab/>&lt;br&gt;</text:p>
      <text:p text:style-name="P174"><text:tab/><text:tab/><text:tab/>&lt;dt&gt;Brazil&lt;/dt&gt;</text:p>
      <text:p text:style-name="P175"><text:tab/><text:tab/><text:tab/><text:tab/>&lt;br&gt;&lt;br&gt;</text:p>
      <text:p text:style-name="P176"><text:span text:style-name="T177"><text:tab/></text:span>&lt;h2 id="europe"&gt;&lt;a href="europe.html"&gt;EUROPE&lt;/a&gt;&lt;/h2&gt;</text:p>
      <text:p text:style-name="P178"><text:tab/><text:tab/><text:span text:style-name="T179">&lt;dl&gt;</text:span></text:p>
      <text:p text:style-name="P180"><text:tab/><text:tab/><text:tab/>&lt;dt&gt;Ireland&lt;/dt&gt;</text:p>
      <text:p text:style-name="P181"><text:tab/><text:tab/><text:tab/><text:tab/>&lt;br&gt;</text:p>
      <text:p text:style-name="P182"><text:tab/><text:tab/><text:tab/>&lt;dt&gt;Italy&lt;/dt&gt;</text:p>
      <text:p text:style-name="P183"><text:tab/><text:tab/><text:tab/><text:tab/>&lt;br&gt;</text:p>
      <text:p text:style-name="P184"><text:tab/><text:tab/><text:tab/>&lt;dt&gt;Greece&lt;/dt&gt;</text:p>
      <text:p text:style-name="P185"><text:tab/><text:tab/><text:tab/><text:tab/>&lt;br&gt;</text:p>
      <text:p text:style-name="P186"><text:tab/><text:tab/><text:tab/>&lt;dt&gt;France&lt;/dt&gt;</text:p>
      <text:p text:style-name="P187"><text:tab/><text:tab/><text:tab/><text:tab/>&lt;br&gt;</text:p>
      <text:p text:style-name="P188"><text:tab/><text:tab/><text:tab/>&lt;dt&gt;Spain&lt;/dt&gt;</text:p>
      <text:p text:style-name="P189"><text:tab/><text:tab/><text:tab/><text:tab/>&lt;br&gt;&lt;br&gt;</text:p>
      <text:p text:style-name="P190"><text:tab/>&lt;h2 id="asia"&gt;&lt;a href="asia.html"&gt;ASIA&lt;/a&gt;&lt;/h2&gt;</text:p>
      <text:p text:style-name="P191"><text:tab/><text:tab/>&lt;dl&gt;</text:p>
      <text:p text:style-name="P192"><text:tab/><text:tab/><text:tab/>&lt;dt&gt;China Popular Republic&lt;/dt&gt;</text:p>
      <text:soft-page-break/>
      <text:p text:style-name="P193"><text:span text:style-name="T194"><text:tab/></text:span><text:span text:style-name="T195"><text:tab/></text:span><text:span text:style-name="T196"><text:tab/></text:span><text:span text:style-name="T197"><text:tab/></text:span>&lt;br&gt;</text:p>
      <text:p text:style-name="P198"><text:tab/><text:tab/><text:tab/>&lt;dt&gt;Israel&lt;/dt&gt;</text:p>
      <text:p text:style-name="P199"><text:tab/><text:tab/><text:tab/><text:tab/>&lt;br&gt;</text:p>
      <text:p text:style-name="P200"><text:tab/><text:tab/><text:tab/><text:span text:style-name="T201">&lt;dt&gt;India&lt;/dt&gt;</text:span></text:p>
      <text:p text:style-name="P202"><text:tab/><text:tab/><text:tab/><text:tab/>&lt;br&gt;</text:p>
      <text:p text:style-name="P203"><text:tab/><text:tab/><text:tab/>&lt;dt&gt;Bhutan&lt;/dt&gt;</text:p>
      <text:p text:style-name="P204"><text:tab/><text:tab/><text:tab/><text:tab/>&lt;br&gt;</text:p>
      <text:p text:style-name="P205"><text:tab/><text:tab/><text:tab/>&lt;dt&gt;Japan&lt;/dt&gt;</text:p>
      <text:p text:style-name="P206"><text:tab/><text:tab/><text:tab/><text:tab/>&lt;br&gt;&lt;br&gt;</text:p>
      <text:p text:style-name="P207"><text:tab/>&lt;h2 id="oceania"&gt;&lt;a href="oceania.html"&gt;OCEANIA&lt;/a&gt;&lt;/h2&gt;</text:p>
      <text:p text:style-name="P208"><text:tab/><text:tab/>&lt;dl&gt;</text:p>
      <text:p text:style-name="P209"><text:tab/><text:tab/><text:tab/>&lt;dt&gt;Australia&lt;/dt&gt;</text:p>
      <text:p text:style-name="P210"><text:tab/><text:tab/><text:tab/><text:tab/>&lt;br&gt;</text:p>
      <text:p text:style-name="P211"><text:tab/><text:tab/><text:tab/>&lt;dt&gt;New Zealand&lt;/dt&gt;</text:p>
      <text:p text:style-name="P212"><text:tab/><text:tab/><text:tab/><text:tab/>&lt;br&gt;</text:p>
      <text:p text:style-name="P213"><text:tab/><text:tab/><text:tab/>&lt;dt&gt;Papua New Guinea&lt;/dt&gt;</text:p>
      <text:p text:style-name="P214"><text:tab/><text:tab/><text:tab/><text:tab/>&lt;br&gt;</text:p>
      <text:p text:style-name="P215"><text:tab/><text:tab/><text:tab/>&lt;dt&gt;Fiji&lt;/dt&gt;</text:p>
      <text:p text:style-name="P216"><text:tab/><text:tab/><text:tab/><text:tab/>&lt;br&gt;</text:p>
      <text:p text:style-name="P217"><text:tab/><text:tab/><text:tab/>&lt;dt&gt;Federated States of Micronesia, EFM, Micronesia.&lt;/dt&gt;</text:p>
      <text:p text:style-name="P218"><text:tab/><text:tab/><text:tab/><text:tab/>&lt;br&gt;&lt;br&gt;</text:p>
      <text:p text:style-name="P219"><text:span text:style-name="T220"><text:tab/></text:span>&lt;h2 id="africa"&gt;&lt;a href="africa.html"&gt;AFRICA&lt;/a&gt;&lt;/h2&gt;</text:p>
      <text:p text:style-name="P221"><text:tab/><text:tab/><text:span text:style-name="T222">&lt;dl&gt;</text:span></text:p>
      <text:p text:style-name="P223"><text:tab/><text:tab/><text:tab/>&lt;dt&gt;South Africa&lt;/dt&gt;</text:p>
      <text:p text:style-name="P224"><text:tab/><text:tab/><text:tab/><text:tab/>&lt;br&gt;</text:p>
      <text:p text:style-name="P225"><text:tab/><text:tab/><text:tab/>&lt;dt&gt;Marocco&lt;/dt&gt;</text:p>
      <text:p text:style-name="P226"><text:tab/><text:tab/><text:tab/><text:tab/>&lt;br&gt;</text:p>
      <text:p text:style-name="P227"><text:span text:style-name="T228"><text:tab/></text:span><text:span text:style-name="T229"><text:tab/></text:span><text:span text:style-name="T230"><text:tab/></text:span>&lt;dt&gt;Mozambique&lt;/dt&gt;</text:p>
      <text:p text:style-name="P231"><text:tab/><text:tab/><text:tab/><text:tab/>&lt;br&gt;</text:p>
      <text:soft-page-break/>
      <text:p text:style-name="P232"><text:tab/><text:tab/><text:tab/>&lt;dt&gt;Tanzania&lt;/dt&gt;</text:p>
      <text:p text:style-name="P233"><text:tab/><text:tab/><text:tab/><text:tab/><text:span text:style-name="T234">&lt;br&gt;</text:span></text:p>
      <text:p text:style-name="P235"><text:tab/><text:tab/><text:tab/>&lt;dt&gt;Kenya&lt;/dt&gt;</text:p>
      <text:p text:style-name="P236"><text:tab/><text:tab/><text:tab/><text:tab/>&lt;br&gt;&lt;br&gt;</text:p>
      <text:p text:style-name="P237"><text:span text:style-name="T238"><text:tab/></text:span><text:span text:style-name="T239"><text:tab/></text:span>&lt;/dl&gt;</text:p>
      <text:p text:style-name="P240"><text:tab/>&lt;/font&gt;</text:p>
      <text:p text:style-name="P241">&lt;/body&gt;</text:p>
      <text:p text:style-name="P242">&lt;/html&gt;</text:p>
      <text:p text:style-name="P243"/>
      <text:p text:style-name="P244"/>
      <text:list text:style-name="WW8Num3" text:continue-numbering="true">
        <text:list-item>
          <text:p text:style-name="P245"><text:span text:style-name="T246">PÁGINA EM HTML SOBRE AS AMÉRICAS</text:span></text:p>
        </text:list-item>
      </text:list>
      <text:p text:style-name="P247"/>
      <text:p text:style-name="P248">As seguintes tags foram utilizadas<text:s/>para a realização do link das Américas na página principal:</text:p>
      <text:p text:style-name="P249"/>
      <text:p text:style-name="P250">&lt;!DOCTYPE html&gt;</text:p>
      <text:p text:style-name="P251">&lt;html lang="pt-br, en, it, fr"&gt;</text:p>
      <text:p text:style-name="P252">&lt;head&gt;</text:p>
      <text:p text:style-name="P253"><text:tab/>&lt;div align="center"&gt;</text:p>
      <text:p text:style-name="P254"><text:tab/><text:tab/>&lt;nav&gt;</text:p>
      <text:p text:style-name="P255"><text:tab/><text:tab/><text:tab/>&lt;a href="Continentes.html"&gt;HOME&lt;/a&gt;</text:p>
      <text:p text:style-name="P256"><text:tab/><text:tab/><text:tab/>&lt;a href="europe.html"&gt;EUROPE&lt;/a&gt;</text:p>
      <text:p text:style-name="P257"><text:tab/><text:tab/><text:tab/>&lt;a href="asia.html"&gt;ASIA&lt;/a&gt;</text:p>
      <text:p text:style-name="P258"><text:tab/><text:tab/><text:tab/>&lt;a href="oceania.html"&gt;OCEANIA&lt;/a&gt;</text:p>
      <text:p text:style-name="P259"><text:tab/><text:tab/><text:tab/>&lt;a href="africa.html"&gt;AFRICA&lt;/a&gt;</text:p>
      <text:p text:style-name="P260"><text:tab/><text:tab/>&lt;/nav&gt;</text:p>
      <text:p text:style-name="P261"><text:tab/>&lt;/div&gt;</text:p>
      <text:p text:style-name="P262"><text:tab/>&lt;link type="text/css" rel="stylesheet" href="stylesheet.css"/&gt;</text:p>
      <text:p text:style-name="P263"><text:span text:style-name="T264"><text:tab/></text:span><text:span text:style-name="T265"><text:tab/></text:span><text:span text:style-name="T266"><text:tab/></text:span>&lt;!--Adicione sua tag de link aqui!--&gt;</text:p>
      <text:soft-page-break/>
      <text:p text:style-name="P267"><text:tab/><text:span text:style-name="T268">&lt;title&gt;CONTINENTES&lt;/title&gt;</text:span></text:p>
      <text:p text:style-name="P269"><text:tab/>&lt;meta http-equiv="Content-Type" content="text/html; charset=utf-8"&gt;</text:p>
      <text:p text:style-name="P270">&lt;/head&gt;</text:p>
      <text:p text:style-name="P271">&lt;body style="margin: 0px;" background="http://s3.amazonaws.com/everystockphoto/fspid20/15/62/49/earth-night-lights-156249-o.jpg"; bgproperties="fixed"&gt; &lt;!--background-repeat: no-repeat;--&gt;</text:p>
      <text:p text:style-name="P272"><text:tab/>&lt;font color="white"&gt;</text:p>
      <text:p text:style-name="P273"><text:tab/>&lt;a<text:s/>href="Continentes.html"&gt;&lt;img src="giphy.gif"; align="center"&gt;&lt;font color="white"&gt;&lt;/font&gt;&lt;/a&gt;</text:p>
      <text:p text:style-name="P274">&lt;h2 id="americas"&gt;&lt;a href=""&gt;AMERICAS&lt;/a&gt;&lt;/h2&gt;</text:p>
      <text:p text:style-name="P275"><text:tab/><text:tab/><text:span text:style-name="T276">&lt;dl&gt;</text:span></text:p>
      <text:p text:style-name="P277"><text:tab/><text:tab/><text:tab/>&lt;dt&gt;Uruguay&lt;/dt&gt;</text:p>
      <text:p text:style-name="P278"><text:tab/><text:tab/><text:tab/><text:tab/>&lt;dd&gt;Uruguay, officially the &lt;b&gt;&lt;font color="yellow"&gt;Eastern Republic of Uruguay&lt;/b&gt;&lt;/font&gt;, is a contry southeastern region of South America.</text:p>
      <text:p text:style-name="P279"><text:tab/><text:tab/><text:tab/><text:tab/>Uruguay is home to 3.3 milion people, of whom 1.8 milion live in the metropolitan area of its capital and largest city, Montevideo.&lt;/dd&gt;</text:p>
      <text:p text:style-name="P280"><text:tab/><text:tab/><text:tab/><text:tab/>&lt;br&gt;</text:p>
      <text:p text:style-name="P281"><text:tab/><text:tab/><text:tab/>&lt;dt&gt;Chile&lt;/dt&gt;</text:p>
      <text:p text:style-name="P282"><text:tab/><text:tab/><text:tab/><text:tab/>&lt;dd&gt;<text:s/>Chile, officially &lt;b&gt;&lt;font color="yellow"&gt;Republic of Chile&lt;/b&gt;&lt;/font&gt;, is a South American contry occupying a long, narrow strip of land between the &lt;b&gt;Andes&lt;/b&gt; to the east Pacific Ocean to the west.&lt;/dd&gt;</text:p>
      <text:p text:style-name="P283"><text:tab/><text:tab/><text:tab/><text:tab/>&lt;br&gt;</text:p>
      <text:p text:style-name="P284"><text:tab/><text:tab/><text:tab/>&lt;dt&gt;Canada&lt;/dt&gt;</text:p>
      <text:p text:style-name="P285"><text:tab/><text:tab/><text:tab/><text:tab/>&lt;dd&gt; Description<text:s/>Canada&lt;/dd&gt;</text:p>
      <text:p text:style-name="P286"><text:tab/><text:tab/><text:tab/><text:tab/>&lt;br&gt;</text:p>
      <text:p text:style-name="P287"><text:tab/><text:tab/><text:tab/>&lt;dt&gt;Cuba&lt;/dt&gt;</text:p>
      <text:p text:style-name="P288"><text:tab/><text:tab/><text:tab/><text:tab/>&lt;dd&gt; Description Cuba &lt;/dd&gt;</text:p>
      <text:soft-page-break/>
      <text:p text:style-name="P289"><text:tab/><text:tab/><text:tab/><text:tab/>&lt;br&gt;</text:p>
      <text:p text:style-name="P290"><text:tab/><text:tab/><text:tab/>&lt;dt&gt;Brazil&lt;/dt&gt;</text:p>
      <text:p text:style-name="P291"><text:tab/><text:tab/><text:tab/><text:tab/>&lt;dd&gt; Description Brazil &lt;/dd&gt;</text:p>
      <text:p text:style-name="P292"><text:span text:style-name="T293"><text:tab/></text:span><text:span text:style-name="T294"><text:tab/></text:span><text:span text:style-name="T295"><text:tab/></text:span><text:span text:style-name="T296"><text:tab/></text:span>&lt;br&gt;&lt;br&gt;</text:p>
      <text:p text:style-name="P297">&lt;/body&gt;</text:p>
      <text:p text:style-name="P298">&lt;/html&gt;</text:p>
      <text:p text:style-name="P299"/>
      <text:p text:style-name="P300"/>
      <text:list text:style-name="WW8Num3" text:continue-numbering="true">
        <text:list-item>
          <text:p text:style-name="P301"><text:span text:style-name="T302">PÁGINA EM HTML SOBRE A EUROPA</text:span></text:p>
        </text:list-item>
      </text:list>
      <text:p text:style-name="P303"/>
      <text:p text:style-name="P304">As seguintes tags foram utilizadas para a realização do link<text:s/>da Europa na página principal:</text:p>
      <text:p text:style-name="P305"/>
      <text:p text:style-name="P306">&lt;!DOCTYPE html&gt;</text:p>
      <text:p text:style-name="P307">&lt;html lang="pt-br, en, it, fr"&gt;</text:p>
      <text:p text:style-name="P308">&lt;head&gt;</text:p>
      <text:p text:style-name="P309"><text:tab/>&lt;div align="center"&gt;</text:p>
      <text:p text:style-name="P310"><text:tab/><text:tab/>&lt;nav&gt;</text:p>
      <text:p text:style-name="P311"><text:tab/><text:tab/><text:tab/>&lt;a href="Continentes.html"&gt;HOME&lt;/a&gt;</text:p>
      <text:p text:style-name="P312"><text:tab/><text:tab/><text:tab/>&lt;a href="americas.html"&gt;AMERICAS&lt;/a&gt;</text:p>
      <text:p text:style-name="P313"><text:tab/><text:tab/><text:tab/>&lt;a href="asia.html"&gt;ASIA&lt;/a&gt;</text:p>
      <text:p text:style-name="P314"><text:tab/><text:tab/><text:tab/>&lt;a href="oceania.html"&gt;OCEANIA&lt;/a&gt;</text:p>
      <text:p text:style-name="P315"><text:tab/><text:tab/><text:tab/>&lt;a href="africa.html"&gt;AFRICA&lt;/a&gt;</text:p>
      <text:p text:style-name="P316"><text:tab/><text:tab/>&lt;/nav&gt;</text:p>
      <text:p text:style-name="P317"><text:tab/>&lt;/div&gt;</text:p>
      <text:p text:style-name="P318"><text:tab/>&lt;link type="text/css" rel="stylesheet" href="stylesheet.css"/&gt;</text:p>
      <text:p text:style-name="P319"><text:span text:style-name="T320"><text:tab/></text:span><text:span text:style-name="T321"><text:tab/></text:span><text:span text:style-name="T322"><text:tab/></text:span>&lt;!--Adicione sua tag de link aqui!--&gt;</text:p>
      <text:p text:style-name="P323"><text:tab/><text:span text:style-name="T324">&lt;title&gt;CONTINENTES&lt;/title&gt;</text:span></text:p>
      <text:soft-page-break/>
      <text:p text:style-name="P325"><text:tab/>&lt;meta http-equiv="Content-Type" content="text/html; charset=utf-8"&gt;</text:p>
      <text:p text:style-name="P326">&lt;/head&gt;</text:p>
      <text:p text:style-name="P327">&lt;body style="margin: 0px;" background="http://s3.amazonaws.com/everystockphoto/fspid20/15/62/49/earth-night-lights-156249-o.jpg"; bgproperties="fixed"&gt;<text:s/><text:tab/><text:tab/><text:tab/>&lt;!--background-repeat: no-repeat;--&gt;</text:p>
      <text:p text:style-name="P328"><text:tab/>&lt;font color="white"&gt;</text:p>
      <text:p text:style-name="P329"><text:tab/>&lt;a href="Continentes.html"&gt;&lt;img src="earthgiphy.gif"&gt;&lt;font color="white"&gt;&lt;/font&gt;&lt;/a&gt;</text:p>
      <text:p text:style-name="P330">&lt;h2 id="europe"&gt;&lt;a href=""&gt;EUROPE&lt;/a&gt;&lt;/h2&gt;</text:p>
      <text:p text:style-name="P331"><text:tab/><text:tab/><text:span text:style-name="T332">&lt;dl&gt;</text:span></text:p>
      <text:p text:style-name="P333"><text:tab/><text:tab/><text:tab/>&lt;dt&gt;Ireland&lt;/dt&gt;</text:p>
      <text:p text:style-name="P334"><text:tab/><text:tab/><text:tab/><text:tab/>&lt;dd&gt; Ireland is the island in the North Atlantic. Its capital is &lt;b&gt;Dublin&lt;/b&gt;. Officially named Ireland is &lt;b&gt;&lt;font color="yellow"&gt;Republic of Ireland&lt;/font&gt;&lt;/b&gt;. Two main languages are spoken in Ireland: &lt;b&gt;&lt;font color="yellow"&gt;Irish&lt;/font&gt;&lt;/b&gt; and &lt;b&gt;&lt;font color="yellow"&gt;English&lt;/font&gt;&lt;/b&gt;. &lt;/dd&gt;</text:p>
      <text:p text:style-name="P335"><text:tab/><text:tab/><text:tab/><text:tab/>&lt;br&gt;&lt;br&gt;</text:p>
      <text:p text:style-name="P336"><text:tab/><text:tab/><text:tab/>&lt;dt&gt;Italy&lt;/dt&gt;</text:p>
      <text:p text:style-name="P337"><text:tab/><text:tab/><text:tab/><text:tab/>&lt;dd&gt; Description Italy &lt;/dd&gt;</text:p>
      <text:p text:style-name="P338"><text:tab/><text:tab/><text:tab/><text:tab/>&lt;br&gt;&lt;br&gt;</text:p>
      <text:p text:style-name="P339"><text:tab/><text:tab/><text:tab/>&lt;dt&gt;Greece&lt;/dt&gt;</text:p>
      <text:p text:style-name="P340"><text:tab/><text:tab/><text:tab/><text:tab/>&lt;dd&gt; Description Greece&lt;/dd&gt;</text:p>
      <text:p text:style-name="P341"><text:tab/><text:tab/><text:tab/><text:tab/>&lt;br&gt;&lt;br&gt;</text:p>
      <text:p text:style-name="P342"><text:tab/><text:tab/><text:tab/>&lt;dt&gt;France&lt;/dt&gt;</text:p>
      <text:p text:style-name="P343"><text:tab/><text:tab/><text:tab/><text:tab/>&lt;dd&gt; Description France &lt;/dd&gt;</text:p>
      <text:p text:style-name="P344"><text:tab/><text:tab/><text:tab/><text:tab/>&lt;br&gt;&lt;br&gt;</text:p>
      <text:p text:style-name="P345"><text:tab/><text:tab/><text:tab/>&lt;dt&gt;Spain&lt;/dt&gt;</text:p>
      <text:p text:style-name="P346"><text:tab/><text:tab/><text:tab/><text:tab/>&lt;dd&gt; Description Spain &lt;/dd&gt;</text:p>
      <text:soft-page-break/>
      <text:p text:style-name="P347"><text:tab/><text:tab/><text:tab/><text:tab/>&lt;br&gt;&lt;br&gt;</text:p>
      <text:p text:style-name="P348"><text:tab/><text:tab/><text:tab/>&lt;!--img src="earthgiphy.gif"; align="left"--&gt;</text:p>
      <text:p text:style-name="P349">&lt;/body&gt;</text:p>
      <text:p text:style-name="P350">&lt;/html&gt;</text:p>
      <text:p text:style-name="P351"/>
      <text:list text:style-name="WW8Num3" text:continue-numbering="true">
        <text:list-item>
          <text:p text:style-name="P352"><text:span text:style-name="T353">PÁGINA EM HTML SOBRE A ÁSIA</text:span></text:p>
        </text:list-item>
      </text:list>
      <text:p text:style-name="P354"/>
      <text:p text:style-name="P355">As seguintes tags foram utilizadas para a realização do link da Ásia na página principal:</text:p>
      <text:p text:style-name="P356"/>
      <text:p text:style-name="P357">&lt;!DOCTYPE html&gt;</text:p>
      <text:p text:style-name="P358">&lt;html lang="pt-br, en, it, fr"&gt;</text:p>
      <text:p text:style-name="P359">&lt;head&gt;</text:p>
      <text:p text:style-name="P360"><text:tab/>&lt;div align="center"&gt;</text:p>
      <text:p text:style-name="P361"><text:tab/><text:tab/>&lt;nav&gt;</text:p>
      <text:p text:style-name="P362"><text:tab/><text:tab/><text:tab/>&lt;a href="Continentes.html"&gt;HOME&lt;/a&gt;</text:p>
      <text:p text:style-name="P363"><text:tab/><text:tab/><text:tab/>&lt;a href="americas.html"&gt;AMERICAS&lt;/a&gt;</text:p>
      <text:p text:style-name="P364"><text:tab/><text:tab/><text:tab/>&lt;a href="europe.html"&gt;EUROPE&lt;/a&gt;</text:p>
      <text:p text:style-name="P365"><text:tab/><text:tab/><text:tab/>&lt;a href="oceania.html"&gt;OCEANIA&lt;/a&gt;</text:p>
      <text:p text:style-name="P366"><text:tab/><text:tab/><text:tab/>&lt;a href="africa.html"&gt;AFRICA&lt;/a&gt;</text:p>
      <text:p text:style-name="P367"><text:tab/><text:tab/>&lt;/nav&gt;</text:p>
      <text:p text:style-name="P368"><text:tab/>&lt;/div&gt;</text:p>
      <text:p text:style-name="P369"><text:tab/>&lt;link type="text/css" rel="stylesheet" href="stylesheet.css"/&gt;</text:p>
      <text:p text:style-name="P370"><text:span text:style-name="T371"><text:tab/></text:span><text:span text:style-name="T372"><text:tab/></text:span><text:span text:style-name="T373"><text:tab/></text:span>&lt;!--Adicione sua tag de link aqui!--&gt;</text:p>
      <text:p text:style-name="P374"><text:tab/><text:span text:style-name="T375">&lt;title&gt;CONTINENTES&lt;/title&gt;</text:span></text:p>
      <text:p text:style-name="P376"><text:tab/>&lt;meta http-equiv="Content-Type" content="text/html; charset=utf-8"&gt;</text:p>
      <text:soft-page-break/>
      <text:p text:style-name="P377">&lt;/head&gt;</text:p>
      <text:p text:style-name="P378">&lt;body style="margin: 0px;" background="http://s3.amazonaws.com/everystockphoto/fspid20/15/62/49/earth-night-lights-156249-o.jpg";<text:s/>bgproperties="fixed"&gt; &lt;!--background-repeat: no-repeat;--&gt;</text:p>
      <text:p text:style-name="P379"><text:tab/>&lt;font color="white"&gt;</text:p>
      <text:p text:style-name="P380"><text:tab/>&lt;a href="Continentes.html"&gt;&lt;img src="giphy.gif"; align="center"&gt;&lt;font color="white"&gt;&lt;/font&gt;&lt;/a&gt;</text:p>
      <text:p text:style-name="P381">&lt;h2 id="asia"&gt;&lt;a href=""&gt;ASIA&lt;/a&gt;&lt;/h2&gt;</text:p>
      <text:p text:style-name="P382"><text:tab/><text:tab/>&lt;dl&gt;</text:p>
      <text:p text:style-name="P383"><text:tab/><text:tab/><text:tab/>&lt;dt&gt;China Popular Republic&lt;/dt&gt;</text:p>
      <text:p text:style-name="P384"><text:tab/><text:tab/><text:tab/><text:tab/>&lt;dd&gt; China, officially the &lt;b&gt;&lt;font color="yellow"&gt;People's Republic of China&lt;/font&gt;&lt;/b&gt;, is a sovereign state in East Asia. It is the word's most populous country, with a population of over 1.38 bilion. <text:s/>&lt;/dd&gt;</text:p>
      <text:p text:style-name="P385"><text:tab/><text:tab/><text:tab/><text:tab/>&lt;br&gt;</text:p>
      <text:p text:style-name="P386"><text:tab/><text:tab/><text:tab/>&lt;dt&gt;Israel&lt;/dt&gt;</text:p>
      <text:p text:style-name="P387"><text:tab/><text:tab/><text:tab/><text:tab/>&lt;dd&gt;<text:s/>Description Israel &lt;/dd&gt;</text:p>
      <text:p text:style-name="P388"><text:tab/><text:tab/><text:tab/><text:tab/>&lt;br&gt;</text:p>
      <text:p text:style-name="P389"><text:tab/><text:tab/><text:tab/>&lt;dt&gt;India&lt;/dt&gt;</text:p>
      <text:p text:style-name="P390"><text:tab/><text:tab/><text:tab/><text:tab/>&lt;dd&gt; Description India&lt;/dd&gt;</text:p>
      <text:p text:style-name="P391"><text:tab/><text:tab/><text:tab/><text:tab/>&lt;br&gt;</text:p>
      <text:p text:style-name="P392"><text:tab/><text:tab/><text:tab/>&lt;dt&gt;Bhutan&lt;/dt&gt;</text:p>
      <text:p text:style-name="P393"><text:tab/><text:tab/><text:tab/><text:tab/>&lt;dd&gt; Description Bhutan &lt;/dd&gt;</text:p>
      <text:p text:style-name="P394"><text:tab/><text:tab/><text:tab/><text:tab/>&lt;br&gt;</text:p>
      <text:p text:style-name="P395"><text:tab/><text:tab/><text:tab/>&lt;dt&gt;Japan&lt;/dt&gt;</text:p>
      <text:p text:style-name="P396"><text:tab/><text:tab/><text:tab/><text:tab/>&lt;dd&gt; Description Japan &lt;/dd&gt;</text:p>
      <text:p text:style-name="P397"><text:tab/><text:tab/><text:tab/><text:tab/>&lt;br&gt;&lt;br&gt;</text:p>
      <text:p text:style-name="P398"><text:tab/><text:tab/><text:tab/><text:tab/>&lt;img src="giphy (5).gif"&gt;</text:p>
      <text:p text:style-name="P399"><text:tab/><text:tab/><text:tab/><text:tab/>&lt;!--a href="Por &lt;a href="//commons.wikimedia.org/w/index.php?title=User:AzunuakTarur&amp;amp;action=edit&amp;amp;redlink=1" class="new" title="User:AzunuakTarur (page does not<text:s/><text:soft-page-break/>exist)"&gt;AzunuakTarur&lt;/a&gt; - &lt;span class="int-own-work" lang="pt"&gt;Obra do próprio&lt;/span&gt;, &lt;a<text:s/>href="http://creativecommons.org/publicdomain/zero/1.0/deed.en" title="Creative Commons Zero, Public Domain Dedication"&gt;CC0&lt;/a&gt;, https://commons.wikimedia.org/w/index.php?curid=42160943"--&gt;</text:p>
      <text:p text:style-name="P400">&lt;/body&gt;</text:p>
      <text:p text:style-name="P401">&lt;/html&gt;</text:p>
      <text:p text:style-name="P402"/>
      <text:list text:style-name="WW8Num3" text:continue-numbering="true">
        <text:list-item>
          <text:p text:style-name="P403"><text:span text:style-name="T404">PÁGINA EM HTML SOBRE A OCEANIA</text:span></text:p>
        </text:list-item>
      </text:list>
      <text:p text:style-name="P405"/>
      <text:p text:style-name="P406">As seguintes tags foram utilizadas para a realização do link da Oceania na página principal:</text:p>
      <text:p text:style-name="P407"/>
      <text:p text:style-name="P408">&lt;!DOCTYPE html&gt;</text:p>
      <text:p text:style-name="P409">&lt;html lang="pt-br, en, it, fr"&gt;</text:p>
      <text:p text:style-name="P410">&lt;head&gt;</text:p>
      <text:p text:style-name="P411"><text:tab/>&lt;div align="center"&gt;</text:p>
      <text:p text:style-name="P412"><text:tab/><text:tab/>&lt;nav&gt;</text:p>
      <text:p text:style-name="P413"><text:tab/><text:tab/><text:tab/>&lt;a href="Continentes.html"&gt;HOME&lt;/a&gt;</text:p>
      <text:p text:style-name="P414"><text:tab/><text:tab/><text:tab/>&lt;a href="americas.html"&gt;AMERICAS&lt;/a&gt;</text:p>
      <text:p text:style-name="P415"><text:tab/><text:tab/><text:tab/>&lt;a<text:s/>href="europe.html"&gt;EUROPE&lt;/a&gt;</text:p>
      <text:p text:style-name="P416"><text:tab/><text:tab/><text:tab/>&lt;a href="asia.html"&gt;ASIA&lt;/a&gt;</text:p>
      <text:p text:style-name="P417"><text:tab/><text:tab/><text:tab/>&lt;a href="africa.html"&gt;AFRICA&lt;/a&gt;</text:p>
      <text:p text:style-name="P418"><text:tab/><text:tab/>&lt;/nav&gt;</text:p>
      <text:p text:style-name="P419"><text:tab/>&lt;/div&gt;</text:p>
      <text:p text:style-name="P420"><text:tab/>&lt;link type="text/css" rel="stylesheet" href="stylesheet.css"/&gt;</text:p>
      <text:p text:style-name="P421"><text:span text:style-name="T422"><text:tab/></text:span><text:span text:style-name="T423"><text:tab/></text:span><text:span text:style-name="T424"><text:tab/></text:span>&lt;!--Adicione sua tag de link aqui!--&gt;</text:p>
      <text:p text:style-name="P425"><text:tab/><text:span text:style-name="T426">&lt;title&gt;CONTINENTES&lt;/title&gt;</text:span></text:p>
      <text:soft-page-break/>
      <text:p text:style-name="P427"><text:tab/>&lt;meta http-equiv="Content-Type" content="text/html; charset=utf-8"&gt;</text:p>
      <text:p text:style-name="P428">&lt;/head&gt;</text:p>
      <text:p text:style-name="P429">&lt;body style="margin: 0px;" background="http://s3.amazonaws.com/everystockphoto/fspid20/15/62/49/earth-night-lights-156249-o.jpg"; bgproperties="fixed"&gt; &lt;!--background-repeat: no-repeat;--&gt;</text:p>
      <text:p text:style-name="P430"><text:tab/>&lt;font color="white"&gt;</text:p>
      <text:p text:style-name="P431"><text:tab/>&lt;a href="Continentes.html"&gt;&lt;img src="earthgiphy.gif"&gt;&lt;font color="white"&gt;&lt;/font&gt;&lt;/a&gt;</text:p>
      <text:p text:style-name="P432">&lt;h2 id="oceania"&gt;&lt;a href=""&gt;OCEANIA&lt;/a&gt;&lt;/h2&gt;</text:p>
      <text:p text:style-name="P433"><text:tab/><text:tab/><text:span text:style-name="T434">&lt;dl&gt;</text:span></text:p>
      <text:p text:style-name="P435"><text:tab/><text:tab/><text:tab/>&lt;dt&gt;Australia&lt;/dt&gt;</text:p>
      <text:p text:style-name="P436"><text:tab/><text:tab/><text:tab/><text:tab/>&lt;dd&gt;<text:s/>Australia officially know as the &lt;b&gt;&lt;font color="yellow"&gt;Commonwealth of Australia&lt;/font&gt;&lt;/b&gt;, is an Oceanian country comprising the mainland of the Australian continent, the island of Tasmania, and numerous smaller islands. &lt;/dd&gt;</text:p>
      <text:p text:style-name="P437"><text:tab/><text:tab/><text:tab/><text:tab/>&lt;img src="giphy (1).gif"&gt;</text:p>
      <text:p text:style-name="P438"><text:tab/><text:tab/><text:tab/><text:tab/>&lt;br&gt;</text:p>
      <text:p text:style-name="P439"><text:tab/><text:tab/><text:tab/>&lt;dt&gt;New Zealand&lt;/dt&gt;</text:p>
      <text:p text:style-name="P440"><text:tab/><text:tab/><text:tab/><text:tab/>&lt;dd&gt; Description New Zealand, Cook Island.&lt;/dd&gt;</text:p>
      <text:p text:style-name="P441"><text:tab/><text:tab/><text:tab/><text:tab/>&lt;br&gt;</text:p>
      <text:p text:style-name="P442"><text:tab/><text:tab/><text:tab/>&lt;dt&gt;Papua New Guinea&lt;/dt&gt;</text:p>
      <text:p text:style-name="P443"><text:tab/><text:tab/><text:tab/><text:tab/>&lt;dd&gt;<text:s/>Description Papua New Guinea&lt;/dd&gt;</text:p>
      <text:p text:style-name="P444"><text:tab/><text:tab/><text:tab/><text:tab/>&lt;br&gt;</text:p>
      <text:p text:style-name="P445"><text:tab/><text:tab/><text:tab/>&lt;dt&gt;Fiji&lt;/dt&gt;</text:p>
      <text:p text:style-name="P446"><text:tab/><text:tab/><text:tab/><text:tab/>&lt;dd&gt; Description Fiji &lt;/dd&gt;</text:p>
      <text:p text:style-name="P447"><text:tab/><text:tab/><text:tab/><text:tab/>&lt;br&gt;</text:p>
      <text:p text:style-name="P448"><text:tab/><text:tab/><text:tab/>&lt;dt&gt;Federated States of Micronesia&lt;/dt&gt;</text:p>
      <text:soft-page-break/>
      <text:p text:style-name="P449"><text:span text:style-name="T450"><text:tab/></text:span><text:span text:style-name="T451"><text:tab/></text:span><text:span text:style-name="T452"><text:tab/></text:span><text:span text:style-name="T453"><text:tab/>&lt;dd&gt; Description Federated States of Micronesia, EFM, Micronesia.<text:s/></text:span>&lt;/dd&gt;</text:p>
      <text:p text:style-name="P454"><text:tab/><text:tab/><text:tab/><text:tab/>&lt;br&gt;&lt;br&gt;</text:p>
      <text:p text:style-name="P455">&lt;/body&gt;</text:p>
      <text:p text:style-name="P456">&lt;/html&gt;</text:p>
      <text:p text:style-name="P457"/>
      <text:p text:style-name="P458"/>
      <text:p text:style-name="P459"/>
      <text:p text:style-name="P460"/>
      <text:p text:style-name="P461"/>
      <text:list text:style-name="WW8Num3" text:continue-numbering="true">
        <text:list-item>
          <text:p text:style-name="P462"><text:span text:style-name="T463">P</text:span><text:span text:style-name="T464">ÁGINA EM HTML SOBRE A ÁFRICA</text:span></text:p>
        </text:list-item>
      </text:list>
      <text:p text:style-name="P465"/>
      <text:p text:style-name="P466">As seguintes tags foram utilizadas para a realização do link da África na página principal:</text:p>
      <text:p text:style-name="P467"/>
      <text:p text:style-name="P468">&lt;!DOCTYPE html&gt;</text:p>
      <text:p text:style-name="P469">&lt;html lang="pt-br, en, it, fr"&gt;</text:p>
      <text:p text:style-name="P470">&lt;head&gt;</text:p>
      <text:p text:style-name="P471"><text:tab/>&lt;div align="center"&gt;</text:p>
      <text:p text:style-name="P472"><text:tab/><text:tab/>&lt;nav&gt;</text:p>
      <text:p text:style-name="P473"><text:tab/><text:tab/><text:tab/>&lt;a href="Continentes.html"&gt;HOME&lt;/a&gt;</text:p>
      <text:p text:style-name="P474"><text:tab/><text:tab/><text:tab/>&lt;a<text:s/>href="americas.html"&gt;AMERICAS&lt;/a&gt;</text:p>
      <text:p text:style-name="P475"><text:tab/><text:tab/><text:tab/>&lt;a href="europe.html"&gt;EUROPE&lt;/a&gt;</text:p>
      <text:p text:style-name="P476"><text:tab/><text:tab/><text:tab/>&lt;a href="asia.html"&gt;ASIA&lt;/a&gt;</text:p>
      <text:p text:style-name="P477"><text:tab/><text:tab/><text:tab/>&lt;a href="oceania.html"&gt;OCEANIA&lt;/a&gt;</text:p>
      <text:p text:style-name="P478"><text:tab/><text:tab/>&lt;/nav&gt;</text:p>
      <text:p text:style-name="P479"><text:tab/>&lt;/div&gt;</text:p>
      <text:p text:style-name="P480"><text:tab/>&lt;link type="text/css" rel="stylesheet" href="stylesheet.css"/&gt;</text:p>
      <text:soft-page-break/>
      <text:p text:style-name="P481"><text:span text:style-name="T482"><text:tab/></text:span><text:span text:style-name="T483"><text:tab/></text:span><text:span text:style-name="T484"><text:tab/></text:span>&lt;!--Adicione sua tag de link aqui!--&gt;</text:p>
      <text:p text:style-name="P485"><text:tab/><text:span text:style-name="T486">&lt;title&gt;CONTINENTES&lt;/title&gt;</text:span></text:p>
      <text:p text:style-name="P487"><text:tab/>&lt;meta http-equiv="Content-Type" content="text/html; charset=utf-8"&gt;</text:p>
      <text:p text:style-name="P488">&lt;/head&gt;</text:p>
      <text:p text:style-name="P489">&lt;body style="margin: 0px;" background="http://s3.amazonaws.com/everystockphoto/fspid31/32/22/46/2/facebook-earth-globe-3222462-o.png"; bgproperties="fixed"&gt; &lt;!--background-repeat: no-repeat;--&gt;</text:p>
      <text:p text:style-name="P490"><text:tab/>&lt;font color="white"&gt;</text:p>
      <text:p text:style-name="P491"><text:tab/>&lt;a href="Continentes.html"&gt;&lt;img src="giphy.gif"; align="center"&gt;&lt;font color="white"&gt;&lt;/font&gt;&lt;/a&gt;</text:p>
      <text:p text:style-name="P492">&lt;h2 id="africa"&gt;&lt;a href=""&gt;AFRICA&lt;/a&gt;&lt;/h2&gt;</text:p>
      <text:p text:style-name="P493"><text:tab/><text:tab/><text:span text:style-name="T494">&lt;dl&gt;</text:span></text:p>
      <text:p text:style-name="P495"><text:tab/><text:tab/><text:tab/>&lt;dt&gt;South Africa&lt;/dt&gt;</text:p>
      <text:p text:style-name="P496"><text:tab/><text:tab/><text:tab/><text:tab/>&lt;dd&gt; South Africa, officially the &lt;b&gt;&lt;font color="yellow"&gt;Republic of South Africa&lt;/font&gt;&lt;/b&gt;, is the southernmost sovereign state in Africa. South Africa is a multiethnic society encompassing a wide variety of cultures, languages, and religions.&lt;/dd&gt;</text:p>
      <text:p text:style-name="P497"><text:tab/><text:tab/><text:tab/><text:tab/>&lt;br&gt;</text:p>
      <text:p text:style-name="P498"><text:tab/><text:tab/><text:tab/>&lt;dt&gt;Marocco&lt;/dt&gt;</text:p>
      <text:p text:style-name="P499"><text:tab/><text:tab/><text:tab/><text:tab/>&lt;dd&gt;<text:s/>Description Marocco &lt;/dd&gt;</text:p>
      <text:p text:style-name="P500"><text:tab/><text:tab/><text:tab/><text:tab/>&lt;br&gt;</text:p>
      <text:p text:style-name="P501"><text:tab/><text:tab/><text:tab/>&lt;dt&gt;Mozambique&lt;/dt&gt;</text:p>
      <text:p text:style-name="P502"><text:tab/><text:tab/><text:tab/><text:tab/>&lt;dd&gt; Description Mozambique&lt;/dd&gt;</text:p>
      <text:p text:style-name="P503"><text:tab/><text:tab/><text:tab/><text:tab/>&lt;br&gt;</text:p>
      <text:p text:style-name="P504"><text:tab/><text:tab/><text:tab/>&lt;dt&gt;Tanzania&lt;/dt&gt;</text:p>
      <text:p text:style-name="P505"><text:tab/><text:tab/><text:tab/><text:tab/>&lt;dd&gt; Description Tanzania &lt;/dd&gt;</text:p>
      <text:p text:style-name="P506"><text:tab/><text:tab/><text:tab/><text:tab/>&lt;br&gt;</text:p>
      <text:p text:style-name="P507"><text:tab/><text:tab/><text:tab/>&lt;dt&gt;Kenya&lt;/dt&gt;</text:p>
      <text:soft-page-break/>
      <text:p text:style-name="P508"><text:tab/><text:tab/><text:tab/><text:tab/>&lt;dd&gt;<text:s/>Description Kenya &lt;/dd&gt;</text:p>
      <text:p text:style-name="P509"><text:span text:style-name="T510"><text:tab/></text:span><text:span text:style-name="T511"><text:tab/></text:span><text:span text:style-name="T512"><text:tab/></text:span><text:span text:style-name="T513"><text:tab/></text:span>&lt;br&gt;&lt;br&gt;</text:p>
      <text:p text:style-name="P514">&lt;/body&gt;</text:p>
      <text:p text:style-name="P515">&lt;/html&gt;</text:p>
      <text:p text:style-name="P516"/>
      <text:p text:style-name="P517"/>
      <text:list text:style-name="WW8Num3" text:continue-numbering="true">
        <text:list-item>
          <text:p text:style-name="P518"><text:span text:style-name="T519">CSS E SEUS CÓDIGOS</text:span></text:p>
        </text:list-item>
      </text:list>
      <text:p text:style-name="P520"/>
      <text:p text:style-name="P521">Para um melhor visual, foi preferível utilizar os códigos em CSS a fim de que o site tenha uma estrutura mais amigável ao público em geral. Tais códigos foram os seguintes:</text:p>
      <text:p text:style-name="P522"/>
      <text:p text:style-name="P523">&lt;style<text:s/>type="text/css"&gt;</text:p>
      <text:p text:style-name="P524"><text:tab/>a:link, a:visited {</text:p>
      <text:p text:style-name="P525"><text:tab/><text:tab/><text:span text:style-name="T526">text-decoration: none</text:span></text:p>
      <text:p text:style-name="P527"><text:tab/><text:tab/>}</text:p>
      <text:p text:style-name="P528"><text:tab/>a:hover {</text:p>
      <text:p text:style-name="P529"><text:tab/><text:tab/>text-decoration: underline;<text:s/></text:p>
      <text:p text:style-name="P530"><text:tab/><text:tab/>color: #f00</text:p>
      <text:p text:style-name="P531"><text:tab/><text:tab/>}</text:p>
      <text:p text:style-name="P532"><text:tab/>a:active {</text:p>
      <text:p text:style-name="P533"><text:tab/><text:tab/>text-decoration: none</text:p>
      <text:p text:style-name="P534"><text:tab/><text:tab/>}</text:p>
      <text:p text:style-name="P535"><text:tab/>nav a {</text:p>
      <text:p text:style-name="P536"><text:tab/><text:tab/>display: inline-block;</text:p>
      <text:p text:style-name="P537"><text:tab/><text:tab/>padding: 0.5em;</text:p>
      <text:p text:style-name="P538"><text:tab/><text:tab/>background-color: yellow;</text:p>
      <text:p text:style-name="P539"><text:tab/><text:tab/>color:<text:s/>black;</text:p>
      <text:p text:style-name="P540"><text:tab/><text:tab/>text-decoration: none;</text:p>
      <text:p text:style-name="P541"><text:span text:style-name="T542"><text:tab/></text:span><text:span text:style-name="T543"><text:tab/></text:span>border-radius: 1em;</text:p>
      <text:soft-page-break/>
      <text:p text:style-name="P544"><text:tab/><text:tab/>margin: .3em;</text:p>
      <text:p text:style-name="P545"><text:tab/><text:tab/><text:span text:style-name="T546">min-width: 15%;</text:span></text:p>
      <text:p text:style-name="P547"><text:tab/>}</text:p>
      <text:p text:style-name="P548"><text:tab/>nav a:hover{</text:p>
      <text:p text:style-name="P549"><text:tab/><text:tab/>background-color: yellow;</text:p>
      <text:p text:style-name="P550"><text:tab/><text:tab/>color: black;</text:p>
      <text:p text:style-name="P551"><text:tab/>}</text:p>
      <text:p text:style-name="P552"><text:tab/>title {</text:p>
      <text:p text:style-name="P553"><text:tab/><text:tab/>text-align: justify;</text:p>
      <text:p text:style-name="P554"><text:tab/><text:tab/>align-items: center;</text:p>
      <text:p text:style-name="P555"><text:tab/>}</text:p>
      <text:p text:style-name="P556"><text:tab/>body {</text:p>
      <text:p text:style-name="P557"><text:tab/><text:tab/>text-decoration: none;</text:p>
      <text:p text:style-name="P558"><text:tab/><text:tab/>background-size: 800px;</text:p>
      <text:p text:style-name="P559"><text:tab/><text:tab/>color: white;</text:p>
      <text:p text:style-name="P560"><text:tab/><text:tab/>width: 100%;</text:p>
      <text:p text:style-name="P561"><text:tab/><text:tab/>height: 100%;</text:p>
      <text:p text:style-name="P562"><text:tab/><text:tab/>text-align: center;</text:p>
      <text:p text:style-name="P563"><text:tab/><text:tab/>font-size: 12;</text:p>
      <text:p text:style-name="P564"/>
      <text:p text:style-name="P565"><text:tab/><text:tab/>background: url("http://s3.amazonaws.com/everystockphoto/fspid20/15/62/49/earth-night-lights-156249-o.jpg") no-repeat center center fixed;</text:p>
      <text:p text:style-name="P566"><text:tab/><text:tab/>background: url("http://s3.amazonaws.com/everystockphoto/fspid31/32/22/46/2/facebook-earth-globe-3222462-o.png")</text:p>
      <text:p text:style-name="P567"><text:tab/><text:tab/>background-size: cover;</text:p>
      <text:p text:style-name="P568"><text:tab/><text:tab/>-webkit-background-size: cover; /* SAFARI / CHROME */</text:p>
      <text:soft-page-break/>
      <text:p text:style-name="P569"><text:tab/><text:tab/><text:tab/>-moz-background-size: cover; /* FIREFOX */</text:p>
      <text:p text:style-name="P570"><text:tab/><text:tab/><text:tab/><text:tab/>-ms-background-size: cover; /* IE */</text:p>
      <text:p text:style-name="P571"><text:tab/><text:tab/><text:tab/><text:tab/><text:tab/>-o-background-size: cover; /* OPERA */</text:p>
      <text:p text:style-name="P572"><text:tab/>}</text:p>
      <text:p text:style-name="P573"><text:tab/>h1 {</text:p>
      <text:p text:style-name="P574"><text:tab/><text:tab/>text-align: center;</text:p>
      <text:p text:style-name="P575"><text:tab/>}</text:p>
      <text:p text:style-name="P576"><text:tab/>p{</text:p>
      <text:p text:style-name="P577"><text:tab/><text:tab/>color: white;</text:p>
      <text:p text:style-name="P578"><text:span text:style-name="T579"><text:tab/></text:span><text:span text:style-name="T580"><text:tab/></text:span>/* Poderia usar:;</text:p>
      <text:p text:style-name="P581"><text:tab/><text:tab/>color: #ff0000;*/</text:p>
      <text:p text:style-name="P582"><text:tab/><text:tab/>/* Poderia usar:;</text:p>
      <text:p text:style-name="P583"><text:tab/><text:tab/>color: rgb(255, 0, 0);*/</text:p>
      <text:p text:style-name="P584"><text:tab/>}</text:p>
      <text:p text:style-name="P585"/>
      <text:list text:style-name="WW8Num3" text:continue-numbering="true">
        <text:list-item>
          <text:p text:style-name="P586"><text:span text:style-name="T587">CONSIDERAÇÕES FINAIS</text:span></text:p>
        </text:list-item>
      </text:list>
      <text:p text:style-name="P588"/>
      <text:p text:style-name="P589">O presente projeto<text:s/>foi realizado nos softwares Sublime e testado no Google Chrome, bem como, para a descrição dos países foi utilizado o conteúdo disposto no site Wikipedia (<text:a xlink:href="https://pt.wikipedia.org/wiki/China" office:target-frame-name="_top" xlink:show="replace"><text:span text:style-name="Hyperlink">https://pt.wikipedia.org/wiki/China</text:span></text:a>) e também foram efetuadas diversas buscas na World Wide Web (Teia Mundial) e apostilas dedicadas sobre a matéria: HTM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, 'Palatino Linotype'" svg:font-family="Cambria, 'Palatino Linotype'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>
        <style:tab-stops>
          <style:tab-stop style:type="left" style:position="0.375in"/>
          <style:tab-stop style:type="left" style:position="4.3854in"/>
        </style:tab-stops>
      </style:paragraph-properties>
      <style:text-properties fo:color="#000000"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Contents1" style:display-name="Contents 1" style:family="paragraph" style:parent-style-name="Standard" style:next-style-name="Standard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ontents2" style:display-name="Contents 2" style:family="paragraph" style:parent-style-name="Standard" style:next-style-name="Standard">
      <style:paragraph-properties fo:margin-top="0.0833in" fo:margin-left="0.1666in">
        <style:tab-stops/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font-size="10pt" style:font-size-asian="10pt" style:font-size-complex="10pt"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font-size="10pt" style:font-size-asian="10pt" style:font-size-complex="10pt"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font-size="10pt" style:font-size-asian="10pt" style:font-size-complex="10pt"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font-size="10pt" style:font-size-asian="10pt" style:font-size-complex="10pt"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font-size="10pt" style:font-size-asian="10pt" style:font-size-complex="10pt"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font-size="10pt" style:font-size-asian="10pt" style:font-size-complex="10pt"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Estruturadodocumento" style:display-name="Estrutura do documento" style:family="paragraph" style:parent-style-name="Standard">
      <style:text-properties style:font-name="Tahoma" style:font-name-asian="Tahoma" style:font-name-complex="Tahoma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Corpodetexto3" style:display-name="Corpo de texto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FARGS_CORPODETEXTO" style:display-name="FARGS_CORPO DE TEXTO" style:family="paragraph" style:parent-style-name="Standard">
      <style:paragraph-properties fo:text-align="justify" fo:line-height="150%" fo:text-indent="0.4923in"/>
      <style:text-properties style:font-size-complex="10pt" fo:hyphenate="false"/>
    </style:style>
    <style:style style:name="FARGS_TITULO_NAONUMERADO" style:display-name="FARGS_TITULO_NAO NUMERADO" style:family="paragraph" style:parent-style-name="Standard">
      <style:paragraph-properties fo:text-align="center" fo:line-height="150%">
        <style:tab-stops>
          <style:tab-stop style:type="left" style:position="0.125in"/>
          <style:tab-stop style:type="left" style:position="0.375in"/>
        </style:tab-stops>
      </style:paragraph-properties>
      <style:text-properties fo:font-weight="bold" style:font-weight-asian="bold" style:font-size-complex="10pt" fo:hyphenate="false"/>
    </style:style>
    <style:style style:name="FARGS_TITULO_CENTRALIZADO" style:display-name="FARGS_TITULO_CENTRALIZADO" style:family="paragraph" style:parent-style-name="Standard">
      <style:paragraph-properties fo:text-align="center" fo:line-height="150%"/>
      <style:text-properties fo:font-weight="bold" style:font-weight-asian="bold" style:font-size-complex="14pt" fo:hyphenate="false"/>
    </style:style>
    <style:style style:name="FARGS_RESUMO" style:display-name="FARGS_RESUMO" style:family="paragraph" style:parent-style-name="FARGS_CORPODETEXTO">
      <style:paragraph-properties fo:line-height="100%" fo:text-indent="0in"/>
      <style:text-properties style:font-size-complex="12pt" fo:hyphenate="false"/>
    </style:style>
    <style:style style:name="Recuodecorpodetexto2" style:display-name="Recuo de corpo de texto 2" style:family="paragraph" style:parent-style-name="Standard">
      <style:paragraph-properties fo:margin-bottom="0.0833in" fo:line-height="200%" fo:margin-left="0.1965in">
        <style:tab-stops/>
      </style:paragraph-properties>
      <style:text-properties fo:hyphenate="false"/>
    </style:style>
    <style:style style:name="Endnote" style:display-name="Endnote" style:family="paragraph" style:parent-style-name="Standard"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extodenotaderodapé" style:display-name="Texto de nota de rodapé" style:family="paragraph" style:parent-style-name="Normal">
      <style:text-properties fo:font-size="10pt" style:font-size-asian="10pt" style:font-size-complex="9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UserIndexHeading" style:display-name="User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fo:font-weight="bold" style:font-weight-asian="bold"/>
    </style:style>
    <style:style style:name="WW8Num6z0" style:display-name="WW8Num6z0" style:family="text">
      <style:text-properties fo:color="#000000"/>
    </style:style>
    <style:style style:name="WW8Num7z0" style:display-name="WW8Num7z0" style:family="text"/>
    <style:style style:name="WW8Num8z0" style:display-name="WW8Num8z0" style:family="text"/>
    <style:style style:name="WW8Num9z0" style:display-name="WW8Num9z0" style:family="text">
      <style:text-properties fo:font-weight="bold" style:font-weight-asian="bold"/>
    </style:style>
    <style:style style:name="WW8Num10z0" style:display-name="WW8Num10z0" style:family="text"/>
    <style:style style:name="WW8Num11z0" style:display-name="WW8Num11z0" style:family="text"/>
    <style:style style:name="WW8Num12z0" style:display-name="WW8Num12z0" style:family="text"/>
    <style:style style:name="WW8Num13z0" style:display-name="WW8Num13z0" style:family="text"/>
    <style:style style:name="WW8Num13z1" style:display-name="WW8Num13z1" style:family="text"/>
    <style:style style:name="WW8Num13z2" style:display-name="WW8Num13z2" style:family="text"/>
    <style:style style:name="WW8Num13z3" style:display-name="WW8Num13z3" style:family="text"/>
    <style:style style:name="WW8Num13z4" style:display-name="WW8Num13z4" style:family="text"/>
    <style:style style:name="WW8Num13z5" style:display-name="WW8Num13z5" style:family="text"/>
    <style:style style:name="WW8Num13z6" style:display-name="WW8Num13z6" style:family="text"/>
    <style:style style:name="WW8Num13z7" style:display-name="WW8Num13z7" style:family="text"/>
    <style:style style:name="WW8Num13z8" style:display-name="WW8Num13z8" style:family="text"/>
    <style:style style:name="WW8Num14z0" style:display-name="WW8Num14z0" style:family="text"/>
    <style:style style:name="WW8Num14z1" style:display-name="WW8Num14z1" style:family="text"/>
    <style:style style:name="WW8Num14z2" style:display-name="WW8Num14z2" style:family="text"/>
    <style:style style:name="WW8Num14z3" style:display-name="WW8Num14z3" style:family="text"/>
    <style:style style:name="WW8Num14z4" style:display-name="WW8Num14z4" style:family="text"/>
    <style:style style:name="WW8Num14z5" style:display-name="WW8Num14z5" style:family="text"/>
    <style:style style:name="WW8Num14z6" style:display-name="WW8Num14z6" style:family="text"/>
    <style:style style:name="WW8Num14z7" style:display-name="WW8Num14z7" style:family="text"/>
    <style:style style:name="WW8Num14z8" style:display-name="WW8Num14z8" style:family="text"/>
    <style:style style:name="WW8Num15z0" style:display-name="WW8Num15z0" style:family="text"/>
    <style:style style:name="WW8Num16z0" style:display-name="WW8Num16z0" style:family="text"/>
    <style:style style:name="WW8Num17z0" style:display-name="WW8Num17z0" style:family="text"/>
    <style:style style:name="WW8Num18z0" style:display-name="WW8Num18z0" style:family="text">
      <style:text-properties fo:font-weight="bold" style:font-weight-asian="bold" style:font-style-complex="italic"/>
    </style:style>
    <style:style style:name="WW8Num19z0" style:display-name="WW8Num19z0" style:family="text"/>
    <style:style style:name="WW8Num20z0" style:display-name="WW8Num20z0" style:family="text">
      <style:text-properties fo:font-weight="bold" style:font-weight-asian="bold" style:font-weight-complex="bold"/>
    </style:style>
    <style:style style:name="WW8Num21z0" style:display-name="WW8Num21z0" style:family="text">
      <style:text-properties fo:font-size="12pt" style:font-size-asian="12pt" style:font-size-complex="12pt"/>
    </style:style>
    <style:style style:name="WW8Num21z1" style:display-name="WW8Num21z1" style:family="text"/>
    <style:style style:name="WW8Num22z0" style:display-name="WW8Num22z0" style:family="text"/>
    <style:style style:name="CharChar8" style:display-name="Char Char8" style:family="text" style:parent-style-name="Fonteparág.padrão">
      <style:text-properties style:font-name="Cambria, 'Palatino Linotype'" style:font-name-asian="Cambria, 'Palatino Linotype'" style:font-name-complex="Cambria, 'Palatino Linotype'" fo:font-weight="bold" style:font-weight-asian="bold" style:font-weight-complex="bold" style:letter-kerning="true" fo:font-size="16pt" style:font-size-asian="16pt" style:font-size-complex="16pt"/>
    </style:style>
    <style:style style:name="CharChar7" style:display-name="Char Char7" style:family="text" style:parent-style-name="Fonteparág.padrão">
      <style:text-properties style:font-name="Cambria, 'Palatino Linotype'" style:font-name-asian="Cambria, 'Palatino Linotype'" style:font-name-complex="Cambria, 'Palatino Linotype'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harChar6" style:display-name="Char Char6" style:family="text" style:parent-style-name="Fonteparág.padrão">
      <style:text-properties style:font-name="Cambria, 'Palatino Linotype'" style:font-name-asian="Cambria, 'Palatino Linotype'" style:font-name-complex="Cambria, 'Palatino Linotype'" fo:font-weight="bold" style:font-weight-asian="bold" style:font-weight-complex="bold" fo:font-size="13pt" style:font-size-asian="13pt" style:font-size-complex="13pt"/>
    </style:style>
    <style:style style:name="CharChar5" style:display-name="Char Char5" style:family="text" style:parent-style-name="Fonteparág.padrão">
      <style:text-properties fo:font-size="10pt" style:font-size-asian="10pt" style:font-size-complex="10pt"/>
    </style:style>
    <style:style style:name="FootnoteSymbol" style:display-name="Footnote Symbol" style:family="text" style:parent-style-name="Fonteparág.padrão">
      <style:text-properties style:text-position="super 66.6%"/>
    </style:style>
    <style:style style:name="CharChar4" style:display-name="Char Char4" style:family="text" style:parent-style-name="Fonteparág.padrão">
      <style:text-properties fo:font-size="12pt" style:font-size-asian="12pt" style:font-size-complex="12pt"/>
    </style:style>
    <style:style style:name="Númerodepágina" style:display-name="Número de página" style:family="text" style:parent-style-name="Fonteparág.padrão"/>
    <style:style style:name="CharChar3" style:display-name="Char Char3" style:family="text" style:parent-style-name="Fonteparág.padrão">
      <style:text-properties fo:font-size="1pt" style:font-size-asian="1pt" style:font-size-complex="1pt"/>
    </style:style>
    <style:style style:name="EstiloRef.denotaderodapéPreto" style:display-name="Estilo Ref. de nota de rodapé + Preto" style:family="text" style:parent-style-name="FootnoteSymbol">
      <style:text-properties fo:color="#000000" style:text-position="super 66.6%"/>
    </style:style>
    <style:style style:name="CharChar2" style:display-name="Char Char2" style:family="text" style:parent-style-name="Fonteparág.padrão">
      <style:text-properties fo:font-size="12pt" style:font-size-asian="12pt" style:font-size-complex="12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 style:parent-style-name="Fonteparág.padrão">
      <style:text-properties fo:font-weight="bold" style:font-weight-asian="bold" style:font-weight-complex="bold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CharChar1" style:display-name="Char Char1" style:family="text" style:parent-style-name="Fonteparág.padrão">
      <style:text-properties fo:font-size="12pt" style:font-size-asian="12pt" style:font-size-complex="12pt"/>
    </style:style>
    <style:style style:name="CharChar" style:display-name="Char Char" style:family="text" style:parent-style-name="Fonteparág.padrão">
      <style:text-properties fo:font-size="12pt" style:font-size-asian="12pt" style:font-size-complex="12pt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name" style:display-name="name" style:family="text" style:parent-style-name="Fonteparág.padrão"/>
    <style:style style:name="bio" style:display-name="bio" style:family="text" style:parent-style-name="Fonteparág.padrão"/>
    <style:style style:name="EndnoteSymbol" style:display-name="Endnote Symbol" style:family="text" style:parent-style-name="Fonteparág.padrão">
      <style:text-properties style:text-position="super 66.6%"/>
    </style:style>
    <style:style style:name="Char" style:display-name="Char" style:family="text" style:parent-style-name="Fonteparág.padrão">
      <style:text-properties fo:language="pt" fo:country="BR" style:language-complex="ar" style:country-complex="SA"/>
    </style:style>
    <style:style style:name="Footnoteanchor" style:display-name="Footnote anchor" style:family="text">
      <style:text-properties style:text-position="super 66.6%"/>
    </style:style>
    <style:style style:name="Ref.denotaderodapé" style:display-name="Ref. de nota de rodapé" style:family="text" style:parent-style-name="Fonteparág.padrão">
      <style:text-properties style:text-position="super 66.6%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anguage-complex="ar" style:country-complex="SA"/>
    </style:style>
    <style:style style:name="TextodenotaderodapéChar" style:display-name="Texto de nota de rodapé Char" style:family="text" style:parent-style-name="Fonteparág.padrão">
      <style:text-properties fo:font-size="10pt" style:font-size-asian="10pt" style:font-size-complex="9pt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Fonteparág.padrão"/>
    <style:style style:name="IndexLink" style:display-name="Index Link" style:family="text"/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CabeçalhoChar" style:display-name="Cabeçalho Char" style:family="text" style:parent-style-name="Fonteparág.padrão">
      <style:text-properties style:font-size-complex="10.5pt"/>
    </style:style>
    <style:style style:name="RodapéChar1" style:display-name="Rodapé Char1" style:family="text" style:parent-style-name="Fonteparág.padrão">
      <style:text-properties style:font-size-complex="10.5pt"/>
    </style:style>
    <style:style style:name="Textodebalão" style:display-name="Texto de balão" style:family="paragraph" style:parent-style-name="Normal">
      <style:text-properties style:font-name="Tahoma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fo:font-size="8pt" style:font-size-asian="8pt" style:font-size-complex="7pt"/>
    </style:style>
    <text:list-style style:name="WW8Num1" style:display-name="WW8Num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2.2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3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" style:display-name="WW8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font-weight="bold" style:font-weight-asian="bold"/>
    </style:style>
    <style:style style:name="WW_CharLFO5LVL2" style:family="text">
      <style:text-properties fo:font-weight="bold" style:font-weight-asian="bold"/>
    </style:style>
    <style:style style:name="WW_CharLFO5LVL3" style:family="text">
      <style:text-properties fo:font-weight="bold" style:font-weight-asian="bold"/>
    </style:style>
    <style:style style:name="WW_CharLFO5LVL4" style:family="text">
      <style:text-properties fo:font-weight="bold" style:font-weight-asian="bold"/>
    </style:style>
    <style:style style:name="WW_CharLFO5LVL5" style:family="text">
      <style:text-properties fo:font-weight="bold" style:font-weight-asian="bold"/>
    </style:style>
    <style:style style:name="WW_CharLFO5LVL6" style:family="text">
      <style:text-properties fo:font-weight="bold" style:font-weight-asian="bold"/>
    </style:style>
    <style:style style:name="WW_CharLFO5LVL7" style:family="text">
      <style:text-properties fo:font-weight="bold" style:font-weight-asian="bold"/>
    </style:style>
    <style:style style:name="WW_CharLFO5LVL8" style:family="text">
      <style:text-properties fo:font-weight="bold" style:font-weight-asian="bold"/>
    </style:style>
    <style:style style:name="WW_CharLFO5LVL9" style:family="text">
      <style:text-properties fo:font-weight="bold" style:font-weight-asian="bold"/>
    </style:style>
    <text:list-style style:name="WW8Num5" style:display-name="WW8Num5">
      <text:list-level-style-number text:level="1" text:style-name="WW_CharLFO5LVL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5LVL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5LVL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5LVL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5LVL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5LVL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5LVL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5LVL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5LVL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color="#000000"/>
    </style:style>
    <style:style style:name="WW_CharLFO6LVL2" style:family="text">
      <style:text-properties fo:color="#000000"/>
    </style:style>
    <style:style style:name="WW_CharLFO6LVL3" style:family="text">
      <style:text-properties fo:color="#000000"/>
    </style:style>
    <style:style style:name="WW_CharLFO6LVL4" style:family="text">
      <style:text-properties fo:color="#000000"/>
    </style:style>
    <style:style style:name="WW_CharLFO6LVL5" style:family="text">
      <style:text-properties fo:color="#000000"/>
    </style:style>
    <style:style style:name="WW_CharLFO6LVL6" style:family="text">
      <style:text-properties fo:color="#000000"/>
    </style:style>
    <style:style style:name="WW_CharLFO6LVL7" style:family="text">
      <style:text-properties fo:color="#000000"/>
    </style:style>
    <style:style style:name="WW_CharLFO6LVL8" style:family="text">
      <style:text-properties fo:color="#000000"/>
    </style:style>
    <style:style style:name="WW_CharLFO6LVL9" style:family="text">
      <style:text-properties fo:color="#000000"/>
    </style:style>
    <text:list-style style:name="WW8Num6" style:display-name="WW8Num6">
      <text:list-level-style-number text:level="1" text:style-name="WW_CharLFO6LVL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6LVL2" style:num-suffix="." style:num-format="1" text:display-levels="2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6LVL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6LVL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6LVL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6LVL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6LVL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6LVL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6LVL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7" style:display-name="WW8Num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1.3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8" style:display-name="WW8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fo:font-weight="bold" style:font-weight-asian="bold"/>
    </style:style>
    <style:style style:name="WW_CharLFO9LVL2" style:family="text">
      <style:text-properties fo:font-weight="bold" style:font-weight-asian="bold"/>
    </style:style>
    <style:style style:name="WW_CharLFO9LVL3" style:family="text">
      <style:text-properties fo:font-weight="bold" style:font-weight-asian="bold"/>
    </style:style>
    <style:style style:name="WW_CharLFO9LVL4" style:family="text">
      <style:text-properties fo:font-weight="bold" style:font-weight-asian="bold"/>
    </style:style>
    <style:style style:name="WW_CharLFO9LVL5" style:family="text">
      <style:text-properties fo:font-weight="bold" style:font-weight-asian="bold"/>
    </style:style>
    <style:style style:name="WW_CharLFO9LVL6" style:family="text">
      <style:text-properties fo:font-weight="bold" style:font-weight-asian="bold"/>
    </style:style>
    <style:style style:name="WW_CharLFO9LVL7" style:family="text">
      <style:text-properties fo:font-weight="bold" style:font-weight-asian="bold"/>
    </style:style>
    <style:style style:name="WW_CharLFO9LVL8" style:family="text">
      <style:text-properties fo:font-weight="bold" style:font-weight-asian="bold"/>
    </style:style>
    <style:style style:name="WW_CharLFO9LVL9" style:family="text">
      <style:text-properties fo:font-weight="bold" style:font-weight-asian="bold"/>
    </style:style>
    <text:list-style style:name="WW8Num9" style:display-name="WW8Num9">
      <text:list-level-style-number text:level="1" text:style-name="WW_CharLFO9LVL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9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9LVL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9LVL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9LVL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9LVL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9LVL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9LVL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0" style:display-name="WW8Num1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2.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1" style:display-name="WW8Num1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2.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5" style:display-name="WW8Num1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6" style:display-name="WW8Num1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7" style:display-name="WW8Num1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8LVL1" style:family="text">
      <style:text-properties fo:font-weight="bold" style:font-weight-asian="bold" style:font-style-complex="italic"/>
    </style:style>
    <style:style style:name="WW_CharLFO18LVL2" style:family="text">
      <style:text-properties fo:font-weight="bold" style:font-weight-asian="bold" style:font-style-complex="italic"/>
    </style:style>
    <style:style style:name="WW_CharLFO18LVL3" style:family="text">
      <style:text-properties fo:font-weight="bold" style:font-weight-asian="bold" style:font-style-complex="italic"/>
    </style:style>
    <style:style style:name="WW_CharLFO18LVL4" style:family="text">
      <style:text-properties fo:font-weight="bold" style:font-weight-asian="bold" style:font-style-complex="italic"/>
    </style:style>
    <style:style style:name="WW_CharLFO18LVL5" style:family="text">
      <style:text-properties fo:font-weight="bold" style:font-weight-asian="bold" style:font-style-complex="italic"/>
    </style:style>
    <style:style style:name="WW_CharLFO18LVL6" style:family="text">
      <style:text-properties fo:font-weight="bold" style:font-weight-asian="bold" style:font-style-complex="italic"/>
    </style:style>
    <style:style style:name="WW_CharLFO18LVL7" style:family="text">
      <style:text-properties fo:font-weight="bold" style:font-weight-asian="bold" style:font-style-complex="italic"/>
    </style:style>
    <style:style style:name="WW_CharLFO18LVL8" style:family="text">
      <style:text-properties fo:font-weight="bold" style:font-weight-asian="bold" style:font-style-complex="italic"/>
    </style:style>
    <style:style style:name="WW_CharLFO18LVL9" style:family="text">
      <style:text-properties fo:font-weight="bold" style:font-weight-asian="bold" style:font-style-complex="italic"/>
    </style:style>
    <text:list-style style:name="WW8Num18" style:display-name="WW8Num18">
      <text:list-level-style-number text:level="1" text:style-name="WW_CharLFO18LVL1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8LVL2" style:num-format="1" text:display-levels="2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8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8LVL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8LVL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8LVL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8LVL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8LVL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8LVL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9" style:display-name="WW8Num19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0LVL1" style:family="text">
      <style:text-properties fo:font-weight="bold" style:font-weight-asian="bold" style:font-weight-complex="bold"/>
    </style:style>
    <style:style style:name="WW_CharLFO20LVL2" style:family="text">
      <style:text-properties fo:font-weight="bold" style:font-weight-asian="bold" style:font-weight-complex="bold"/>
    </style:style>
    <style:style style:name="WW_CharLFO20LVL3" style:family="text">
      <style:text-properties fo:font-weight="bold" style:font-weight-asian="bold" style:font-weight-complex="bold"/>
    </style:style>
    <style:style style:name="WW_CharLFO20LVL4" style:family="text">
      <style:text-properties fo:font-weight="bold" style:font-weight-asian="bold" style:font-weight-complex="bold"/>
    </style:style>
    <style:style style:name="WW_CharLFO20LVL5" style:family="text">
      <style:text-properties fo:font-weight="bold" style:font-weight-asian="bold" style:font-weight-complex="bold"/>
    </style:style>
    <style:style style:name="WW_CharLFO20LVL6" style:family="text">
      <style:text-properties fo:font-weight="bold" style:font-weight-asian="bold" style:font-weight-complex="bold"/>
    </style:style>
    <style:style style:name="WW_CharLFO20LVL7" style:family="text">
      <style:text-properties fo:font-weight="bold" style:font-weight-asian="bold" style:font-weight-complex="bold"/>
    </style:style>
    <style:style style:name="WW_CharLFO20LVL8" style:family="text">
      <style:text-properties fo:font-weight="bold" style:font-weight-asian="bold" style:font-weight-complex="bold"/>
    </style:style>
    <style:style style:name="WW_CharLFO20LVL9" style:family="text">
      <style:text-properties fo:font-weight="bold" style:font-weight-asian="bold" style:font-weight-complex="bold"/>
    </style:style>
    <text:list-style style:name="WW8Num20" style:display-name="WW8Num20">
      <text:list-level-style-number text:level="1" text:style-name="WW_CharLFO20LVL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0LVL2" style:num-prefix="2.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0LVL3" style:num-prefix="2.2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0LVL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0LVL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0LVL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0LVL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0LVL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0LVL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1LVL1" style:family="text">
      <style:text-properties fo:font-size="12pt" style:font-size-asian="12pt" style:font-size-complex="12pt"/>
    </style:style>
    <text:list-style style:name="WW8Num21" style:display-name="WW8Num21">
      <text:list-level-style-number text:level="1" text:style-name="WW_CharLFO21LVL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3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2" style:display-name="WW8Num2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2.1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7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I">
        <style:list-level-properties fo:text-align="end"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3437in" text:min-label-width="0.125in" text:list-level-position-and-space-mode="label-alignment">
          <style:list-level-label-alignment text:label-followed-by="listtab" fo:margin-left="3.4687in" fo:text-indent="-0.125in"/>
        </style:list-level-properties>
      </text:list-level-style-number>
      <text:list-level-style-number text:level="4" style:num-suffix="." style:num-format="1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4.2187in" text:min-label-width="0.25in" text:list-level-position-and-space-mode="label-alignment">
          <style:list-level-label-alignment text:label-followed-by="listtab" fo:margin-left="4.4687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8437in" text:min-label-width="0.125in" text:list-level-position-and-space-mode="label-alignment">
          <style:list-level-label-alignment text:label-followed-by="listtab" fo:margin-left="4.9687in" fo:text-indent="-0.125in"/>
        </style:list-level-properties>
      </text:list-level-style-number>
      <text:list-level-style-number text:level="7" style:num-suffix="." style:num-format="1">
        <style:list-level-properties text:space-before="5.2187in" text:min-label-width="0.25in" text:list-level-position-and-space-mode="label-alignment">
          <style:list-level-label-alignment text:label-followed-by="listtab" fo:margin-left="5.468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7187in" text:min-label-width="0.25in" text:list-level-position-and-space-mode="label-alignment">
          <style:list-level-label-alignment text:label-followed-by="listtab" fo:margin-left="5.9687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3437in" text:min-label-width="0.125in" text:list-level-position-and-space-mode="label-alignment">
          <style:list-level-label-alignment text:label-followed-by="listtab" fo:margin-left="6.4687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18in"/>
      </style:header-style>
      <style:footer-style>
        <style:header-footer-properties style:dynamic-spacing="true" fo:min-height="-0.0076in"/>
      </style:footer-style>
    </style:page-layout>
    <style:style style:name="P2" style:parent-style-name="Cabeçalho" style:family="paragraph">
      <style:paragraph-properties fo:margin-right="0.25in"/>
    </style:style>
    <style:style style:name="T3" style:parent-style-name="Fonteparág.padrão" style:family="text">
      <style:text-properties style:language-asian="pt" style:country-asian="BR" style:language-complex="ar" style:country-complex="SA"/>
    </style:style>
    <style:page-layout style:name="PL1">
      <style:page-layout-properties fo:page-width="8.268in" fo:page-height="11.693in" style:print-orientation="portrait" fo:margin-top="0.7875in" fo:margin-left="1.225in" fo:margin-bottom="0.7875in" fo:margin-right="0.7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0388in"/>
      </style:footer-style>
    </style:page-layout>
    <style:style style:name="P77" style:parent-style-name="Cabeçalho" style:family="paragraph">
      <style:paragraph-properties fo:text-align="end"/>
    </style:style>
    <style:style style:name="P78" style:parent-style-name="Título4" style:family="paragraph">
      <style:paragraph-properties fo:text-align="center" fo:margin-top="0in" fo:margin-bottom="0in"/>
    </style:style>
    <style:style style:name="T79" style:parent-style-name="Fonteparág.padrão" style:family="text">
      <style:text-properties style:language-asian="pt" style:country-asian="BR"/>
    </style:style>
    <style:page-layout style:name="PL2">
      <style:page-layout-properties fo:page-width="8.268in" fo:page-height="11.693in" style:print-orientation="portrait" fo:margin-top="0.7875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0388in"/>
      </style:footer-style>
    </style:page-layout>
    <style:style style:name="P93" style:parent-style-name="Cabeçalho" style:family="paragraph">
      <style:paragraph-properties fo:text-align="end" fo:margin-right="0.25in"/>
    </style:style>
    <style:style style:name="P94" style:parent-style-name="Rodapé" style:family="paragraph">
      <style:paragraph-properties fo:text-align="end"/>
    </style:style>
    <style:style style:name="P95" style:parent-style-name="Rodapé" style:family="paragraph">
      <style:paragraph-properties fo:text-align="end"/>
    </style:style>
    <style:style style:name="T96" style:parent-style-name="Fonteparág.padrão" style:family="text">
      <style:text-properties fo:font-weight="bold" style:font-weight-asian="bold" style:font-weight-complex="bold"/>
    </style:style>
    <style:style style:name="T97" style:parent-style-name="Fonteparág.padrão" style:family="text">
      <style:text-properties fo:font-weight="bold" style:font-weight-asian="bold" style:font-weight-complex="bold"/>
    </style:style>
    <style:style style:name="P98" style:parent-style-name="Rodapé" style:family="paragraph">
      <style:paragraph-properties fo:text-align="end"/>
      <style:text-properties fo:font-weight="bold" style:font-weight-asian="bold" style:font-weight-complex="bold"/>
    </style:style>
    <style:style style:name="P99" style:parent-style-name="Rodapé" style:family="paragraph">
      <style:paragraph-properties fo:text-align="center"/>
    </style:style>
    <style:style style:name="T100" style:parent-style-name="Fonteparág.padrão" style:family="text">
      <style:text-properties style:font-size-complex="12pt"/>
    </style:style>
    <style:style style:name="P101" style:parent-style-name="Standard" style:family="paragraph">
      <style:paragraph-properties fo:text-align="center"/>
    </style:style>
    <style:page-layout style:name="PL3">
      <style:page-layout-properties fo:page-width="8.5in" fo:page-height="11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113" style:parent-style-name="Cabeçalho" style:family="paragraph">
      <style:paragraph-properties fo:text-align="end" fo:margin-right="0.25in"/>
    </style:style>
    <style:style style:name="P114" style:parent-style-name="Rodapé" style:family="paragraph">
      <style:paragraph-properties fo:text-align="end"/>
    </style:style>
    <style:style style:name="P115" style:parent-style-name="Rodapé" style:family="paragraph">
      <style:paragraph-properties fo:text-align="end"/>
    </style:style>
    <style:style style:name="P116" style:parent-style-name="Rodapé" style:family="paragraph">
      <style:paragraph-properties fo:text-align="end"/>
    </style:style>
    <style:style style:name="T117" style:parent-style-name="Fonteparág.padrão" style:family="text">
      <style:text-properties fo:font-weight="bold" style:font-weight-asian="bold" style:font-weight-complex="bold"/>
    </style:style>
    <style:style style:name="T118" style:parent-style-name="Fonteparág.padrão" style:family="text">
      <style:text-properties fo:font-weight="bold" style:font-weight-asian="bold" style:font-weight-complex="bold"/>
    </style:style>
    <style:style style:name="P119" style:parent-style-name="Título4" style:family="paragraph">
      <style:paragraph-properties fo:text-align="center" fo:margin-top="0in" fo:margin-bottom="0in"/>
      <style:text-properties fo:font-weight="normal" style:font-weight-asian="normal" fo:font-size="12pt" style:font-size-asian="12pt" style:font-size-complex="12pt"/>
    </style:style>
    <style:style style:name="P120" style:parent-style-name="Standard" style:family="paragraph">
      <style:paragraph-properties fo:text-align="center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text:span text:style-name="T3"><draw:frame draw:z-index="251659264" draw:id="id0" draw:style-name="a0" draw:name="Quadro1" text:anchor-type="paragraph" svg:x="0in" svg:y="0.00069in" svg:width="0.01528in" svg:height="0.02153in" style:rel-width="scale" style:rel-height="scale"><draw:text-box><text:p text:style-name="Cabeçalho"><text:span text:style-name="Númerodepágina"><text:page-number text:fixed="false">2</text:page-number></text:span></text:p></draw:text-box><svg:title/><svg:desc/></draw:frame></text:span></text:p>
      </style:header>
    </style:master-page>
    <style:master-page style:name="MP1" style:page-layout-name="PL1">
      <style:header>
        <text:p text:style-name="P77"/>
      </style:header>
      <style:footer>
        <text:h text:style-name="P78" text:outline-level="4"><text:span text:style-name="T79"><draw:frame draw:z-index="251661312" draw:id="id1" draw:style-name="a1" draw:name="Quadro9" text:anchor-type="paragraph" svg:x="0in" svg:y="0.00069in" svg:width="0.01528in" svg:height="0.02153in" style:rel-width="scale" style:rel-height="scale"><draw:text-box><text:p text:style-name="Rodapé"/></draw:text-box><svg:title/><svg:desc/></draw:frame></text:span></text:h>
      </style:footer>
    </style:master-page>
    <style:master-page style:name="MP2" style:page-layout-name="PL2">
      <style:header>
        <text:p text:style-name="P93"/>
      </style:header>
      <style:footer>
        <text:p text:style-name="P94">__________________________________________________________________________</text:p>
        <text:p text:style-name="P95">Página<text:s/><text:span text:style-name="T96"><text:page-number text:fixed="false">4</text:page-number></text:span><text:s/>de<text:s/><text:span text:style-name="T97"><text:page-count>20</text:page-count></text:span></text:p>
        <text:p text:style-name="P98"/>
        <text:p text:style-name="P99"><text:span text:style-name="T100">Michele Menezes Luiz</text:span></text:p>
        <text:p text:style-name="P101">2016</text:p>
      </style:footer>
    </style:master-page>
    <style:master-page style:name="MP3" style:page-layout-name="PL3">
      <style:header>
        <text:p text:style-name="P113"/>
      </style:header>
      <style:footer>
        <text:p text:style-name="P114">_________________________________________________________________________</text:p>
        <text:p text:style-name="P115"/>
        <text:p text:style-name="P116">Página<text:s/><text:span text:style-name="T117"><text:page-number text:fixed="false">20</text:page-number></text:span><text:s/>de<text:s/><text:span text:style-name="T118"><text:page-count>20</text:page-count></text:span></text:p>
        <text:h text:style-name="P119" text:outline-level="4">Michele Menezes Luiz</text:h>
        <text:p text:style-name="P120">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CC - 2009.02</dc:title>
    <dc:subject>Atos Processuais no Processo Eletrônico</dc:subject>
    <meta:initial-creator>Michele Menezes</meta:initial-creator>
    <dc:creator>Michele Menezes Luiz</dc:creator>
    <meta:creation-date>2009-11-09T15:37:00Z</meta:creation-date>
    <dc:date>2016-04-25T18:28:00Z</dc:date>
    <meta:print-date>2016-04-25T18:28:00Z</meta:print-date>
    <meta:template xlink:href="Normal" xlink:type="simple"/>
    <meta:editing-cycles>62</meta:editing-cycles>
    <meta:editing-duration>PT41580S</meta:editing-duration>
    <meta:document-statistic meta:page-count="20" meta:paragraph-count="27" meta:word-count="2152" meta:character-count="13752" meta:row-count="96" meta:non-whitespace-character-count="11627"/>
  </office:meta>
</office:document-meta>
</file>